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0" style:family="table">
      <style:table-properties style:width="5.8861in" table:align="left"/>
    </style:style>
    <style:style style:name="Table10.A" style:family="table-column">
      <style:table-column-properties style:column-width="1.4125in"/>
    </style:style>
    <style:style style:name="Table10.B" style:family="table-column">
      <style:table-column-properties style:column-width="2.2604in"/>
    </style:style>
    <style:style style:name="Table10.C" style:family="table-column">
      <style:table-column-properties style:column-width="2.2132in"/>
    </style:style>
    <style:style style:name="Table10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084in"/>
    </style:style>
    <style:style style:name="Table25.B" style:family="table-column">
      <style:table-column-properties style:column-width="1.0736in"/>
    </style:style>
    <style:style style:name="Table25.C" style:family="table-column">
      <style:table-column-properties style:column-width="4.1681in"/>
    </style:style>
    <style:style style:name="Table25.D" style:family="table-column">
      <style:table-column-properties style:column-width="0.5993in"/>
    </style:style>
    <style:style style:name="Table25.A1" style:family="table-cell">
      <style:table-cell-properties style:vertical-align="middle" fo:padding="0.0194in" fo:border="none"/>
    </style:style>
    <style:style style:name="Table2" style:family="table">
      <style:table-properties style:width="5.7299in" table:align="left"/>
    </style:style>
    <style:style style:name="Table2.A" style:family="table-column">
      <style:table-column-properties style:column-width="0.991in"/>
    </style:style>
    <style:style style:name="Table2.B" style:family="table-column">
      <style:table-column-properties style:column-width="1.3556in"/>
    </style:style>
    <style:style style:name="Table2.C" style:family="table-column">
      <style:table-column-properties style:column-width="3.3833in"/>
    </style:style>
    <style:style style:name="Table2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7049in"/>
    </style:style>
    <style:style style:name="Table14.B" style:family="table-column">
      <style:table-column-properties style:column-width="2.5444in"/>
    </style:style>
    <style:style style:name="Table14.C" style:family="table-column">
      <style:table-column-properties style:column-width="2.6757in"/>
    </style:style>
    <style:style style:name="Table14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1.0757in"/>
    </style:style>
    <style:style style:name="Table13.B" style:family="table-column">
      <style:table-column-properties style:column-width="3.0507in"/>
    </style:style>
    <style:style style:name="Table13.C" style:family="table-column">
      <style:table-column-properties style:column-width="2.7986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4069in"/>
    </style:style>
    <style:style style:name="Table3.B" style:family="table-column">
      <style:table-column-properties style:column-width="3.0618in"/>
    </style:style>
    <style:style style:name="Table3.C" style:family="table-column">
      <style:table-column-properties style:column-width="2.4563in"/>
    </style:style>
    <style:style style:name="Table3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1.3694in"/>
    </style:style>
    <style:style style:name="Table12.B" style:family="table-column">
      <style:table-column-properties style:column-width="2.2708in"/>
    </style:style>
    <style:style style:name="Table12.C" style:family="table-column">
      <style:table-column-properties style:column-width="1.391in"/>
    </style:style>
    <style:style style:name="Table12.D" style:family="table-column">
      <style:table-column-properties style:column-width="1.8938in"/>
    </style:style>
    <style:style style:name="Table12.A1" style:family="table-cell">
      <style:table-cell-properties style:vertical-align="middle" fo:padding="0.0194in" fo:border="none"/>
    </style:style>
    <style:style style:name="Table15" style:family="table">
      <style:table-properties style:width="6.7694in" table:align="left"/>
    </style:style>
    <style:style style:name="Table15.A" style:family="table-column">
      <style:table-column-properties style:column-width="1.8549in"/>
    </style:style>
    <style:style style:name="Table15.B" style:family="table-column">
      <style:table-column-properties style:column-width="0.6285in"/>
    </style:style>
    <style:style style:name="Table15.C" style:family="table-column">
      <style:table-column-properties style:column-width="2.8736in"/>
    </style:style>
    <style:style style:name="Table15.D" style:family="table-column">
      <style:table-column-properties style:column-width="1.4125in"/>
    </style:style>
    <style:style style:name="Table15.A1" style:family="table-cell">
      <style:table-cell-properties style:vertical-align="middle" fo:padding="0.0194in" fo:border="none"/>
    </style:style>
    <style:style style:name="Table1" style:family="table">
      <style:table-properties style:width="2.6035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1.4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0e8fc"/>
    </style:style>
    <style:style style:name="P2" style:family="paragraph" style:parent-style-name="Text_20_body">
      <style:text-properties officeooo:paragraph-rsid="0010e8fc"/>
    </style:style>
    <style:style style:name="P3" style:family="paragraph" style:parent-style-name="Text_20_body">
      <style:text-properties fo:color="#000000" loext:opacity="100%" officeooo:paragraph-rsid="0010e8fc"/>
    </style:style>
    <style:style style:name="P4" style:family="paragraph" style:parent-style-name="Heading_20_3">
      <style:text-properties officeooo:paragraph-rsid="0010e8fc"/>
    </style:style>
    <style:style style:name="P5" style:family="paragraph" style:parent-style-name="Text_20_body" style:list-style-name="L1">
      <style:text-properties officeooo:paragraph-rsid="0010e8fc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0e8fc"/>
    </style:style>
    <style:style style:name="P7" style:family="paragraph" style:parent-style-name="Preformatted_20_Text">
      <style:paragraph-properties style:writing-mode="lr-tb"/>
      <style:text-properties fo:color="#000000" loext:opacity="100%" officeooo:paragraph-rsid="0010e8fc"/>
    </style:style>
    <style:style style:name="P8" style:family="paragraph" style:parent-style-name="Preformatted_20_Text">
      <style:paragraph-properties style:writing-mode="lr-tb"/>
      <style:text-properties officeooo:paragraph-rsid="0010e8fc"/>
    </style:style>
    <style:style style:name="P9" style:family="paragraph" style:parent-style-name="Preformatted_20_Text">
      <style:paragraph-properties fo:margin-top="0in" fo:margin-bottom="0.1965in" style:contextual-spacing="false" style:writing-mode="lr-tb"/>
      <style:text-properties officeooo:paragraph-rsid="0010e8fc"/>
    </style:style>
    <style:style style:name="P10" style:family="paragraph" style:parent-style-name="Table_20_Heading">
      <style:text-properties fo:color="#000000" loext:opacity="100%" officeooo:paragraph-rsid="0010e8fc"/>
    </style:style>
    <style:style style:name="P11" style:family="paragraph" style:parent-style-name="Table_20_Contents">
      <style:text-properties officeooo:paragraph-rsid="0010e8fc"/>
    </style:style>
    <style:style style:name="P12" style:family="paragraph" style:parent-style-name="Table_20_Contents">
      <style:text-properties fo:color="#000000" loext:opacity="100%" officeooo:paragraph-rsid="0010e8fc"/>
    </style:style>
    <style:style style:name="P13" style:family="paragraph" style:parent-style-name="Horizontal_20_Line">
      <style:text-properties fo:color="#000000" loext:opacity="100%" officeooo:paragraph-rsid="0010e8fc"/>
    </style:style>
    <style:style style:name="P14" style:family="paragraph" style:parent-style-name="Heading_20_2">
      <style:paragraph-properties fo:break-before="page"/>
      <style:text-properties fo:color="#000000" loext:opacity="100%" officeooo:paragraph-rsid="0010e8fc"/>
    </style:style>
    <style:style style:name="P15" style:family="paragraph" style:parent-style-name="Text_20_body" style:list-style-name="L2">
      <style:text-properties officeooo:paragraph-rsid="0010e8fc"/>
    </style:style>
    <style:style style:name="P16" style:family="paragraph" style:parent-style-name="Text_20_body" style:list-style-name="L2">
      <style:text-properties fo:color="#000000" loext:opacity="100%" officeooo:paragraph-rsid="0010e8fc"/>
    </style:style>
    <style:style style:name="P17" style:family="paragraph" style:parent-style-name="Text_20_body" style:list-style-name="L3">
      <style:text-properties officeooo:paragraph-rsid="0010e8fc"/>
    </style:style>
    <style:style style:name="P18" style:family="paragraph" style:parent-style-name="Standard">
      <style:paragraph-properties fo:break-before="page"/>
      <style:text-properties fo:color="#000000" loext:opacity="100%" officeooo:paragraph-rsid="0010e8fc"/>
    </style:style>
    <style:style style:name="P19" style:family="paragraph" style:parent-style-name="Text_20_body" style:list-style-name="L4">
      <style:text-properties officeooo:paragraph-rsid="0010e8fc"/>
    </style:style>
    <style:style style:name="P20" style:family="paragraph" style:parent-style-name="Text_20_body" style:list-style-name="L4">
      <style:text-properties fo:color="#000000" loext:opacity="100%" officeooo:paragraph-rsid="0010e8fc"/>
    </style:style>
    <style:style style:name="P21" style:family="paragraph" style:parent-style-name="Heading_20_2">
      <style:text-properties fo:color="#000000" loext:opacity="100%" officeooo:paragraph-rsid="0010e8fc"/>
    </style:style>
    <style:style style:name="P22" style:family="paragraph" style:parent-style-name="Text_20_body" style:list-style-name="L5">
      <style:text-properties officeooo:paragraph-rsid="0010e8fc"/>
    </style:style>
    <style:style style:name="P23" style:family="paragraph" style:parent-style-name="Text_20_body" style:list-style-name="L5">
      <style:text-properties fo:color="#000000" loext:opacity="100%" officeooo:paragraph-rsid="0010e8fc"/>
    </style:style>
    <style:style style:name="P24" style:family="paragraph" style:parent-style-name="Preformatted_20_Text" style:list-style-name="L5">
      <style:paragraph-properties fo:margin-left="0in" fo:margin-right="0in" fo:text-indent="0in" style:auto-text-indent="false" style:writing-mode="lr-tb"/>
      <style:text-properties officeooo:paragraph-rsid="0010e8fc"/>
    </style:style>
    <style:style style:name="P25" style:family="paragraph" style:parent-style-name="Preformatted_20_Text" style:list-style-name="L5">
      <style:paragraph-properties fo:margin-top="0in" fo:margin-bottom="0.1965in" style:contextual-spacing="false" style:writing-mode="lr-tb"/>
      <style:text-properties officeooo:paragraph-rsid="0010e8fc"/>
    </style:style>
    <style:style style:name="P26" style:family="paragraph" style:parent-style-name="Heading_20_3">
      <style:text-properties fo:color="#000000" loext:opacity="100%" officeooo:paragraph-rsid="0010e8fc"/>
    </style:style>
    <style:style style:name="P27" style:family="paragraph" style:parent-style-name="Text_20_body" style:list-style-name="L6">
      <style:text-properties officeooo:paragraph-rsid="0010e8fc"/>
    </style:style>
    <style:style style:name="P28" style:family="paragraph" style:parent-style-name="Text_20_body" style:list-style-name="L6">
      <style:text-properties fo:color="#000000" loext:opacity="100%" officeooo:paragraph-rsid="0010e8fc"/>
    </style:style>
    <style:style style:name="P29" style:family="paragraph" style:parent-style-name="Standard">
      <style:text-properties fo:color="#000000" loext:opacity="100%" officeooo:paragraph-rsid="0010e8fc"/>
    </style:style>
    <style:style style:name="P30" style:family="paragraph" style:parent-style-name="Text_20_body" style:list-style-name="L7">
      <style:text-properties officeooo:paragraph-rsid="0010e8fc"/>
    </style:style>
    <style:style style:name="P31" style:family="paragraph" style:parent-style-name="Text_20_body" style:list-style-name="L7">
      <style:text-properties fo:color="#000000" loext:opacity="100%" officeooo:paragraph-rsid="0010e8fc"/>
    </style:style>
    <style:style style:name="P32" style:family="paragraph" style:parent-style-name="Heading_20_2">
      <style:text-properties officeooo:paragraph-rsid="0010e8fc"/>
    </style:style>
    <style:style style:name="P33" style:family="paragraph" style:parent-style-name="Text_20_body" style:list-style-name="L8">
      <style:text-properties officeooo:paragraph-rsid="0010e8fc"/>
    </style:style>
    <style:style style:name="P34" style:family="paragraph" style:parent-style-name="Text_20_body" style:list-style-name="L8">
      <style:text-properties fo:color="#000000" loext:opacity="100%" officeooo:paragraph-rsid="0010e8fc"/>
    </style:style>
    <style:style style:name="P35" style:family="paragraph" style:parent-style-name="Text_20_body" style:list-style-name="L9">
      <style:text-properties officeooo:paragraph-rsid="0010e8fc"/>
    </style:style>
    <style:style style:name="P36" style:family="paragraph" style:parent-style-name="Text_20_body" style:list-style-name="L9">
      <style:text-properties fo:color="#000000" loext:opacity="100%" officeooo:paragraph-rsid="0010e8fc"/>
    </style:style>
    <style:style style:name="P37" style:family="paragraph" style:parent-style-name="Text_20_body" style:list-style-name="L10">
      <style:text-properties officeooo:paragraph-rsid="0010e8fc"/>
    </style:style>
    <style:style style:name="P38" style:family="paragraph" style:parent-style-name="Text_20_body" style:list-style-name="L10">
      <style:text-properties fo:color="#000000" loext:opacity="100%" officeooo:paragraph-rsid="0010e8fc"/>
    </style:style>
    <style:style style:name="P39" style:family="paragraph" style:parent-style-name="Text_20_body" style:list-style-name="L11">
      <style:text-properties officeooo:paragraph-rsid="0010e8fc"/>
    </style:style>
    <style:style style:name="P40" style:family="paragraph" style:parent-style-name="Text_20_body" style:list-style-name="L11">
      <style:text-properties fo:color="#000000" loext:opacity="100%" officeooo:paragraph-rsid="0010e8fc"/>
    </style:style>
    <style:style style:name="P41" style:family="paragraph" style:parent-style-name="Text_20_body" style:list-style-name="L12">
      <style:text-properties officeooo:paragraph-rsid="0010e8fc"/>
    </style:style>
    <style:style style:name="P42" style:family="paragraph" style:parent-style-name="Text_20_body" style:list-style-name="L12">
      <style:text-properties fo:color="#000000" loext:opacity="100%" officeooo:paragraph-rsid="0010e8fc"/>
    </style:style>
    <style:style style:name="P43" style:family="paragraph" style:parent-style-name="Text_20_body" style:list-style-name="L13">
      <style:text-properties officeooo:paragraph-rsid="0010e8fc"/>
    </style:style>
    <style:style style:name="P44" style:family="paragraph" style:parent-style-name="Text_20_body" style:list-style-name="L14">
      <style:text-properties officeooo:paragraph-rsid="0010e8fc"/>
    </style:style>
    <style:style style:name="P45" style:family="paragraph" style:parent-style-name="Text_20_body" style:list-style-name="L15">
      <style:text-properties fo:color="#000000" loext:opacity="100%" officeooo:paragraph-rsid="0010e8fc"/>
    </style:style>
    <style:style style:name="P46" style:family="paragraph" style:parent-style-name="Text_20_body" style:list-style-name="L15">
      <style:text-properties officeooo:paragraph-rsid="0010e8fc"/>
    </style:style>
    <style:style style:name="P47" style:family="paragraph" style:parent-style-name="Text_20_body">
      <style:paragraph-properties fo:break-before="page"/>
      <style:text-properties officeooo:paragraph-rsid="0010e8fc"/>
    </style:style>
    <style:style style:name="P48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paragraph-rsid="0010e8fc"/>
    </style:style>
    <style:style style:name="P49" style:family="paragraph" style:parent-style-name="Heading_20_3">
      <style:paragraph-properties fo:margin-top="0in" fo:margin-bottom="0.0972in" style:contextual-spacing="false" fo:line-height="115%"/>
      <style:text-properties officeooo:paragraph-rsid="0010e8fc"/>
    </style:style>
    <style:style style:name="P50" style:family="paragraph" style:parent-style-name="Text_20_body" style:list-style-name="L16">
      <style:text-properties officeooo:paragraph-rsid="0010e8fc"/>
    </style:style>
    <style:style style:name="P51" style:family="paragraph" style:parent-style-name="Text_20_body" style:list-style-name="L17">
      <style:text-properties officeooo:paragraph-rsid="0010e8fc"/>
    </style:style>
    <style:style style:name="P52" style:family="paragraph" style:parent-style-name="Preformatted_20_Text" style:list-style-name="L17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53" style:family="paragraph" style:parent-style-name="Preformatted_20_Text" style:list-style-name="L17">
      <style:paragraph-properties fo:margin-top="0in" fo:margin-bottom="0.0972in" style:contextual-spacing="false" fo:line-height="115%" style:writing-mode="lr-tb"/>
      <style:text-properties officeooo:paragraph-rsid="0010e8fc"/>
    </style:style>
    <style:style style:name="P54" style:family="paragraph" style:parent-style-name="Text_20_body" style:list-style-name="L17">
      <style:text-properties fo:color="#000000" loext:opacity="100%" officeooo:paragraph-rsid="0010e8fc"/>
    </style:style>
    <style:style style:name="P55" style:family="paragraph" style:parent-style-name="Text_20_body" style:list-style-name="L18">
      <style:text-properties officeooo:paragraph-rsid="0010e8fc"/>
    </style:style>
    <style:style style:name="P56" style:family="paragraph" style:parent-style-name="Text_20_body" style:list-style-name="L18">
      <style:text-properties fo:color="#000000" loext:opacity="100%" officeooo:paragraph-rsid="0010e8fc"/>
    </style:style>
    <style:style style:name="P57" style:family="paragraph" style:parent-style-name="Heading_20_4">
      <style:paragraph-properties fo:margin-top="0in" fo:margin-bottom="0.0972in" style:contextual-spacing="false" fo:line-height="115%"/>
      <style:text-properties officeooo:paragraph-rsid="0010e8fc"/>
    </style:style>
    <style:style style:name="P58" style:family="paragraph" style:parent-style-name="Text_20_body" style:list-style-name="L19">
      <style:text-properties officeooo:paragraph-rsid="0010e8fc"/>
    </style:style>
    <style:style style:name="P59" style:family="paragraph" style:parent-style-name="Text_20_body" style:list-style-name="L20">
      <style:text-properties officeooo:paragraph-rsid="0010e8fc"/>
    </style:style>
    <style:style style:name="P60" style:family="paragraph" style:parent-style-name="Text_20_body" style:list-style-name="L21">
      <style:text-properties officeooo:paragraph-rsid="0010e8fc"/>
    </style:style>
    <style:style style:name="P61" style:family="paragraph" style:parent-style-name="Standard">
      <style:paragraph-properties fo:margin-top="0in" fo:margin-bottom="0.1965in" style:contextual-spacing="false"/>
      <style:text-properties fo:color="#000000" loext:opacity="100%" officeooo:paragraph-rsid="0010e8fc"/>
    </style:style>
    <style:style style:name="P62" style:family="paragraph" style:parent-style-name="Text_20_body" style:list-style-name="L22">
      <style:text-properties fo:color="#000000" loext:opacity="100%" officeooo:paragraph-rsid="0010e8fc"/>
    </style:style>
    <style:style style:name="P6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64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paragraph-rsid="0010e8fc"/>
    </style:style>
    <style:style style:name="P65" style:family="paragraph" style:parent-style-name="Text_20_body" style:list-style-name="L23">
      <style:text-properties fo:color="#000000" loext:opacity="100%" officeooo:paragraph-rsid="0010e8fc"/>
    </style:style>
    <style:style style:name="P66" style:family="paragraph" style:parent-style-name="Text_20_body" style:list-style-name="L23">
      <style:text-properties officeooo:paragraph-rsid="0010e8fc"/>
    </style:style>
    <style:style style:name="P67" style:family="paragraph" style:parent-style-name="Text_20_body" style:list-style-name="L24">
      <style:text-properties officeooo:paragraph-rsid="0010e8fc"/>
    </style:style>
    <style:style style:name="P68" style:family="paragraph" style:parent-style-name="Text_20_body" style:list-style-name="L25">
      <style:text-properties fo:color="#000000" loext:opacity="100%" officeooo:paragraph-rsid="0010e8fc"/>
    </style:style>
    <style:style style:name="P69" style:family="paragraph" style:parent-style-name="Text_20_body" style:list-style-name="L25">
      <style:text-properties officeooo:paragraph-rsid="0010e8fc"/>
    </style:style>
    <style:style style:name="P70" style:family="paragraph" style:parent-style-name="Text_20_body" style:list-style-name="L26">
      <style:text-properties officeooo:paragraph-rsid="0010e8fc"/>
    </style:style>
    <style:style style:name="P71" style:family="paragraph" style:parent-style-name="Text_20_body" style:list-style-name="L27">
      <style:text-properties officeooo:paragraph-rsid="0010e8fc"/>
    </style:style>
    <style:style style:name="P72" style:family="paragraph" style:parent-style-name="Text_20_body" style:list-style-name="L28">
      <style:text-properties fo:color="#000000" loext:opacity="100%" officeooo:paragraph-rsid="0010e8fc"/>
    </style:style>
    <style:style style:name="P73" style:family="paragraph" style:parent-style-name="Text_20_body" style:list-style-name="L28">
      <style:text-properties officeooo:paragraph-rsid="0010e8fc"/>
    </style:style>
    <style:style style:name="P74" style:family="paragraph" style:parent-style-name="Text_20_body" style:list-style-name="L29">
      <style:text-properties fo:color="#000000" loext:opacity="100%" officeooo:paragraph-rsid="0010e8fc"/>
    </style:style>
    <style:style style:name="P75" style:family="paragraph" style:parent-style-name="Text_20_body" style:list-style-name="L30">
      <style:text-properties fo:color="#000000" loext:opacity="100%" officeooo:paragraph-rsid="0010e8fc"/>
    </style:style>
    <style:style style:name="P76" style:family="paragraph" style:parent-style-name="Text_20_body" style:list-style-name="L30">
      <style:text-properties officeooo:paragraph-rsid="0010e8fc"/>
    </style:style>
    <style:style style:name="P77" style:family="paragraph" style:parent-style-name="Text_20_body" style:list-style-name="L31">
      <style:text-properties fo:color="#000000" loext:opacity="100%" officeooo:paragraph-rsid="0010e8fc"/>
    </style:style>
    <style:style style:name="P78" style:family="paragraph" style:parent-style-name="Text_20_body" style:list-style-name="L31">
      <style:text-properties officeooo:paragraph-rsid="0010e8fc"/>
    </style:style>
    <style:style style:name="P79" style:family="paragraph" style:parent-style-name="Text_20_body" style:list-style-name="L32">
      <style:text-properties officeooo:paragraph-rsid="0010e8fc"/>
    </style:style>
    <style:style style:name="P80" style:family="paragraph" style:parent-style-name="Heading_20_3">
      <style:paragraph-properties fo:margin-top="0in" fo:margin-bottom="0.1965in" style:contextual-spacing="false"/>
      <style:text-properties officeooo:paragraph-rsid="0010e8fc"/>
    </style:style>
    <style:style style:name="P81" style:family="paragraph" style:parent-style-name="Text_20_body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2" style:family="paragraph" style:parent-style-name="Heading_20_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3" style:family="paragraph" style:parent-style-name="Text_20_body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4" style:family="paragraph" style:parent-style-name="Text_20_body" style:list-style-name="L33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5" style:family="paragraph" style:parent-style-name="Text_20_body" style:list-style-name="L3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0e8fc"/>
    </style:style>
    <style:style style:name="P87" style:family="paragraph" style:parent-style-name="Text_20_body" style:list-style-name="L35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8" style:family="paragraph" style:parent-style-name="Horizontal_20_Line"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9" style:family="paragraph" style:parent-style-name="Text_20_body" style:list-style-name="L36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0" style:family="paragraph" style:parent-style-name="Text_20_body" style:list-style-name="L37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1" style:family="paragraph" style:parent-style-name="Text_20_body" style:list-style-name="L38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2" style:family="paragraph" style:parent-style-name="Text_20_body" style:list-style-name="L39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3" style:family="paragraph" style:parent-style-name="Text_20_body" style:list-style-name="L40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4" style:family="paragraph" style:parent-style-name="Text_20_body" style:list-style-name="L41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5" style:family="paragraph" style:parent-style-name="Text_20_body" style:list-style-name="L41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6" style:family="paragraph" style:parent-style-name="Text_20_body" style:list-style-name="L42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7" style:family="paragraph" style:parent-style-name="Text_20_body" style:list-style-name="L42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8" style:family="paragraph" style:parent-style-name="Text_20_body" style:list-style-name="L43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9" style:family="paragraph" style:parent-style-name="Text_20_body" style:list-style-name="L4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0" style:family="paragraph" style:parent-style-name="Text_20_body" style:list-style-name="L45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1" style:family="paragraph" style:parent-style-name="Text_20_body" style:list-style-name="L45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2" style:family="paragraph" style:parent-style-name="Heading_20_3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3" style:family="paragraph" style:parent-style-name="Text_20_body" style:list-style-name="L46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4" style:family="paragraph" style:parent-style-name="Text_20_body" style:list-style-name="L47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5" style:family="paragraph" style:parent-style-name="Text_20_body" style:list-style-name="L48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6" style:family="paragraph" style:parent-style-name="Text_20_body" style:list-style-name="L48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7" style:family="paragraph" style:parent-style-name="Text_20_body" style:list-style-name="L49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8" style:family="paragraph" style:parent-style-name="Text_20_body" style:list-style-name="L50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9" style:family="paragraph" style:parent-style-name="Text_20_body" style:list-style-name="L51">
      <style:text-properties officeooo:paragraph-rsid="0010e8fc"/>
    </style:style>
    <style:style style:name="P110" style:family="paragraph" style:parent-style-name="Preformatted_20_Text" style:list-style-name="L51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111" style:family="paragraph" style:parent-style-name="Text_20_body" style:list-style-name="L52">
      <style:text-properties officeooo:paragraph-rsid="0010e8fc"/>
    </style:style>
    <style:style style:name="P112" style:family="paragraph" style:parent-style-name="Text_20_body" style:list-style-name="L52">
      <style:text-properties fo:color="#000000" loext:opacity="100%" officeooo:paragraph-rsid="0010e8fc"/>
    </style:style>
    <style:style style:name="P113" style:family="paragraph" style:parent-style-name="Text_20_body" style:list-style-name="L53">
      <style:text-properties fo:color="#000000" loext:opacity="100%" officeooo:paragraph-rsid="0010e8fc"/>
    </style:style>
    <style:style style:name="P114" style:family="paragraph" style:parent-style-name="Text_20_body" style:list-style-name="L54">
      <style:text-properties officeooo:paragraph-rsid="0010e8fc"/>
    </style:style>
    <style:style style:name="P115" style:family="paragraph" style:parent-style-name="Text_20_body" style:list-style-name="L54">
      <style:text-properties fo:color="#000000" loext:opacity="100%" officeooo:paragraph-rsid="0010e8fc"/>
    </style:style>
    <style:style style:name="P116" style:family="paragraph" style:parent-style-name="Text_20_body" style:list-style-name="L55">
      <style:text-properties officeooo:paragraph-rsid="0010e8fc"/>
    </style:style>
    <style:style style:name="P117" style:family="paragraph" style:parent-style-name="Text_20_body" style:list-style-name="L56">
      <style:text-properties fo:color="#000000" loext:opacity="100%" officeooo:paragraph-rsid="0010e8fc"/>
    </style:style>
    <style:style style:name="P118" style:family="paragraph" style:parent-style-name="Heading_20_3">
      <style:paragraph-properties fo:margin-top="0in" fo:margin-bottom="0.0972in" style:contextual-spacing="false" fo:line-height="115%"/>
      <style:text-properties fo:color="#000000" loext:opacity="100%" officeooo:paragraph-rsid="0010e8fc"/>
    </style:style>
    <style:style style:name="P119" style:family="paragraph" style:parent-style-name="Text_20_body" style:list-style-name="L57">
      <style:text-properties fo:color="#000000" loext:opacity="100%" officeooo:paragraph-rsid="0010e8fc"/>
    </style:style>
    <style:style style:name="P120" style:family="paragraph" style:parent-style-name="Text_20_body" style:list-style-name="L57">
      <style:text-properties officeooo:paragraph-rsid="0010e8fc"/>
    </style:style>
    <style:style style:name="P121" style:family="paragraph" style:parent-style-name="Text_20_body" style:list-style-name="L58">
      <style:text-properties officeooo:paragraph-rsid="0010e8fc"/>
    </style:style>
    <style:style style:name="P122" style:family="paragraph" style:parent-style-name="Text_20_body" style:list-style-name="L58">
      <style:text-properties fo:color="#000000" loext:opacity="100%" officeooo:paragraph-rsid="0010e8fc"/>
    </style:style>
    <style:style style:name="P123" style:family="paragraph" style:parent-style-name="Text_20_body" style:list-style-name="L59">
      <style:text-properties fo:color="#000000" loext:opacity="100%" officeooo:paragraph-rsid="0010e8fc"/>
    </style:style>
    <style:style style:name="P124" style:family="paragraph" style:parent-style-name="Text_20_body" style:list-style-name="L60">
      <style:text-properties fo:color="#000000" loext:opacity="100%" officeooo:paragraph-rsid="0010e8fc"/>
    </style:style>
    <style:style style:name="P125" style:family="paragraph" style:parent-style-name="Text_20_body" style:list-style-name="L61">
      <style:text-properties fo:color="#000000" loext:opacity="100%" officeooo:paragraph-rsid="0010e8fc"/>
    </style:style>
    <style:style style:name="P126" style:family="paragraph" style:parent-style-name="Text_20_body" style:list-style-name="L62">
      <style:text-properties officeooo:paragraph-rsid="0010e8fc"/>
    </style:style>
    <style:style style:name="P127" style:family="paragraph" style:parent-style-name="Text_20_body" style:list-style-name="L62">
      <style:text-properties fo:color="#000000" loext:opacity="100%" officeooo:paragraph-rsid="0010e8fc"/>
    </style:style>
    <style:style style:name="P128" style:family="paragraph" style:parent-style-name="Text_20_body" style:list-style-name="L63">
      <style:text-properties officeooo:paragraph-rsid="0010e8fc"/>
    </style:style>
    <style:style style:name="P129" style:family="paragraph" style:parent-style-name="Text_20_body" style:list-style-name="L64">
      <style:text-properties officeooo:paragraph-rsid="0010e8fc"/>
    </style:style>
    <style:style style:name="P130" style:family="paragraph" style:parent-style-name="Text_20_body" style:list-style-name="L65">
      <style:text-properties officeooo:paragraph-rsid="0010e8fc"/>
    </style:style>
    <style:style style:name="P131" style:family="paragraph" style:parent-style-name="Text_20_body" style:list-style-name="L66">
      <style:text-properties officeooo:paragraph-rsid="0010e8fc"/>
    </style:style>
    <style:style style:name="P132" style:family="paragraph" style:parent-style-name="Text_20_body" style:list-style-name="L67">
      <style:text-properties officeooo:paragraph-rsid="0010e8fc"/>
    </style:style>
    <style:style style:name="P133" style:family="paragraph" style:parent-style-name="Text_20_body" style:list-style-name="L68">
      <style:text-properties fo:color="#000000" loext:opacity="100%" officeooo:paragraph-rsid="0010e8fc"/>
    </style:style>
    <style:style style:name="P134" style:family="paragraph" style:parent-style-name="Text_20_body" style:list-style-name="L68">
      <style:text-properties officeooo:paragraph-rsid="0010e8fc"/>
    </style:style>
    <style:style style:name="P135" style:family="paragraph" style:parent-style-name="Text_20_body" style:list-style-name="L69">
      <style:text-properties fo:color="#000000" loext:opacity="100%" officeooo:paragraph-rsid="0010e8fc"/>
    </style:style>
    <style:style style:name="P136" style:family="paragraph" style:parent-style-name="Text_20_body">
      <style:paragraph-properties fo:break-before="page"/>
      <style:text-properties fo:color="#000000" loext:opacity="100%" officeooo:paragraph-rsid="0010e8fc"/>
    </style:style>
    <style:style style:name="P137" style:family="paragraph" style:parent-style-name="Text_20_body">
      <style:text-properties fo:color="#000000" loext:opacity="100%" officeooo:paragraph-rsid="0017cff4"/>
    </style:style>
    <style:style style:name="P138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rsid="0015ca4b" officeooo:paragraph-rsid="0010e8fc"/>
    </style:style>
    <style:style style:name="P139" style:family="paragraph" style:parent-style-name="Text_20_body">
      <style:paragraph-properties fo:margin-top="0in" fo:margin-bottom="0.0972in" style:contextual-spacing="false" fo:line-height="115%" fo:break-before="page"/>
      <style:text-properties fo:color="#000000" loext:opacity="100%" officeooo:rsid="0015ca4b" officeooo:paragraph-rsid="0010e8fc"/>
    </style:style>
    <style:style style:name="P140" style:family="paragraph" style:parent-style-name="Text_20_body">
      <style:text-properties fo:color="#000000" loext:opacity="100%" officeooo:rsid="0015ca4b"/>
    </style:style>
    <style:style style:name="P141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2" style:family="paragraph" style:parent-style-name="Heading_20_1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3" style:family="paragraph" style:parent-style-name="Heading_20_3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4" style:family="paragraph" style:parent-style-name="Text_20_body" style:list-style-name="L70">
      <style:text-properties fo:color="#000000" loext:opacity="100%" officeooo:rsid="0015ca4b"/>
    </style:style>
    <style:style style:name="P145" style:family="paragraph" style:parent-style-name="Text_20_body" style:list-style-name="L71">
      <style:text-properties fo:color="#000000" loext:opacity="100%" officeooo:rsid="0015ca4b"/>
    </style:style>
    <style:style style:name="P146" style:family="paragraph" style:parent-style-name="Text_20_body" style:list-style-name="L72">
      <style:text-properties fo:color="#000000" loext:opacity="100%" officeooo:rsid="0015ca4b"/>
    </style:style>
    <style:style style:name="P1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color="#000000" loext:opacity="100%" officeooo:rsid="0015ca4b"/>
    </style:style>
    <style:style style:name="P148" style:family="paragraph" style:parent-style-name="Preformatted_20_Text">
      <style:paragraph-properties fo:margin-top="0in" fo:margin-bottom="0.0972in" style:contextual-spacing="false" fo:line-height="115%" style:writing-mode="lr-tb"/>
      <style:text-properties fo:color="#000000" loext:opacity="100%" officeooo:rsid="0015ca4b"/>
    </style:style>
    <style:style style:name="P149" style:family="paragraph" style:parent-style-name="Text_20_body" style:list-style-name="L73">
      <style:text-properties fo:color="#000000" loext:opacity="100%" officeooo:rsid="0015ca4b"/>
    </style:style>
    <style:style style:name="P150" style:family="paragraph" style:parent-style-name="Quotations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51" style:family="paragraph" style:parent-style-name="Text_20_body" style:list-style-name="L74">
      <style:text-properties fo:color="#000000" loext:opacity="100%" officeooo:rsid="0015ca4b"/>
    </style:style>
    <style:style style:name="P152" style:family="paragraph" style:parent-style-name="Text_20_body">
      <style:paragraph-properties fo:margin-top="0in" fo:margin-bottom="0.0972in" style:contextual-spacing="false" fo:line-height="115%"/>
      <style:text-properties fo:color="#000000" loext:opacity="100%" officeooo:rsid="0015ca4b" officeooo:paragraph-rsid="0010e8fc"/>
    </style:style>
    <style:style style:name="P153" style:family="paragraph" style:parent-style-name="Text_20_body" style:list-style-name="L75">
      <style:text-properties fo:color="#000000" loext:opacity="100%" officeooo:rsid="0015ca4b"/>
    </style:style>
    <style:style style:name="P154" style:family="paragraph" style:parent-style-name="Heading_20_2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55" style:family="paragraph" style:parent-style-name="Text_20_body" style:list-style-name="L76">
      <style:text-properties fo:color="#000000" loext:opacity="100%" officeooo:rsid="0015ca4b"/>
    </style:style>
    <style:style style:name="P156" style:family="paragraph" style:parent-style-name="Text_20_body" style:list-style-name="L77">
      <style:text-properties fo:color="#000000" loext:opacity="100%" officeooo:rsid="0015ca4b"/>
    </style:style>
    <style:style style:name="P157" style:family="paragraph" style:parent-style-name="Text_20_body" style:list-style-name="L78">
      <style:text-properties fo:color="#000000" loext:opacity="100%" officeooo:rsid="0015ca4b"/>
    </style:style>
    <style:style style:name="P158" style:family="paragraph" style:parent-style-name="Text_20_body" style:list-style-name="L79">
      <style:text-properties fo:color="#000000" loext:opacity="100%" officeooo:rsid="0015ca4b"/>
    </style:style>
    <style:style style:name="P159" style:family="paragraph" style:parent-style-name="Text_20_body" style:list-style-name="L80">
      <style:text-properties fo:color="#000000" loext:opacity="100%" officeooo:rsid="0015ca4b"/>
    </style:style>
    <style:style style:name="P160" style:family="paragraph" style:parent-style-name="Text_20_body" style:list-style-name="L81">
      <style:text-properties fo:color="#000000" loext:opacity="100%" officeooo:rsid="0015ca4b"/>
    </style:style>
    <style:style style:name="P161" style:family="paragraph" style:parent-style-name="Text_20_body" style:list-style-name="L82">
      <style:text-properties fo:color="#000000" loext:opacity="100%" officeooo:rsid="0015ca4b"/>
    </style:style>
    <style:style style:name="P162" style:family="paragraph" style:parent-style-name="Heading_20_5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63" style:family="paragraph" style:parent-style-name="Heading_20_6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64" style:family="paragraph" style:parent-style-name="Text_20_body" style:list-style-name="L83">
      <style:text-properties fo:color="#000000" loext:opacity="100%" officeooo:rsid="0015ca4b"/>
    </style:style>
    <style:style style:name="P165" style:family="paragraph" style:parent-style-name="Text_20_body" style:list-style-name="L84">
      <style:text-properties fo:color="#000000" loext:opacity="100%" officeooo:rsid="0015ca4b"/>
    </style:style>
    <style:style style:name="P166" style:family="paragraph" style:parent-style-name="Text_20_body" style:list-style-name="L85">
      <style:text-properties fo:color="#000000" loext:opacity="100%" officeooo:rsid="0015ca4b"/>
    </style:style>
    <style:style style:name="P167" style:family="paragraph" style:parent-style-name="Text_20_body" style:list-style-name="L86">
      <style:text-properties fo:color="#000000" loext:opacity="100%" officeooo:rsid="0015ca4b"/>
    </style:style>
    <style:style style:name="P168" style:family="paragraph" style:parent-style-name="Text_20_body" style:list-style-name="L87">
      <style:text-properties fo:color="#000000" loext:opacity="100%" officeooo:rsid="0015ca4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3835e"/>
    </style:style>
    <style:style style:name="T3" style:family="text">
      <style:text-properties fo:color="#000000" loext:opacity="100%" fo:font-weight="normal" officeooo:rsid="0011ce29" style:font-weight-asian="normal" style:font-weight-complex="normal"/>
    </style:style>
    <style:style style:name="T4" style:family="text">
      <style:text-properties fo:color="#000000" loext:opacity="100%" officeooo:rsid="00127401"/>
    </style:style>
    <style:style style:name="T5" style:family="text">
      <style:text-properties fo:color="#000000" loext:opacity="100%" style:font-name="Liberation Mono" fo:font-size="10pt" style:font-name-asian="NSimSun" style:font-size-asian="10pt" style:font-name-complex="Liberation Mono" style:font-size-complex="10pt"/>
    </style:style>
    <style:style style:name="T6" style:family="text">
      <style:text-properties officeooo:rsid="001601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isplaying Graphs (Pie Charts, Line Charts, etc.)</text:span></text:span></text:p>
      <text:p text:style-name="P2"><text:span text:style-name="T1">Yes — </text:span><text:span text:style-name="Strong_20_Emphasis"><text:span text:style-name="T1">absolutely include charts in your UI</text:span></text:span><text:span text:style-name="T1">.<text:line-break/>They’re central to making your project visually impressive and “number-centric.”</text:span></text:p>
      <text:p text:style-name="P3">Here’s how:</text:p>
      <text:h text:style-name="P4" text:outline-level="3"><text:span text:style-name="Strong_20_Emphasis"><text:span text:style-name="T1">Tools</text:span></text:span></text:h>
      <text:p text:style-name="P2"><text:span text:style-name="T1">Since your client will be </text:span><text:span text:style-name="Strong_20_Emphasis"><text:span text:style-name="T1">ASP.NET Razor Pages</text:span></text:span><text:span text:style-name="T1">, the simplest, modern options are:</text:span></text:p>
      <text:list text:style-name="L1">
        <text:list-item>
          <text:p text:style-name="P5"><text:span text:style-name="Strong_20_Emphasis"><text:span text:style-name="T1">Chart.js</text:span></text:span><text:span text:style-name="T1"> (via a small JS bundle)</text:span></text:p>
        </text:list-item>
        <text:list-item>
          <text:p text:style-name="P5"><text:span text:style-name="T1">or </text:span><text:span text:style-name="Strong_20_Emphasis"><text:span text:style-name="T1">Plotly.js</text:span></text:span><text:span text:style-name="T1"> (for slightly more advanced visuals)</text:span></text:p>
        </text:list-item>
      </text:list>
      <text:p text:style-name="P3">You can easily embed them in your Razor Views. Example:</text:p>
      <text:p text:style-name="P6"><text:span text:style-name="Source_20_Text"><text:span text:style-name="T1">&lt;canvas id="allocationChart"&gt;&lt;/canvas&gt;</text:span></text:span></text:p>
      <text:p text:style-name="P7"/>
      <text:p text:style-name="P8"><text:span text:style-name="Source_20_Text"><text:span text:style-name="T1">&lt;script src="https://cdn.jsdelivr.net/npm/chart.js"&gt;&lt;/script&gt;</text:span></text:span></text:p>
      <text:p text:style-name="P8"><text:span text:style-name="Source_20_Text"><text:span text:style-name="T1">&lt;script&gt;</text:span></text:span></text:p>
      <text:p text:style-name="P8"><text:span text:style-name="Source_20_Text"><text:span text:style-name="T1">fetch('/analytics/user123') // through your API Gateway</text:span></text:span></text:p>
      <text:p text:style-name="P8"><text:span text:style-name="Source_20_Text"><text:span text:style-name="T1"><text:s text:c="2"/>.then(res =&gt; res.json())</text:span></text:span></text:p>
      <text:p text:style-name="P8"><text:span text:style-name="Source_20_Text"><text:span text:style-name="T1"><text:s text:c="2"/>.then(data =&gt; {</text:span></text:span></text:p>
      <text:p text:style-name="P8"><text:span text:style-name="Source_20_Text"><text:span text:style-name="T1"><text:s text:c="6"/>const ctx = document.getElementById('allocationChart');</text:span></text:span></text:p>
      <text:p text:style-name="P8"><text:span text:style-name="Source_20_Text"><text:span text:style-name="T1"><text:s text:c="6"/>new Chart(ctx, {</text:span></text:span></text:p>
      <text:p text:style-name="P8"><text:span text:style-name="Source_20_Text"><text:span text:style-name="T1"><text:s text:c="10"/>type: 'pie',</text:span></text:span></text:p>
      <text:p text:style-name="P8"><text:span text:style-name="Source_20_Text"><text:span text:style-name="T1"><text:s text:c="10"/>data: {</text:span></text:span></text:p>
      <text:p text:style-name="P8"><text:span text:style-name="Source_20_Text"><text:span text:style-name="T1"><text:s text:c="14"/>labels: data.assetContributions.map(a =&gt; a.symbol),</text:span></text:span></text:p>
      <text:p text:style-name="P8"><text:span text:style-name="Source_20_Text"><text:span text:style-name="T1"><text:s text:c="14"/>datasets: [{</text:span></text:span></text:p>
      <text:p text:style-name="P8"><text:span text:style-name="Source_20_Text"><text:span text:style-name="T1"><text:s text:c="18"/>data: data.assetContributions.map(a =&gt; a.weightPercent)</text:span></text:span></text:p>
      <text:p text:style-name="P8"><text:span text:style-name="Source_20_Text"><text:span text:style-name="T1"><text:s text:c="14"/>}]</text:span></text:span></text:p>
      <text:p text:style-name="P8"><text:span text:style-name="Source_20_Text"><text:span text:style-name="T1"><text:s text:c="10"/>}</text:span></text:span></text:p>
      <text:p text:style-name="P8"><text:span text:style-name="Source_20_Text"><text:span text:style-name="T1"><text:s text:c="6"/>});</text:span></text:span></text:p>
      <text:p text:style-name="P8"><text:span text:style-name="Source_20_Text"><text:span text:style-name="T1"><text:s text:c="2"/>});</text:span></text:span></text:p>
      <text:p text:style-name="P9"><text:span text:style-name="Source_20_Text"><text:span text:style-name="T1">&lt;/script&gt;</text:span></text:span></text:p>
      <text:h text:style-name="P4" text:outline-level="3"><text:span text:style-name="Strong_20_Emphasis"><text:span text:style-name="T1">What to Visualize</text:span>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0">Chart</text:p>
            </table:table-cell>
            <table:table-cell table:style-name="Table10.A1" office:value-type="string">
              <text:p text:style-name="P10">Data Sourc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1" office:value-type="string">
            <text:p text:style-name="P11"><text:span text:style-name="Strong_20_Emphasis"><text:span text:style-name="T1">Pie Chart</text:span></text:span></text:p>
          </table:table-cell>
          <table:table-cell table:style-name="Table10.A1" office:value-type="string">
            <text:p text:style-name="P12">Analytics API</text:p>
          </table:table-cell>
          <table:table-cell table:style-name="Table10.A1" office:value-type="string">
            <text:p text:style-name="P12">Portfolio allocation by asset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Line Chart</text:span></text:span></text:p>
          </table:table-cell>
          <table:table-cell table:style-name="Table10.A1" office:value-type="string">
            <text:p text:style-name="P12">Analytics API (history endpoint)</text:p>
          </table:table-cell>
          <table:table-cell table:style-name="Table10.A1" office:value-type="string">
            <text:p text:style-name="P12">Portfolio value over time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Bar Chart</text:span></text:span></text:p>
          </table:table-cell>
          <table:table-cell table:style-name="Table10.A1" office:value-type="string">
            <text:p text:style-name="P12">Analytics API</text:p>
          </table:table-cell>
          <table:table-cell table:style-name="Table10.A1" office:value-type="string">
            <text:p text:style-name="P12">Daily % change for top 5 assets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Notification Badge</text:span></text:span></text:p>
          </table:table-cell>
          <table:table-cell table:style-name="Table10.A1" office:value-type="string">
            <text:p text:style-name="P12">Notification API</text:p>
          </table:table-cell>
          <table:table-cell table:style-name="Table10.A1" office:value-type="string">
            <text:p text:style-name="P12">Count of unread alerts</text:p>
          </table:table-cell>
        </table:table-row>
      </table:table>
      <text:p text:style-name="P13"/>
      <text:h text:style-name="P14" text:outline-level="2">📊 Popular Charting Options for Razor Pages</text:h>
      <text:h text:style-name="P4" text:outline-level="3"><text:span text:style-name="Strong_20_Emphasis"><text:span text:style-name="T1">1️⃣ Chart.js (recommended)</text:span></text:span></text:h>
      <text:list text:style-name="L2">
        <text:list-item>
          <text:p text:style-name="P15"><text:span text:style-name="T1">Easy to set up with a simple </text:span><text:span text:style-name="Source_20_Text"><text:span text:style-name="T1">&lt;canvas&gt;</text:span></text:span><text:span text:style-name="T1"> element.</text:span></text:p>
        </text:list-item>
        <text:list-item>
          <text:p text:style-name="P16">Great for line, bar, and pie charts.</text:p>
        </text:list-item>
        <text:list-item>
          <text:p text:style-name="P16">100% free and well-documented.</text:p>
        </text:list-item>
      </text:list>
      <text:p text:style-name="P2"><text:span text:style-name="T1">✅ </text:span><text:span text:style-name="Strong_20_Emphasis"><text:span text:style-name="T1">Best choice for your prototype.</text:span></text:span></text:p>
      <text:p text:style-name="P2"><text:span text:style-name="Strong_20_Emphasis"><text:span text:style-name="T1">Example:</text:span></text:span></text:p>
      <text:p text:style-name="P6"><text:span text:style-name="Source_20_Text"><text:span text:style-name="T1">&lt;canvas id="portfolioChart"&gt;&lt;/canvas&gt;</text:span></text:span></text:p>
      <text:p text:style-name="P7"/>
      <text:p text:style-name="P8"><text:span text:style-name="Source_20_Text"><text:span text:style-name="T1">@section Scripts {</text:span></text:span></text:p>
      <text:p text:style-name="P8"><text:span text:style-name="Source_20_Text"><text:span text:style-name="T1"><text:s text:c="4"/>&lt;script src="https://cdn.jsdelivr.net/npm/chart.js"&gt;&lt;/script&gt;</text:span></text:span></text:p>
      <text:p text:style-name="P8"><text:span text:style-name="Source_20_Text"><text:span text:style-name="T1"><text:s text:c="4"/>&lt;script&gt;</text:span></text:span></text:p>
      <text:p text:style-name="P8"><text:span text:style-name="Source_20_Text"><text:span text:style-name="T1"><text:s text:c="8"/>const ctx = document.getElementById('portfolioChart');</text:span></text:span></text:p>
      <text:p text:style-name="P8"><text:span text:style-name="Source_20_Text"><text:span text:style-name="T1"><text:s text:c="8"/>const chart = new Chart(ctx, {</text:span></text:span></text:p>
      <text:p text:style-name="P8"><text:span text:style-name="Source_20_Text"><text:span text:style-name="T1"><text:s text:c="12"/>type: 'pie',</text:span></text:span></text:p>
      <text:p text:style-name="P8"><text:span text:style-name="Source_20_Text"><text:span text:style-name="T1"><text:s text:c="12"/>data: {</text:span></text:span></text:p>
      <text:p text:style-name="P8"><text:span text:style-name="Source_20_Text"><text:span text:style-name="T1"><text:s text:c="16"/>labels: ['Stocks', 'Crypto', 'Cash'],</text:span></text:span></text:p>
      <text:p text:style-name="P8"><text:span text:style-name="Source_20_Text"><text:span text:style-name="T1"><text:s text:c="16"/>datasets: [{</text:span></text:span></text:p>
      <text:p text:style-name="P8"><text:span text:style-name="Source_20_Text"><text:span text:style-name="T1"><text:s text:c="20"/>data: [60, 25, 15],</text:span></text:span></text:p>
      <text:p text:style-name="P8"><text:span text:style-name="Source_20_Text"><text:span text:style-name="T1"><text:s text:c="20"/>backgroundColor: ['#36A2EB', '#FF6384', '#FFCE56']</text:span></text:span></text:p>
      <text:p text:style-name="P8"><text:span text:style-name="Source_20_Text"><text:span text:style-name="T1"><text:s text:c="16"/>}]</text:span></text:span></text:p>
      <text:p text:style-name="P8"><text:span text:style-name="Source_20_Text"><text:span text:style-name="T1"><text:s text:c="12"/>},</text:span></text:span></text:p>
      <text:p text:style-name="P8"><text:span text:style-name="Source_20_Text"><text:span text:style-name="T1"><text:s text:c="12"/>options: {</text:span></text:span></text:p>
      <text:p text:style-name="P8"><text:span text:style-name="Source_20_Text"><text:span text:style-name="T1"><text:s text:c="16"/>responsive: true,</text:span></text:span></text:p>
      <text:p text:style-name="P8"><text:span text:style-name="Source_20_Text"><text:span text:style-name="T1"><text:s text:c="16"/>plugins: { legend: { position: 'bottom' } }</text:span></text:span></text:p>
      <text:p text:style-name="P8"><text:span text:style-name="Source_20_Text"><text:span text:style-name="T1"><text:s text:c="12"/>}</text:span></text:span></text:p>
      <text:p text:style-name="P8"><text:span text:style-name="Source_20_Text"><text:span text:style-name="T1"><text:s text:c="8"/>});</text:span></text:span></text:p>
      <text:p text:style-name="P8"><text:span text:style-name="Source_20_Text"><text:span text:style-name="T1"><text:s text:c="4"/>&lt;/script&gt;</text:span></text:span></text:p>
      <text:p text:style-name="P9"><text:span text:style-name="Source_20_Text"><text:span text:style-name="T1">}</text:span></text:span></text:p>
      <text:p text:style-name="P3">You can easily feed real data by injecting it from your Razor Page model:</text:p>
      <text:p text:style-name="P6"><text:span text:style-name="Source_20_Text"><text:span text:style-name="T1">public class DashboardModel : PageModel</text:span></text:span></text:p>
      <text:p text:style-name="P8"><text:span text:style-name="Source_20_Text"><text:span text:style-name="T1">{</text:span></text:span></text:p>
      <text:p text:style-name="P8"><text:span text:style-name="Source_20_Text"><text:span text:style-name="T1"><text:s text:c="4"/>public Dictionary&lt;string, decimal&gt; AssetAllocation { get; set; }</text:span></text:span></text:p>
      <text:p text:style-name="P7"/>
      <text:p text:style-name="P8"><text:span text:style-name="Source_20_Text"><text:span text:style-name="T1"><text:s text:c="4"/>public async Task OnGetAsync()</text:span></text:span></text:p>
      <text:p text:style-name="P8"><text:span text:style-name="Source_20_Text"><text:span text:style-name="T1"><text:s text:c="4"/>{</text:span></text:span></text:p>
      <text:p text:style-name="P8"><text:span text:style-name="Source_20_Text"><text:span text:style-name="T1"><text:s text:c="8"/>var http = new HttpClient();</text:span></text:span></text:p>
      <text:p text:style-name="P8"><text:span text:style-name="Source_20_Text"><text:span text:style-name="T1"><text:s text:c="8"/>var response = await http.GetFromJsonAsync&lt;AnalyticsDto&gt;("https://api-gateway/api/analytics/123/overview");</text:span></text:span></text:p>
      <text:p text:style-name="P8"><text:span text:style-name="Source_20_Text"><text:span text:style-name="T1"><text:s text:c="8"/>AssetAllocation = response.AssetAllocation;</text:span></text:span></text:p>
      <text:p text:style-name="P8"><text:span text:style-name="Source_20_Text"><text:span text:style-name="T1"><text:s text:c="4"/>}</text:span></text:span></text:p>
      <text:p text:style-name="P9"><text:span text:style-name="Source_20_Text"><text:span text:style-name="T1">}</text:span></text:span></text:p>
      <text:p text:style-name="P3">And pass it to your chart:</text:p>
      <text:p text:style-name="P6"><text:span text:style-name="Source_20_Text"><text:span text:style-name="T1">&lt;script&gt;</text:span></text:span></text:p>
      <text:p text:style-name="P8"><text:span text:style-name="Source_20_Text"><text:span text:style-name="T1"><text:s text:c="4"/>const allocation = @Html.Raw(Json.Serialize(Model.AssetAllocation));</text:span></text:span></text:p>
      <text:p text:style-name="P9"><text:span text:style-name="Source_20_Text"><text:span text:style-name="T1">&lt;/script&gt;</text:span></text:span></text:p>
      <text:p text:style-name="P13"><text:soft-page-break/></text:p>
      <text:h text:style-name="P4" text:outline-level="3"><text:span text:style-name="Strong_20_Emphasis"><text:span text:style-name="T1">2️⃣ ChartJs.Blazor (optional alternative)</text:span></text:span></text:h>
      <text:p text:style-name="P2"><text:span text:style-name="T1">If you prefer to </text:span><text:span text:style-name="Strong_20_Emphasis"><text:span text:style-name="T1">avoid writing raw JavaScript</text:span></text:span><text:span text:style-name="T1">, you can use a Blazor Server project embedded inside your Razor Pages solution.<text:line-break/>This is more advanced, but allows C#-only chart rendering with the </text:span><text:span text:style-name="Source_20_Text"><text:span text:style-name="T1">ChartJs.Blazor</text:span></text:span><text:span text:style-name="T1"> package.</text:span></text:p>
      <text:p text:style-name="P13"/>
      <text:h text:style-name="P4" text:outline-level="3"><text:span text:style-name="Strong_20_Emphasis"><text:span text:style-name="T1">3️⃣ Other options</text:span></text:span></text:h>
      <text:p text:style-name="P3">If you want specific visual styles:</text:p>
      <text:list text:style-name="L3">
        <text:list-item>
          <text:p text:style-name="P17"><text:span text:style-name="Strong_20_Emphasis"><text:span text:style-name="T1">Plotly.js</text:span></text:span><text:span text:style-name="T1"> → highly interactive, supports tooltips and zoom.</text:span></text:p>
        </text:list-item>
        <text:list-item>
          <text:p text:style-name="P17"><text:span text:style-name="Strong_20_Emphasis"><text:span text:style-name="T1">Google Charts</text:span></text:span><text:span text:style-name="T1"> → simple and fast.</text:span></text:p>
        </text:list-item>
        <text:list-item>
          <text:p text:style-name="P17"><text:span text:style-name="Strong_20_Emphasis"><text:span text:style-name="T1">ApexCharts.js</text:span></text:span><text:span text:style-name="T1"> → very clean UI, works with Razor easily.</text:span></text:p>
        </text:list-item>
      </text:list>
      <text:p text:style-name="P2"><text:span text:style-name="T1">All of these are usable directly with Razor Pages by adding </text:span><text:span text:style-name="Source_20_Text"><text:span text:style-name="T1">&lt;script&gt;</text:span></text:span><text:span text:style-name="T1"> tags and binding to server data.</text:span></text:p>
      <text:p text:style-name="P18">Best Practice</text:p>
      <text:p text:style-name="P2"><text:span text:style-name="T1">Here’s a clean structure for your </text:span><text:span text:style-name="Strong_20_Emphasis"><text:span text:style-name="T1">Razor Pages frontend</text:span></text:span><text:span text:style-name="T1">: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P10">Page</text:p>
            </table:table-cell>
            <table:table-cell table:style-name="Table25.A1" office:value-type="string">
              <text:p text:style-name="P10">Route</text:p>
            </table:table-cell>
            <table:table-cell table:style-name="Table25.A1" office:value-type="string">
              <text:p text:style-name="P10">Description</text:p>
            </table:table-cell>
            <table:table-cell table:style-name="Table25.A1" office:value-type="string">
              <text:p text:style-name="P10">Chart?</text:p>
            </table:table-cell>
          </table:table-row>
        </table:table-header-rows>
        <table:table-row>
          <table:table-cell table:style-name="Table25.A1" office:value-type="string">
            <text:p text:style-name="P11"><text:span text:style-name="Source_20_Text"><text:span text:style-name="T1">/Dashboard</text:span></text:span></text:p>
          </table:table-cell>
          <table:table-cell table:style-name="Table25.A1" office:value-type="string">
            <text:p text:style-name="P11"><text:span text:style-name="Source_20_Text"><text:span text:style-name="T1">/dashboard</text:span></text:span></text:p>
          </table:table-cell>
          <table:table-cell table:style-name="Table25.A1" office:value-type="string">
            <text:p text:style-name="P12">Shows total portfolio + asset allocation pie chart + value trend line chart</text:p>
          </table:table-cell>
          <table:table-cell table:style-name="Table25.A1" office:value-type="string">
            <text:p text:style-name="P12">✅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Portfolio</text:span></text:span></text:p>
          </table:table-cell>
          <table:table-cell table:style-name="Table25.A1" office:value-type="string">
            <text:p text:style-name="P11"><text:span text:style-name="Source_20_Text"><text:span text:style-name="T1">/portfolio</text:span></text:span></text:p>
          </table:table-cell>
          <table:table-cell table:style-name="Table25.A1" office:value-type="string">
            <text:p text:style-name="P12">Table of holdings with profit/loss</text:p>
          </table:table-cell>
          <table:table-cell table:style-name="Table25.A1" office:value-type="string">
            <text:p text:style-name="P12">—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Market</text:span></text:span></text:p>
          </table:table-cell>
          <table:table-cell table:style-name="Table25.A1" office:value-type="string">
            <text:p text:style-name="P11"><text:span text:style-name="Source_20_Text"><text:span text:style-name="T1">/market</text:span></text:span></text:p>
          </table:table-cell>
          <table:table-cell table:style-name="Table25.A1" office:value-type="string">
            <text:p text:style-name="P12">Table with simulated market prices, updated every X seconds</text:p>
          </table:table-cell>
          <table:table-cell table:style-name="Table25.A1" office:value-type="string">
            <text:p text:style-name="P12">—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Analytics</text:span></text:span></text:p>
          </table:table-cell>
          <table:table-cell table:style-name="Table25.A1" office:value-type="string">
            <text:p text:style-name="P11"><text:span text:style-name="Source_20_Text"><text:span text:style-name="T1">/analytics</text:span></text:span></text:p>
          </table:table-cell>
          <table:table-cell table:style-name="Table25.A1" office:value-type="string">
            <text:p text:style-name="P12">Extra charts (e.g. top performing assets)</text:p>
          </table:table-cell>
          <table:table-cell table:style-name="Table25.A1" office:value-type="string">
            <text:p text:style-name="P12">✅</text:p>
          </table:table-cell>
        </table:table-row>
      </table:table>
      <text:p text:style-name="P3">Each page can:</text:p>
      <text:list text:style-name="L4">
        <text:list-item>
          <text:p text:style-name="P19"><text:span text:style-name="T1">Call the </text:span><text:span text:style-name="Strong_20_Emphasis"><text:span text:style-name="T1">API Gateway</text:span></text:span><text:span text:style-name="T1"> (e.g. </text:span><text:span text:style-name="Source_20_Text"><text:span text:style-name="T1">/api/dashboard/{userId}</text:span></text:span><text:span text:style-name="T1">).</text:span></text:p>
        </text:list-item>
        <text:list-item>
          <text:p text:style-name="P20">Deserialize the JSON response.</text:p>
        </text:list-item>
        <text:list-item>
          <text:p text:style-name="P20">Inject data into the HTML and JavaScript for chart rendering.</text:p>
        </text:list-item>
      </text:list>
      <text:p text:style-name="P13"/>
      <text:h text:style-name="P21" text:outline-level="2">🧠 Bonus Tip — Live Updating Charts</text:h>
      <text:p text:style-name="P2"><text:span text:style-name="T1">If you later want your charts to </text:span><text:span text:style-name="Strong_20_Emphasis"><text:span text:style-name="T1">auto-refresh</text:span></text:span><text:span text:style-name="T1"> (like a live dashboard):</text:span></text:p>
      <text:list text:style-name="L5">
        <text:list-item>
          <text:p text:style-name="P22"><text:span text:style-name="T1">Use </text:span><text:span text:style-name="Source_20_Text"><text:span text:style-name="T1">setInterval()</text:span></text:span><text:span text:style-name="T1"> in JS to re-fetch data from the API Gateway every few seconds.</text:span></text:p>
        </text:list-item>
        <text:list-item>
          <text:p text:style-name="P23">Update the Chart.js dataset dynamically:</text:p>
          <text:p text:style-name="P24"><text:span text:style-name="Source_20_Text"><text:span text:style-name="T1">chart.data.datasets[0].data = newValues;</text:span></text:span></text:p>
          <text:p text:style-name="P25"><text:span text:style-name="Source_20_Text"><text:span text:style-name="T1">chart.update();</text:span></text:span></text:p>
        </text:list-item>
      </text:list>
      <text:p text:style-name="P13"/>
      <text:h text:style-name="P26" text:outline-level="3">✅ In short:</text:h>
      <text:p text:style-name="P3">Yes, Razor Pages can absolutely handle charts:</text:p>
      <text:list text:style-name="L6">
        <text:list-item>
          <text:p text:style-name="P27"><text:span text:style-name="T1">Use </text:span><text:span text:style-name="Strong_20_Emphasis"><text:span text:style-name="T1">Chart.js</text:span></text:span><text:span text:style-name="T1"> (simplest and most compatible).</text:span></text:p>
        </text:list-item>
        <text:list-item>
          <text:p text:style-name="P28">Fetch data via your API Gateway.</text:p>
        </text:list-item>
        <text:list-item>
          <text:p text:style-name="P27"><text:span text:style-name="T1">Bind it to your charts via simple JavaScript in </text:span><text:span text:style-name="Source_20_Text"><text:span text:style-name="T1">.cshtml</text:span></text:span><text:span text:style-name="T1"> pages.</text:span></text:p>
        </text:list-item>
      </text:list>
      <text:p text:style-name="P29"/>
      <text:h text:style-name="P14" text:outline-level="2">🖥️ Overall UI Structure</text:h>
      <text:h text:style-name="P26" text:outline-level="3">🔹 Layout (_Layout.cshtml)</text:h>
      <text:p text:style-name="P2"><text:span text:style-name="Strong_20_Emphasis"><text:span text:style-name="T1">Purpose:</text:span></text:span><text:span text:style-name="T1"> Provide a consistent frame for all Razor Pages.</text:span></text:p>
      <text:p text:style-name="P2"><text:span text:style-name="Strong_20_Emphasis"><text:span text:style-name="T1">Includes:</text:span></text:span></text:p>
      <text:list text:style-name="L7">
        <text:list-item>
          <text:p text:style-name="P30"><text:span text:style-name="Strong_20_Emphasis"><text:span text:style-name="T1">Navbar (top)</text:span></text:span><text:span text:style-name="T1"> with links:</text:span></text:p>
          <text:list>
            <text:list-item>
              <text:p text:style-name="P31">Home | Portfolio | Analytics | Notifications | Settings</text:p>
            </text:list-item>
          </text:list>
        </text:list-item>
        <text:list-item>
          <text:p text:style-name="P30"><text:span text:style-name="Strong_20_Emphasis"><text:span text:style-name="T1">User info</text:span></text:span><text:span text:style-name="T1"> on the top right: </text:span><text:span text:style-name="Source_20_Text"><text:span text:style-name="T1">Hello, @User.Identity.Name</text:span></text:span><text:span text:style-name="T1"> (mock or real login later)</text:span></text:p>
        </text:list-item>
        <text:list-item>
          <text:p text:style-name="P30"><text:span text:style-name="Strong_20_Emphasis"><text:span text:style-name="T1">Global alert banner area</text:span></text:span><text:span text:style-name="T1"> (for success/warning messages)</text:span></text:p>
        </text:list-item>
        <text:list-item>
          <text:p text:style-name="P30"><text:span text:style-name="Strong_20_Emphasis"><text:span text:style-name="T1">Footer</text:span></text:span><text:span text:style-name="T1"> with copyright and version info</text:span></text:p>
        </text:list-item>
      </text:list>
      <text:p text:style-name="P2"><text:span text:style-name="Strong_20_Emphasis"><text:span text:style-name="T1">Styling:</text:span></text:span><text:span text:style-name="T1"> Use Bootstrap 5 or Tailwind for responsiveness.<text:line-break/></text:span><text:span text:style-name="Strong_20_Emphasis"><text:span text:style-name="T1">Optional JS library:</text:span></text:span><text:span text:style-name="T1"> Chart.js for charts.</text:span></text:p>
      <text:p text:style-name="P13"/>
      <text:h text:style-name="P32" text:outline-level="2"><text:span text:style-name="T1">1️⃣ </text:span><text:span text:style-name="Strong_20_Emphasis"><text:span text:style-name="T1">Home Page (Index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</text:span></text:span></text:p>
      <text:p text:style-name="P2"><text:span text:style-name="Strong_20_Emphasis"><text:span text:style-name="T1">Purpose:</text:span></text:span><text:span text:style-name="T1"> Dashboard overview. Gives user an instant picture of their portfolio.</text:span></text:p>
      <text:p text:style-name="P2"><text:span text:style-name="Strong_20_Emphasis"><text:span text:style-name="T1">Components:</text:span></text:span></text:p>
      <text:list text:style-name="L8">
        <text:list-item>
          <text:p text:style-name="P33"><text:span text:style-name="Strong_20_Emphasis"><text:span text:style-name="T1">Hero Header</text:span></text:span></text:p>
          <text:list>
            <text:list-item>
              <text:p text:style-name="P34">Shows:</text:p>
              <text:list>
                <text:list-item>
                  <text:p text:style-name="P34">“Welcome back, Jose!”</text:p>
                </text:list-item>
                <text:list-item>
                  <text:p text:style-name="P34">Current date/time</text:p>
                </text:list-item>
              </text:list>
            </text:list-item>
            <text:list-item>
              <text:p text:style-name="P34">Optional refresh button (reloads stats)</text:p>
            </text:list-item>
          </text:list>
        </text:list-item>
        <text:list-item>
          <text:p text:style-name="P33"><text:span text:style-name="Strong_20_Emphasis"><text:span text:style-name="T1">Portfolio Summary Card</text:span></text:span></text:p>
          <text:list>
            <text:list-item>
              <text:p text:style-name="P33"><text:span text:style-name="Strong_20_Emphasis"><text:span text:style-name="T1">Data Source:</text:span></text:span><text:span text:style-name="T1"> </text:span><text:span text:style-name="Source_20_Text"><text:span text:style-name="T1">GET /api/analytics/{user}</text:span></text:span></text:p>
            </text:list-item>
            <text:list-item>
              <text:p text:style-name="P33"><text:span text:style-name="Strong_20_Emphasis"><text:span text:style-name="T1">Contents:</text:span></text:span></text:p>
              <text:list>
                <text:list-item>
                  <text:p text:style-name="P33"><text:span text:style-name="T1">Total Portfolio Value → </text:span><text:span text:style-name="Source_20_Text"><text:span text:style-name="T1">$123,456</text:span></text:span></text:p>
                </text:list-item>
                <text:list-item>
                  <text:p text:style-name="P33"><text:span text:style-name="T1">Daily Change → </text:span><text:span text:style-name="Source_20_Text"><text:span text:style-name="T1">+2.3%</text:span></text:span><text:span text:style-name="T1"> (green up arrow / red down arrow)</text:span></text:p>
                </text:list-item>
                <text:list-item>
                  <text:p text:style-name="P33"><text:span text:style-name="T1">Total Return → </text:span><text:span text:style-name="Source_20_Text"><text:span text:style-name="T1">+14.8%</text:span></text:span>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1">Performance Mini Chart (Sparkline)</text:span></text:span></text:p>
          <text:list>
            <text:list-item>
              <text:p text:style-name="P33"><text:soft-page-break/><text:span text:style-name="Strong_20_Emphasis"><text:span text:style-name="T1">Data Source:</text:span></text:span><text:span text:style-name="T1"> </text:span><text:span text:style-name="Source_20_Text"><text:span text:style-name="T1">GET /api/analytics/{user}/history</text:span></text:span></text:p>
            </text:list-item>
            <text:list-item>
              <text:p text:style-name="P34">Small line chart of total value over time.</text:p>
            </text:list-item>
          </text:list>
        </text:list-item>
        <text:list-item>
          <text:p text:style-name="P33"><text:span text:style-name="Strong_20_Emphasis"><text:span text:style-name="T1">Latest Notifications Preview</text:span></text:span></text:p>
          <text:list>
            <text:list-item>
              <text:p text:style-name="P33"><text:span text:style-name="Strong_20_Emphasis"><text:span text:style-name="T1">Data Source:</text:span></text:span><text:span text:style-name="T1"> </text:span><text:span text:style-name="Source_20_Text"><text:span text:style-name="T1">GET /api/notifications/{user}</text:span></text:span></text:p>
            </text:list-item>
            <text:list-item>
              <text:p text:style-name="P34">Displays 2–3 latest messages like:</text:p>
              <text:list>
                <text:list-item>
                  <text:p text:style-name="P34">“Your portfolio increased by 5% today 🎉”</text:p>
                </text:list-item>
                <text:list-item>
                  <text:p text:style-name="P34">Link: “View All Notifications”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1">Quick Actions</text:span></text:span></text:p>
          <text:list>
            <text:list-item>
              <text:p text:style-name="P34">Buttons:</text:p>
              <text:list>
                <text:list-item>
                  <text:p text:style-name="P33"><text:span text:style-name="T1">➕ “Add Asset” → navigates to </text:span><text:span text:style-name="Source_20_Text"><text:span text:style-name="T1">/portfolio</text:span></text:span></text:p>
                </text:list-item>
                <text:list-item>
                  <text:p text:style-name="P33"><text:span text:style-name="T1">📊 “View Detailed Analytics” → </text:span><text:span text:style-name="Source_20_Text"><text:span text:style-name="T1">/analytics</text:span></text:span></text:p>
                </text:list-item>
                <text:list-item>
                  <text:p text:style-name="P33"><text:span text:style-name="T1">⚙️ “Simulate Market Update” → </text:span><text:span text:style-name="Source_20_Text"><text:span text:style-name="T1">/simulate</text:span></text:span></text:p>
                </text:list-item>
              </text:list>
            </text:list-item>
          </text:list>
        </text:list-item>
      </text:list>
      <text:p text:style-name="P13"/>
      <text:h text:style-name="P32" text:outline-level="2"><text:span text:style-name="T1">2️⃣ </text:span><text:span text:style-name="Strong_20_Emphasis"><text:span text:style-name="T1">Portfolio Page (Portfolio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portfolio</text:span></text:span></text:p>
      <text:p text:style-name="P2"><text:span text:style-name="Strong_20_Emphasis"><text:span text:style-name="T1">Purpose:</text:span></text:span><text:span text:style-name="T1"> CRUD management of the user’s assets.</text:span></text:p>
      <text:p text:style-name="P2"><text:span text:style-name="Strong_20_Emphasis"><text:span text:style-name="T1">Components:</text:span></text:span></text:p>
      <text:list text:style-name="L9">
        <text:list-item>
          <text:p text:style-name="P35"><text:span text:style-name="Strong_20_Emphasis"><text:span text:style-name="T1">Header</text:span></text:span></text:p>
          <text:list>
            <text:list-item>
              <text:p text:style-name="P36">Title: “Your Portfolio”</text:p>
            </text:list-item>
            <text:list-item>
              <text:p text:style-name="P36">Subtitle: “Manage your assets below.”</text:p>
            </text:list-item>
          </text:list>
        </text:list-item>
        <text:list-item>
          <text:p text:style-name="P35"><text:span text:style-name="Strong_20_Emphasis"><text:span text:style-name="T1">Portfolio Table</text:span></text:span></text:p>
          <text:list>
            <text:list-item>
              <text:p text:style-name="P35"><text:span text:style-name="Strong_20_Emphasis"><text:span text:style-name="T1">Data Source:</text:span></text:span><text:span text:style-name="T1"> </text:span><text:span text:style-name="Source_20_Text"><text:span text:style-name="T1">GET /api/portfolio/{user}</text:span></text:span></text:p>
            </text:list-item>
            <text:list-item>
              <text:p text:style-name="P35"><text:span text:style-name="Strong_20_Emphasis"><text:span text:style-name="T1">Columns:</text:span></text:span><text:span text:style-name="T1"> Symbol | Name | Quantity | Current Price | Value | Delete</text:span></text:p>
            </text:list-item>
            <text:list-item>
              <text:p text:style-name="P35"><text:span text:style-name="T1">“Delete” button calls:<text:line-break/></text:span><text:span text:style-name="Source_20_Text"><text:span text:style-name="T1">DELETE /api/portfolio/{user}/asset/{id}</text:span></text:span><text:span text:style-name="T1"><text:line-break/>→ after deletion, triggers Analytics update.</text:span></text:p>
            </text:list-item>
          </text:list>
        </text:list-item>
        <text:list-item>
          <text:p text:style-name="P35"><text:span text:style-name="Strong_20_Emphasis"><text:span text:style-name="T1">Add Asset Form</text:span></text:span></text:p>
          <text:list>
            <text:list-item>
              <text:p text:style-name="P36">Fields:</text:p>
              <text:list>
                <text:list-item>
                  <text:p text:style-name="P36">Symbol (text input, e.g., AAPL)</text:p>
                </text:list-item>
                <text:list-item>
                  <text:p text:style-name="P36"><text:soft-page-break/>Name (text input)</text:p>
                </text:list-item>
                <text:list-item>
                  <text:p text:style-name="P36">Quantity (numeric input)</text:p>
                </text:list-item>
              </text:list>
            </text:list-item>
            <text:list-item>
              <text:p text:style-name="P35"><text:span text:style-name="T1">Submit button: </text:span><text:span text:style-name="Source_20_Text"><text:span text:style-name="T1">POST /api/portfolio/{user}/asset</text:span></text:span></text:p>
            </text:list-item>
            <text:list-item>
              <text:p text:style-name="P36">On submit → publish PortfolioUpdatedEvent internally and refresh table.</text:p>
            </text:list-item>
          </text:list>
        </text:list-item>
        <text:list-item>
          <text:p text:style-name="P35"><text:span text:style-name="Strong_20_Emphasis"><text:span text:style-name="T1">Portfolio Total Summary</text:span></text:span></text:p>
          <text:list>
            <text:list-item>
              <text:p text:style-name="P36">(Optional) display a computed total value (if available via Analytics API).</text:p>
            </text:list-item>
          </text:list>
        </text:list-item>
        <text:list-item>
          <text:p text:style-name="P35"><text:span text:style-name="Strong_20_Emphasis"><text:span text:style-name="T1">Buttons</text:span></text:span></text:p>
          <text:list>
            <text:list-item>
              <text:p text:style-name="P35"><text:span text:style-name="T1">“Revalue Portfolio” → calls </text:span><text:span text:style-name="Source_20_Text"><text:span text:style-name="T1">POST /api/portfolio/{user}/</text:span></text:span><text:span text:style-name="Source_20_Text"><text:span text:style-name="T2">valuation</text:span></text:span><text:span text:style-name="T1"><text:line-break/>(triggers async recalculation through Analytics Service)</text:span></text:p>
            </text:list-item>
            <text:list-item>
              <text:p text:style-name="P36">“Back to Dashboard”</text:p>
            </text:list-item>
          </text:list>
        </text:list-item>
      </text:list>
      <text:p text:style-name="P2"><text:span text:style-name="Strong_20_Emphasis"><text:span text:style-name="T1">UX Detail:</text:span></text:span><text:span text:style-name="T1"> Show a small spinner or “Recalculating…” when analytics recompute.</text:span></text:p>
      <text:p text:style-name="P13"/>
      <text:h text:style-name="P32" text:outline-level="2"><text:span text:style-name="T1">3️⃣ </text:span><text:span text:style-name="Strong_20_Emphasis"><text:span text:style-name="T1">Analytics Page (Analytics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analytics</text:span></text:span></text:p>
      <text:p text:style-name="P2"><text:span text:style-name="Strong_20_Emphasis"><text:span text:style-name="T1">Purpose:</text:span></text:span><text:span text:style-name="T1"> Visualization and breakdown of computed portfolio metrics.</text:span></text:p>
      <text:p text:style-name="P2"><text:span text:style-name="Strong_20_Emphasis"><text:span text:style-name="T1">Components:</text:span></text:span></text:p>
      <text:list text:style-name="L10">
        <text:list-item>
          <text:p text:style-name="P37"><text:span text:style-name="Strong_20_Emphasis"><text:span text:style-name="T1">Header</text:span></text:span></text:p>
          <text:list>
            <text:list-item>
              <text:p text:style-name="P38">Title: “Analytics Overview”</text:p>
            </text:list-item>
            <text:list-item>
              <text:p text:style-name="P38">Subtext: “Up-to-date calculations based on your latest portfolio.”</text:p>
            </text:list-item>
          </text:list>
        </text:list-item>
        <text:list-item>
          <text:p text:style-name="P37"><text:span text:style-name="Strong_20_Emphasis"><text:span text:style-name="T1">Key Stats Cards (3 columns)</text:span></text:span></text:p>
          <text:list>
            <text:list-item>
              <text:p text:style-name="P38">Total Portfolio Value</text:p>
            </text:list-item>
            <text:list-item>
              <text:p text:style-name="P38">Daily Change (%)</text:p>
            </text:list-item>
            <text:list-item>
              <text:p text:style-name="P38">Total Return (%)</text:p>
            </text:list-item>
            <text:list-item>
              <text:p text:style-name="P37"><text:span text:style-name="Strong_20_Emphasis"><text:span text:style-name="T1">Data Source:</text:span></text:span><text:span text:style-name="T1"> </text:span><text:span text:style-name="Source_20_Text"><text:span text:style-name="T1">GET /api/analytics/{user}</text:span></text:span></text:p>
            </text:list-item>
          </text:list>
        </text:list-item>
        <text:list-item>
          <text:p text:style-name="P37"><text:span text:style-name="Strong_20_Emphasis"><text:span text:style-name="T1">Pie Chart: Asset Allocation</text:span></text:span></text:p>
          <text:list>
            <text:list-item>
              <text:p text:style-name="P38">Shows asset weights as percentages.</text:p>
            </text:list-item>
            <text:list-item>
              <text:p text:style-name="P37"><text:span text:style-name="Strong_20_Emphasis"><text:span text:style-name="T1">Data Source:</text:span></text:span><text:span text:style-name="T1"> AssetContributions array.</text:span></text:p>
            </text:list-item>
            <text:list-item>
              <text:p text:style-name="P37"><text:span text:style-name="Strong_20_Emphasis"><text:span text:style-name="T1">Library:</text:span></text:span><text:span text:style-name="T1"> Chart.js Pie or Doughnut Chart.</text:span></text:p>
            </text:list-item>
          </text:list>
        </text:list-item>
        <text:list-item>
          <text:p text:style-name="P37"><text:span text:style-name="Strong_20_Emphasis"><text:span text:style-name="T1">Line Chart: Portfolio Value Over Time</text:span></text:span></text:p>
          <text:list>
            <text:list-item>
              <text:p text:style-name="P37"><text:soft-page-break/><text:span text:style-name="Strong_20_Emphasis"><text:span text:style-name="T1">Data Source:</text:span></text:span><text:span text:style-name="T1"> </text:span><text:span text:style-name="Source_20_Text"><text:span text:style-name="T1">GET /api/analytics/{user}/history</text:span></text:span></text:p>
            </text:list-item>
            <text:list-item>
              <text:p text:style-name="P38">X-axis: Dates, Y-axis: Portfolio Value.</text:p>
            </text:list-item>
            <text:list-item>
              <text:p text:style-name="P37"><text:span text:style-name="Strong_20_Emphasis"><text:span text:style-name="T1">Library:</text:span></text:span><text:span text:style-name="T1"> Chart.js Line Chart.</text:span></text:p>
            </text:list-item>
          </text:list>
        </text:list-item>
        <text:list-item>
          <text:p text:style-name="P37"><text:span text:style-name="Strong_20_Emphasis"><text:span text:style-name="T1">Asset Contribution Table</text:span></text:span></text:p>
          <text:list>
            <text:list-item>
              <text:p text:style-name="P38">Columns: Symbol | Current Value | Weight % | Change (optional)</text:p>
            </text:list-item>
            <text:list-item>
              <text:p text:style-name="P38">Matches the pie chart visually.</text:p>
            </text:list-item>
          </text:list>
        </text:list-item>
        <text:list-item>
          <text:p text:style-name="P37"><text:span text:style-name="Strong_20_Emphasis"><text:span text:style-name="T1">Refresh Button</text:span></text:span></text:p>
          <text:list>
            <text:list-item>
              <text:p text:style-name="P38">Re-fetch analytics.</text:p>
            </text:list-item>
          </text:list>
        </text:list-item>
        <text:list-item>
          <text:p text:style-name="P37"><text:span text:style-name="Strong_20_Emphasis"><text:span text:style-name="T1">Notification Sidebar (Optional)</text:span></text:span></text:p>
          <text:list>
            <text:list-item>
              <text:p text:style-name="P38">Shows related recent notifications like “Portfolio up 5% today.”</text:p>
            </text:list-item>
          </text:list>
        </text:list-item>
      </text:list>
      <text:p text:style-name="P13"/>
      <text:h text:style-name="P32" text:outline-level="2"><text:span text:style-name="T1">4️⃣ </text:span><text:span text:style-name="Strong_20_Emphasis"><text:span text:style-name="T1">Notifications Page (Notifications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notifications</text:span></text:span></text:p>
      <text:p text:style-name="P2"><text:span text:style-name="Strong_20_Emphasis"><text:span text:style-name="T1">Purpose:</text:span></text:span><text:span text:style-name="T1"> Displays all alerts/notifications from the Notification Service.</text:span></text:p>
      <text:p text:style-name="P2"><text:span text:style-name="Strong_20_Emphasis"><text:span text:style-name="T1">Components:</text:span></text:span></text:p>
      <text:list text:style-name="L11">
        <text:list-item>
          <text:p text:style-name="P39"><text:span text:style-name="Strong_20_Emphasis"><text:span text:style-name="T1">Header</text:span></text:span></text:p>
          <text:list>
            <text:list-item>
              <text:p text:style-name="P40">Title: “Notifications”</text:p>
            </text:list-item>
            <text:list-item>
              <text:p text:style-name="P40">Optional filter: “Unread Only” checkbox.</text:p>
            </text:list-item>
          </text:list>
        </text:list-item>
        <text:list-item>
          <text:p text:style-name="P39"><text:span text:style-name="Strong_20_Emphasis"><text:span text:style-name="T1">Notification List</text:span></text:span></text:p>
          <text:list>
            <text:list-item>
              <text:p text:style-name="P39"><text:span text:style-name="Strong_20_Emphasis"><text:span text:style-name="T1">Data Source:</text:span></text:span><text:span text:style-name="T1"> </text:span><text:span text:style-name="Source_20_Text"><text:span text:style-name="T1">GET /api/notifications/{user}?</text:span></text:span><text:span text:style-name="Source_20_Text"><text:span text:style-name="T2">unread=false</text:span></text:span></text:p>
            </text:list-item>
            <text:list-item>
              <text:p text:style-name="P39"><text:span text:style-name="Strong_20_Emphasis"><text:span text:style-name="T1">Each Row:</text:span></text:span></text:p>
              <text:list>
                <text:list-item>
                  <text:p text:style-name="P40">Icon (🎉, ⚠️)</text:p>
                </text:list-item>
                <text:list-item>
                  <text:p text:style-name="P40">Message</text:p>
                </text:list-item>
                <text:list-item>
                  <text:p text:style-name="P40">Timestamp (e.g., “2 hours ago”)</text:p>
                </text:list-item>
                <text:list-item>
                  <text:p text:style-name="P39"><text:span text:style-name="T1">“Mark as Read” button → </text:span><text:span text:style-name="Source_20_Text"><text:span text:style-name="T1">POST /api/notifications/{id}/read</text:span></text:span></text:p>
                </text:list-item>
              </text:list>
            </text:list-item>
          </text:list>
        </text:list-item>
        <text:list-item>
          <text:p text:style-name="P39"><text:span text:style-name="Strong_20_Emphasis"><text:span text:style-name="T1">Empty State</text:span></text:span></text:p>
          <text:list>
            <text:list-item>
              <text:p text:style-name="P40">Message: “No notifications yet.”</text:p>
            </text:list-item>
          </text:list>
        </text:list-item>
        <text:list-item>
          <text:p text:style-name="P39"><text:span text:style-name="Strong_20_Emphasis"><text:span text:style-name="T1">Pagination or Infinite Scroll (optional)</text:span></text:span></text:p>
        </text:list-item>
      </text:list>
      <text:p text:style-name="P13"/>
      <text:h text:style-name="P32" text:outline-level="2"><text:soft-page-break/><text:span text:style-name="T1">5️⃣ </text:span><text:span text:style-name="Strong_20_Emphasis"><text:span text:style-name="T1">Settings / Simulation Page (Simulate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simulate</text:span></text:span></text:p>
      <text:p text:style-name="P2"><text:span text:style-name="Strong_20_Emphasis"><text:span text:style-name="T1">Purpose:</text:span></text:span><text:span text:style-name="T1"> Developer/testing tool to manually trigger simulated market updates.</text:span></text:p>
      <text:p text:style-name="P2"><text:span text:style-name="Strong_20_Emphasis"><text:span text:style-name="T1">Components:</text:span></text:span></text:p>
      <text:list text:style-name="L12">
        <text:list-item>
          <text:p text:style-name="P41"><text:span text:style-name="Strong_20_Emphasis"><text:span text:style-name="T1">Header</text:span></text:span></text:p>
          <text:list>
            <text:list-item>
              <text:p text:style-name="P42">“Market Simulation”</text:p>
            </text:list-item>
          </text:list>
        </text:list-item>
        <text:list-item>
          <text:p text:style-name="P41"><text:span text:style-name="Strong_20_Emphasis"><text:span text:style-name="T1">Controls</text:span></text:span></text:p>
          <text:list>
            <text:list-item>
              <text:p text:style-name="P41"><text:span text:style-name="T1">Button: “Simulate Market Update”<text:line-break/>→ Calls </text:span><text:span text:style-name="Source_20_Text"><text:span text:style-name="T1">/api/marketdata/simulate</text:span></text:span><text:span text:style-name="T1"> (custom admin endpoint)</text:span></text:p>
            </text:list-item>
            <text:list-item>
              <text:p text:style-name="P42">Label: “Last Update: 2025-10-23 10:15:45”</text:p>
            </text:list-item>
          </text:list>
        </text:list-item>
        <text:list-item>
          <text:p text:style-name="P41"><text:span text:style-name="Strong_20_Emphasis"><text:span text:style-name="T1">Log Output (optional)</text:span></text:span></text:p>
          <text:list>
            <text:list-item>
              <text:p text:style-name="P42">Small text area showing last few price updates.</text:p>
            </text:list-item>
          </text:list>
        </text:list-item>
        <text:list-item>
          <text:p text:style-name="P41"><text:span text:style-name="Strong_20_Emphasis"><text:span text:style-name="T1">Navigation Back Button</text:span></text:span></text:p>
          <text:list>
            <text:list-item>
              <text:p text:style-name="P42">“Return to Dashboard”</text:p>
            </text:list-item>
          </text:list>
        </text:list-item>
      </text:list>
      <text:p text:style-name="P13"/>
      <text:h text:style-name="P21" text:outline-level="2">⚙️ Supporting Pages</text:h>
      <text:h text:style-name="P4" text:outline-level="3"><text:span text:style-name="T1">🔸 </text:span><text:span text:style-name="Emphasis"><text:span text:style-name="T1">Partial Views</text:span></text:span></text:h>
      <text:list text:style-name="L13">
        <text:list-item>
          <text:p text:style-name="P43"><text:span text:style-name="Source_20_Text"><text:span text:style-name="T1">_PortfolioTablePartial.cshtml</text:span></text:span><text:span text:style-name="T1"> – for reusable portfolio grid.</text:span></text:p>
        </text:list-item>
        <text:list-item>
          <text:p text:style-name="P43"><text:span text:style-name="Source_20_Text"><text:span text:style-name="T1">_NotificationsListPartial.cshtml</text:span></text:span><text:span text:style-name="T1"> – for notification list updates via AJAX.</text:span></text:p>
        </text:list-item>
      </text:list>
      <text:h text:style-name="P4" text:outline-level="3"><text:span text:style-name="T1">🔸 </text:span><text:span text:style-name="Emphasis"><text:span text:style-name="T1">Shared Components</text:span></text:span></text:h>
      <text:list text:style-name="L14">
        <text:list-item>
          <text:p text:style-name="P44"><text:span text:style-name="Source_20_Text"><text:span text:style-name="T1">_Alert.cshtml</text:span></text:span><text:span text:style-name="T1"> – to show success/error messages.</text:span></text:p>
        </text:list-item>
        <text:list-item>
          <text:p text:style-name="P44"><text:span text:style-name="Source_20_Text"><text:span text:style-name="T1">_ChartPartial.cshtml</text:span></text:span><text:span text:style-name="T1"> – reusable chart block for analytics visualization.</text:span></text:p>
        </text:list-item>
      </text:list>
      <text:p text:style-name="P13"/>
      <text:h text:style-name="P21" text:outline-level="2">🔁 Data Refresh Strategy</text:h>
      <text:list text:style-name="L15">
        <text:list-item>
          <text:p text:style-name="P45">Home and Analytics pages auto-refresh every 30–60 seconds.</text:p>
        </text:list-item>
        <text:list-item>
          <text:p text:style-name="P46"><text:span text:style-name="T1">Use a simple </text:span><text:span text:style-name="Source_20_Text"><text:span text:style-name="T1">setInterval(fetch)</text:span></text:span><text:span text:style-name="T1"> JS pattern or SignalR (future enhancement).</text:span></text:p>
        </text:list-item>
        <text:list-item>
          <text:p text:style-name="P45">Notifications can use polling every 1–2 minutes.</text:p>
        </text:list-item>
      </text:list>
      <text:p text:style-name="P13"/>
      <text:h text:style-name="P21" text:outline-level="2"><text:soft-page-break/>🧭 Suggested Wireframe Flow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Page</text:p>
            </table:table-cell>
            <table:table-cell table:style-name="Table2.A1" office:value-type="string">
              <text:p text:style-name="P10">Main Goal</text:p>
            </table:table-cell>
            <table:table-cell table:style-name="Table2.A1" office:value-type="string">
              <text:p text:style-name="P10">Main Components</text:p>
            </table:table-cell>
          </table:table-row>
        </table:table-header-rows>
        <table:table-row>
          <table:table-cell table:style-name="Table2.A1" office:value-type="string">
            <text:p text:style-name="P11"><text:span text:style-name="Strong_20_Emphasis"><text:span text:style-name="T1">Home</text:span></text:span></text:p>
          </table:table-cell>
          <table:table-cell table:style-name="Table2.A1" office:value-type="string">
            <text:p text:style-name="P12">Overview snapshot</text:p>
          </table:table-cell>
          <table:table-cell table:style-name="Table2.A1" office:value-type="string">
            <text:p text:style-name="P12">Stats cards, sparkline chart, notifications preview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Portfolio</text:span></text:span></text:p>
          </table:table-cell>
          <table:table-cell table:style-name="Table2.A1" office:value-type="string">
            <text:p text:style-name="P12">CRUD assets</text:p>
          </table:table-cell>
          <table:table-cell table:style-name="Table2.A1" office:value-type="string">
            <text:p text:style-name="P12">Table + Add form + “Revalue” button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Analytics</text:span></text:span></text:p>
          </table:table-cell>
          <table:table-cell table:style-name="Table2.A1" office:value-type="string">
            <text:p text:style-name="P12">Insights</text:p>
          </table:table-cell>
          <table:table-cell table:style-name="Table2.A1" office:value-type="string">
            <text:p text:style-name="P12">Charts, asset weights, value history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Notifications</text:span></text:span></text:p>
          </table:table-cell>
          <table:table-cell table:style-name="Table2.A1" office:value-type="string">
            <text:p text:style-name="P12">Alerts</text:p>
          </table:table-cell>
          <table:table-cell table:style-name="Table2.A1" office:value-type="string">
            <text:p text:style-name="P12">Message list, mark as read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Simulate</text:span></text:span></text:p>
          </table:table-cell>
          <table:table-cell table:style-name="Table2.A1" office:value-type="string">
            <text:p text:style-name="P12">Dev/test tool</text:p>
          </table:table-cell>
          <table:table-cell table:style-name="Table2.A1" office:value-type="string">
            <text:p text:style-name="P12">Trigger price update</text:p>
          </table:table-cell>
        </table:table-row>
      </table:table>
      <text:p text:style-name="P29"/>
      <text:p text:style-name="P47"><text:span text:style-name="T3">B</text:span><text:span text:style-name="T1">elow are </text:span><text:span text:style-name="Strong_20_Emphasis"><text:span text:style-name="T1">ASCII-style textual wireframes</text:span></text:span><text:span text:style-name="T1"> for each Razor Page in your app.<text:line-break/>They’re meant to be realistic blueprints for the actual UI layout — showing what goes where and how each component relates visually.</text:span></text:p>
      <text:p text:style-name="P13"/>
      <text:h text:style-name="P32" text:outline-level="2"><text:span text:style-name="T1">🏠 </text:span><text:span text:style-name="Strong_20_Emphasis"><text:span text:style-name="T1">1. Home Page (</text:span></text:span><text:span text:style-name="Source_20_Text"><text:span text:style-name="T1">/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: [Home] [Portfolio] [Analytics] [Notifications] <text:s/>|</text:span></text:span></text:p>
      <text:p text:style-name="P8"><text:span text:style-name="Source_20_Text"><text:span text:style-name="T1">| <text:s text:c="9"/>[Settings] <text:s text:c="29"/>[Jose]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Welcome back, Jose! <text:s text:c="35"/>|</text:span></text:span></text:p>
      <text:p text:style-name="P8"><text:span text:style-name="Source_20_Text"><text:span text:style-name="T1">| <text:s/>Today: Thu, Oct 23, 2025 <text:s text:c="30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Summary ] <text:s text:c="33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| <text:s/>| Total Value: <text:s text:c="2"/>$123,456 <text:s text:c="22"/>| <text:s text:c="6"/>|</text:span></text:span></text:p>
      <text:p text:style-name="P8"><text:span text:style-name="Source_20_Text"><text:span text:style-name="T1">| <text:s/>| Daily Change: <text:s/>+2.3% ↑ <text:s text:c="23"/>| <text:s text:c="6"/>|</text:span></text:span></text:p>
      <text:p text:style-name="P8"><text:span text:style-name="Source_20_Text"><text:span text:style-name="T1">| <text:s/>| Total Return: <text:s/>+14.8% <text:s text:c="24"/>| <text:s text:c="6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Performance (Mini Chart) ] <text:s text:c="16"/>|</text:span></text:span></text:p>
      <text:p text:style-name="P8"><text:span text:style-name="Source_20_Text"><text:span text:style-name="T1">| <text:s/>────────────────────────────────📈────────────────────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Latest Notifications ] <text:s text:c="30"/>|</text:span></text:span></text:p>
      <text:p text:style-name="P8"><text:span text:style-name="Source_20_Text"><text:span text:style-name="T1">| <text:s/>• Your portfolio increased by 5% today 🎉 <text:s text:c="13"/>|</text:span></text:span></text:p>
      <text:p text:style-name="P8"><text:span text:style-name="Source_20_Text"><text:span text:style-name="T1">| <text:s/>• Warning: value dropped &gt; 3% today ⚠️ <text:s text:c="16"/>|</text:span></text:span></text:p>
      <text:p text:style-name="P8"><text:span text:style-name="Source_20_Text"><text:span text:style-name="T1">| <text:s/>[View All Notifications →] <text:s text:c="28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Quick Actions ] <text:s text:c="37"/>|</text:span></text:span></text:p>
      <text:p text:style-name="P8"><text:span text:style-name="Source_20_Text"><text:span text:style-name="T1">| <text:s/>[➕ Add Asset] <text:s text:c="2"/>[📊 View Analytics] <text:s text:c="2"/>[⚙️ Simulate] <text:s text:c="3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Footer: © 2025 Portfolio Tracker <text:s text:c="23"/>|</text:span></text:span></text:p>
      <text:p text:style-name="P9"><text:span text:style-name="Source_20_Text"><text:span text:style-name="T1">-----------------------------------------------------------</text:span></text:span></text:p>
      <text:p text:style-name="P2"><text:span text:style-name="T1">Here’s a detailed mapping for the </text:span><text:span text:style-name="Strong_20_Emphasis"><text:span text:style-name="T1">Home Page</text:span></text:span><text:span text:style-name="T1"> components to backend endpoints and logic, based strictly on your pasted reference:</text:span></text:p>
      <text:p text:style-name="P48"/>
      <text:h text:style-name="P49" text:outline-level="3"><text:span text:style-name="Strong_20_Emphasis"><text:span text:style-name="T1">1. Portfolio Summary</text:span></text:span></text:h>
      <text:list text:style-name="L16">
        <text:list-item>
          <text:p text:style-name="P50"><text:span text:style-name="Strong_20_Emphasis"><text:span text:style-name="T1">Backend Endpoint:</text:span></text:span><text:span text:style-name="T1"> </text:span><text:span text:style-name="Source_20_Text"><text:span text:style-name="T1">GET /api/analytics/{user}</text:span></text:span></text:p>
        </text:list-item>
        <text:list-item>
          <text:p text:style-name="P50"><text:span text:style-name="Strong_20_Emphasis"><text:span text:style-name="T1">Data retrieved:</text:span></text:span></text:p>
          <text:list>
            <text:list-item>
              <text:p text:style-name="P50"><text:span text:style-name="Source_20_Text"><text:span text:style-name="T1">TotalValue</text:span></text:span></text:p>
            </text:list-item>
            <text:list-item>
              <text:p text:style-name="P50"><text:span text:style-name="Source_20_Text"><text:span text:style-name="T1">DailyChangePercent</text:span></text:span></text:p>
            </text:list-item>
            <text:list-item>
              <text:p text:style-name="P50"><text:span text:style-name="Source_20_Text"><text:span text:style-name="T1">TotalReturnPercent</text:span></text:span></text:p>
            </text:list-item>
          </text:list>
        </text:list-item>
        <text:list-item>
          <text:p text:style-name="P50"><text:span text:style-name="Strong_20_Emphasis"><text:span text:style-name="T1">Additional logic:</text:span></text:span><text:span text:style-name="T1"><text:line-break/>Already precomputed by the </text:span><text:span text:style-name="Strong_20_Emphasis"><text:span text:style-name="T1">Analytics Service</text:span></text:span><text:span text:style-name="T1"> when processing </text:span><text:soft-page-break/><text:span text:style-name="Source_20_Text"><text:span text:style-name="T1">PortfolioUpdatedEvent</text:span></text:span><text:span text:style-name="T1"> and </text:span><text:span text:style-name="Source_20_Text"><text:span text:style-name="T1">MarketPricesUpdatedEvent</text:span></text:span><text:span text:style-name="T1">. Front-end just displays.</text:span></text:p>
        </text:list-item>
      </text:list>
      <text:p text:style-name="P48"/>
      <text:h text:style-name="P49" text:outline-level="3"><text:span text:style-name="Strong_20_Emphasis"><text:span text:style-name="T1">2. Portfolio Performance (Mini Chart / Sparkline)</text:span></text:span></text:h>
      <text:list text:style-name="L17">
        <text:list-item>
          <text:p text:style-name="P51"><text:span text:style-name="Strong_20_Emphasis"><text:span text:style-name="T1">Backend Endpoint:</text:span></text:span><text:span text:style-name="T1"> </text:span><text:span text:style-name="Source_20_Text"><text:span text:style-name="T1">GET /api/analytics/{user}/history</text:span></text:span></text:p>
        </text:list-item>
        <text:list-item>
          <text:p text:style-name="P51"><text:span text:style-name="Strong_20_Emphasis"><text:span text:style-name="T1">Data retrieved:</text:span></text:span><text:span text:style-name="T1"> array of </text:span><text:span text:style-name="Source_20_Text"><text:span text:style-name="T1">PortfolioAnalyticsSnapshot</text:span></text:span></text:p>
          <text:p text:style-name="P52"><text:span text:style-name="Source_20_Text"><text:span text:style-name="T1">public class PortfolioAnalyticsSnapshot</text:span></text:span></text:p>
          <text:p text:style-name="P53"><text:span text:style-name="Source_20_Text"><text:span text:style-name="T1">{</text:span></text:span></text:p>
          <text:p text:style-name="P53"><text:span text:style-name="Source_20_Text"><text:span text:style-name="T1"><text:s text:c="4"/>public DateTime Timestamp { get; set; }</text:span></text:span></text:p>
          <text:p text:style-name="P53"><text:span text:style-name="Source_20_Text"><text:span text:style-name="T1"><text:s text:c="4"/>public decimal TotalValue { get; set; }</text:span></text:span></text:p>
          <text:p text:style-name="P53"><text:span text:style-name="Source_20_Text"><text:span text:style-name="T1">}</text:span></text:span></text:p>
        </text:list-item>
        <text:list-item>
          <text:p text:style-name="P51"><text:span text:style-name="Strong_20_Emphasis"><text:span text:style-name="T1">Additional logic:</text:span></text:span></text:p>
          <text:list>
            <text:list-item>
              <text:p text:style-name="P54">Map snapshots to X/Y coordinates for line chart.</text:p>
            </text:list-item>
            <text:list-item>
              <text:p text:style-name="P54">Optionally smooth data or compute daily deltas for visualization.</text:p>
            </text:list-item>
          </text:list>
        </text:list-item>
      </text:list>
      <text:p text:style-name="P48"/>
      <text:h text:style-name="P49" text:outline-level="3"><text:span text:style-name="Strong_20_Emphasis"><text:span text:style-name="T1">3. Latest Notifications</text:span></text:span></text:h>
      <text:list text:style-name="L18">
        <text:list-item>
          <text:p text:style-name="P55"><text:span text:style-name="Strong_20_Emphasis"><text:span text:style-name="T1">Backend Endpoint:</text:span></text:span><text:span text:style-name="T1"> </text:span><text:span text:style-name="Source_20_Text"><text:span text:style-name="T1">GET /api/notifications/{user}?</text:span></text:span><text:span text:style-name="Source_20_Text"><text:span text:style-name="T4">unread=false</text:span></text:span></text:p>
        </text:list-item>
        <text:list-item>
          <text:p text:style-name="P55"><text:span text:style-name="Strong_20_Emphasis"><text:span text:style-name="T1">Data retrieved:</text:span></text:span><text:span text:style-name="T1"> list of recent notifications (</text:span><text:span text:style-name="Source_20_Text"><text:span text:style-name="T1">Message</text:span></text:span><text:span text:style-name="T1">, </text:span><text:span text:style-name="Source_20_Text"><text:span text:style-name="T1">CreatedAt</text:span></text:span><text:span text:style-name="T1">)</text:span></text:p>
        </text:list-item>
        <text:list-item>
          <text:p text:style-name="P55"><text:span text:style-name="Strong_20_Emphasis"><text:span text:style-name="T1">Additional logic:</text:span></text:span></text:p>
          <text:list>
            <text:list-item>
              <text:p text:style-name="P56">Show 2–3 latest messages.</text:p>
            </text:list-item>
            <text:list-item>
              <text:p text:style-name="P56">Optionally sort by timestamp descending.</text:p>
            </text:list-item>
          </text:list>
        </text:list-item>
      </text:list>
      <text:p text:style-name="P48"/>
      <text:h text:style-name="P49" text:outline-level="3"><text:span text:style-name="Strong_20_Emphasis"><text:span text:style-name="T1">4. Quick Actions</text:span></text:span></text:h>
      <text:h text:style-name="P57" text:outline-level="4"><text:span text:style-name="Strong_20_Emphasis"><text:span text:style-name="T1">a) Add Asset</text:span></text:span></text:h>
      <text:list text:style-name="L19">
        <text:list-item>
          <text:p text:style-name="P58"><text:span text:style-name="Strong_20_Emphasis"><text:span text:style-name="T1">Action:</text:span></text:span><text:span text:style-name="T1"> navigates to </text:span><text:span text:style-name="Source_20_Text"><text:span text:style-name="T1">/portfolio</text:span></text:span><text:span text:style-name="T1"> page (frontend routing)</text:span></text:p>
        </text:list-item>
        <text:list-item>
          <text:p text:style-name="P58"><text:span text:style-name="Strong_20_Emphasis"><text:span text:style-name="T1">Backend Endpoint (on Portfolio page):</text:span></text:span><text:span text:style-name="T1"><text:line-break/></text:span><text:span text:style-name="Source_20_Text"><text:span text:style-name="T1">POST /api/portfolio/{user}/asset</text:span></text:span><text:span text:style-name="T1"> (to add new asset)</text:span></text:p>
        </text:list-item>
      </text:list>
      <text:h text:style-name="P57" text:outline-level="4"><text:span text:style-name="Strong_20_Emphasis"><text:span text:style-name="T1">b) View Analytics</text:span></text:span></text:h>
      <text:list text:style-name="L20">
        <text:list-item>
          <text:p text:style-name="P59"><text:span text:style-name="Strong_20_Emphasis"><text:span text:style-name="T1">Action:</text:span></text:span><text:span text:style-name="T1"> navigates to </text:span><text:span text:style-name="Source_20_Text"><text:span text:style-name="T1">/analytics</text:span></text:span><text:span text:style-name="T1"> page (frontend routing)</text:span></text:p>
        </text:list-item>
        <text:list-item>
          <text:p text:style-name="P59"><text:span text:style-name="Strong_20_Emphasis"><text:span text:style-name="T1">Endpoints called by Analytics page:</text:span></text:span></text:p>
          <text:list>
            <text:list-item>
              <text:p text:style-name="P59"><text:span text:style-name="Source_20_Text"><text:span text:style-name="T1">GET /api/analytics/{user}</text:span></text:span><text:span text:style-name="T1"> (Key Metrics + Pie Chart data)</text:span></text:p>
            </text:list-item>
            <text:list-item>
              <text:p text:style-name="P59"><text:soft-page-break/><text:span text:style-name="Source_20_Text"><text:span text:style-name="T1">GET /api/analytics/{user}/history</text:span></text:span><text:span text:style-name="T1"> (Line chart)</text:span></text:p>
            </text:list-item>
          </text:list>
        </text:list-item>
      </text:list>
      <text:h text:style-name="P57" text:outline-level="4"><text:span text:style-name="Strong_20_Emphasis"><text:span text:style-name="T1">c) Simulate Market Update</text:span></text:span></text:h>
      <text:list text:style-name="L21">
        <text:list-item>
          <text:p text:style-name="P60"><text:span text:style-name="Strong_20_Emphasis"><text:span text:style-name="T1">Action:</text:span></text:span><text:span text:style-name="T1"> navigates to </text:span><text:span text:style-name="Source_20_Text"><text:span text:style-name="T1">/simulate</text:span></text:span><text:span text:style-name="T1"> or triggers </text:span><text:span text:style-name="Source_20_Text"><text:span text:style-name="T1">/api/marketdata/simulate</text:span></text:span></text:p>
        </text:list-item>
        <text:list-item>
          <text:p text:style-name="P60"><text:span text:style-name="Strong_20_Emphasis"><text:span text:style-name="T1">Backend Endpoint:</text:span></text:span><text:span text:style-name="T1"> </text:span><text:span text:style-name="Source_20_Text"><text:span text:style-name="T1">POST /api/marketdata/simulate</text:span></text:span></text:p>
        </text:list-item>
        <text:list-item>
          <text:p text:style-name="P60"><text:span text:style-name="Strong_20_Emphasis"><text:span text:style-name="T1">Logic:</text:span></text:span><text:span text:style-name="T1"> Randomly updates prices; triggers </text:span><text:span text:style-name="Source_20_Text"><text:span text:style-name="T1">MarketPricesUpdatedEvent</text:span></text:span><text:span text:style-name="T1"> → Analytics recomputation → Notifications if thresholds crossed.</text:span></text:p>
        </text:list-item>
      </text:list>
      <text:p text:style-name="P48"/>
      <text:p text:style-name="P2"><text:span text:style-name="T1">✅ </text:span><text:span text:style-name="Strong_20_Emphasis"><text:span text:style-name="T1">Summary Table</text:span>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10">Home Page Component</text:p>
            </table:table-cell>
            <table:table-cell table:style-name="Table14.A1" office:value-type="string">
              <text:p text:style-name="P10">Backend Endpoint(s)</text:p>
            </table:table-cell>
            <table:table-cell table:style-name="Table14.A1" office:value-type="string">
              <text:p text:style-name="P10">Additional Logic</text:p>
            </table:table-cell>
          </table:table-row>
        </table:table-header-rows>
        <table:table-row>
          <table:table-cell table:style-name="Table14.A1" office:value-type="string">
            <text:p text:style-name="P12">Portfolio Summary</text:p>
          </table:table-cell>
          <table:table-cell table:style-name="Table14.A1" office:value-type="string">
            <text:p text:style-name="P12">GET /api/analytics/{user}</text:p>
          </table:table-cell>
          <table:table-cell table:style-name="Table14.A1" office:value-type="string">
            <text:p text:style-name="P12">None, Analytics Service already computes metrics</text:p>
          </table:table-cell>
        </table:table-row>
        <table:table-row>
          <table:table-cell table:style-name="Table14.A1" office:value-type="string">
            <text:p text:style-name="P12">Portfolio Performance (Mini Chart)</text:p>
          </table:table-cell>
          <table:table-cell table:style-name="Table14.A1" office:value-type="string">
            <text:p text:style-name="P12">GET /api/analytics/{user}/history</text:p>
          </table:table-cell>
          <table:table-cell table:style-name="Table14.A1" office:value-type="string">
            <text:p text:style-name="P12">Map snapshots to chart; X=Timestamp, Y=TotalValue</text:p>
          </table:table-cell>
        </table:table-row>
        <table:table-row>
          <table:table-cell table:style-name="Table14.A1" office:value-type="string">
            <text:p text:style-name="P12">Latest Notifications</text:p>
          </table:table-cell>
          <table:table-cell table:style-name="Table14.A1" office:value-type="string">
            <text:p text:style-name="P12">GET /api/notifications/{user}</text:p>
          </table:table-cell>
          <table:table-cell table:style-name="Table14.A1" office:value-type="string">
            <text:p text:style-name="P12">Take most recent 2–3 notifications; sort descending</text:p>
          </table:table-cell>
        </table:table-row>
        <table:table-row>
          <table:table-cell table:style-name="Table14.A1" office:value-type="string">
            <text:p text:style-name="P12">Add Asset</text:p>
          </table:table-cell>
          <table:table-cell table:style-name="Table14.A1" office:value-type="string">
            <text:p text:style-name="P12">POST /api/portfolio/{user}/asset</text:p>
          </table:table-cell>
          <table:table-cell table:style-name="Table14.A1" office:value-type="string">
            <text:p text:style-name="P12">Trigger PortfolioUpdatedEvent</text:p>
          </table:table-cell>
        </table:table-row>
        <table:table-row>
          <table:table-cell table:style-name="Table14.A1" office:value-type="string">
            <text:p text:style-name="P12">View Analytics</text:p>
          </table:table-cell>
          <table:table-cell table:style-name="Table14.A1" office:value-type="string">
            <text:p text:style-name="P12">GET /api/analytics/{user}, GET /api/analytics/{user}/history</text:p>
          </table:table-cell>
          <table:table-cell table:style-name="Table14.A1" office:value-type="string">
            <text:p text:style-name="P12">Render charts, tables</text:p>
          </table:table-cell>
        </table:table-row>
        <table:table-row>
          <table:table-cell table:style-name="Table14.A1" office:value-type="string">
            <text:p text:style-name="P12">Simulate</text:p>
          </table:table-cell>
          <table:table-cell table:style-name="Table14.A1" office:value-type="string">
            <text:p text:style-name="P12">POST /api/marketdata/simulate</text:p>
          </table:table-cell>
          <table:table-cell table:style-name="Table14.A1" office:value-type="string">
            <text:p text:style-name="P12">Trigger price update, downstream events</text:p>
          </table:table-cell>
        </table:table-row>
      </table:table>
      <text:p text:style-name="P3"/>
      <text:p text:style-name="P61"/>
      <text:h text:style-name="P32" text:outline-level="2"><text:span text:style-name="T1">💼 </text:span><text:span text:style-name="Strong_20_Emphasis"><text:span text:style-name="T1">2. Portfolio Page (</text:span></text:span><text:span text:style-name="Source_20_Text"><text:span text:style-name="T1">/portfolio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Your Portfolio <text:s text:c="40"/>|</text:span></text:span></text:p>
      <text:p text:style-name="P8"><text:span text:style-name="Source_20_Text"><text:span text:style-name="T1">| <text:s/>Manage your assets below. <text:s text:c="2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Table ] <text:s text:c="35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Symbol | Name <text:s text:c="4"/>| Qty | Price | Value | Delete | <text:s text:c="2"/>|</text:span></text:span></text:p>
      <text:p text:style-name="P8"><text:span text:style-name="Source_20_Text"><text:span text:style-name="T1">| <text:s/>| AAPL <text:s text:c="2"/>| Apple <text:s text:c="3"/>| <text:s/>10 | 180 <text:s text:c="2"/>| 1800 <text:s/>| (x) <text:s text:c="3"/>| <text:s text:c="2"/>|</text:span></text:span></text:p>
      <text:p text:style-name="P8"><text:span text:style-name="Source_20_Text"><text:span text:style-name="T1">| <text:s/>| TSLA <text:s text:c="2"/>| Tesla <text:s text:c="3"/>| <text:s text:c="2"/>5 | 250 <text:s text:c="2"/>| 1250 <text:s/>| (x) <text:s text:c="3"/>| <text:s text:c="2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Total Value: $3050 <text:s text:c="3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Add New Asset ] <text:s text:c="37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Symbol: [_____] <text:s text:c="2"/>Name: [_________] <text:s text:c="2"/>Qty: [__] <text:s text:c="7"/>|</text:span></text:span></text:p>
      <text:p text:style-name="P8"><text:span text:style-name="Source_20_Text"><text:span text:style-name="T1">| <text:s/>[Add Asset] <text:s text:c="43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oft-page-break/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Revalue Portfolio] <text:s text:c="2"/>[Back to Dashboard] <text:s text:c="13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Status: Last revaluation at 10:25 AM <text:s text:c="18"/>|</text:span></text:span></text:p>
      <text:p text:style-name="P9"><text:span text:style-name="Source_20_Text"><text:span text:style-name="T1">-----------------------------------------------------------</text:span></text:span></text:p>
      <text:p text:style-name="P2"><text:span text:style-name="T1">Let’s analyze the </text:span><text:span text:style-name="Strong_20_Emphasis"><text:span text:style-name="T1">Portfolio Page</text:span></text:span><text:span text:style-name="T1"> in terms of </text:span><text:span text:style-name="Strong_20_Emphasis"><text:span text:style-name="T1">frontend-backend interactions</text:span></text:span><text:span text:style-name="T1"> based on the architecture we discussed previously.</text:span></text:p>
      <text:p text:style-name="P48"/>
      <text:h text:style-name="P49" text:outline-level="3"><text:span text:style-name="Strong_20_Emphasis"><text:span text:style-name="T1">1️⃣ Portfolio Table (Load existing assets)</text:span></text:span></text:h>
      <text:p text:style-name="P2"><text:span text:style-name="T1">The table shows the user’s </text:span><text:span text:style-name="Strong_20_Emphasis"><text:span text:style-name="T1">assets</text:span></text:span><text:span text:style-name="T1">, quantities, current price, and total value.</text:span></text:p>
      <text:p text:style-name="P2"><text:span text:style-name="Strong_20_Emphasis"><text:span text:style-name="T1">Frontend action:</text:span></text:span></text:p>
      <text:list text:style-name="L22">
        <text:list-item>
          <text:p text:style-name="P62">On page load, call the backend to get all the assets for the logged-in user.</text:p>
        </text:list-item>
      </text:list>
      <text:p text:style-name="P2"><text:span text:style-name="Strong_20_Emphasis"><text:span text:style-name="T1">Backend endpoint (based on architecture):</text:span></text:span></text:p>
      <text:p text:style-name="P63"><text:span text:style-name="Source_20_Text"><text:span text:style-name="T1">GET /api/portfolio/{userId}</text:span></text:span></text:p>
      <text:p text:style-name="P2"><text:span text:style-name="Strong_20_Emphasis"><text:span text:style-name="T1">Expected response:</text:span></text:span></text:p>
      <text:p text:style-name="P63"><text:span text:style-name="Source_20_Text"><text:span text:style-name="T1">[</text:span></text:span></text:p>
      <text:p text:style-name="P64"><text:span text:style-name="Source_20_Text"><text:span text:style-name="T1"><text:s text:c="2"/>{</text:span></text:span></text:p>
      <text:p text:style-name="P64"><text:span text:style-name="Source_20_Text"><text:span text:style-name="T1"><text:s text:c="4"/>"symbol": "AAPL",</text:span></text:span></text:p>
      <text:p text:style-name="P64"><text:span text:style-name="Source_20_Text"><text:span text:style-name="T1"><text:s text:c="4"/>"name": "Apple",</text:span></text:span></text:p>
      <text:p text:style-name="P64"><text:span text:style-name="Source_20_Text"><text:span text:style-name="T1"><text:s text:c="4"/>"quantity": 10,</text:span></text:span></text:p>
      <text:p text:style-name="P64"><text:span text:style-name="Source_20_Text"><text:span text:style-name="T1"><text:s text:c="4"/>"price": 180,</text:span></text:span></text:p>
      <text:p text:style-name="P64"><text:span text:style-name="Source_20_Text"><text:span text:style-name="T1"><text:s text:c="4"/>"value": 1800</text:span></text:span></text:p>
      <text:p text:style-name="P64"><text:span text:style-name="Source_20_Text"><text:span text:style-name="T1"><text:s text:c="2"/>},</text:span></text:span></text:p>
      <text:p text:style-name="P64"><text:span text:style-name="Source_20_Text"><text:span text:style-name="T1"><text:s text:c="2"/>{</text:span></text:span></text:p>
      <text:p text:style-name="P64"><text:span text:style-name="Source_20_Text"><text:span text:style-name="T1"><text:s text:c="4"/>"symbol": "TSLA",</text:span></text:span></text:p>
      <text:p text:style-name="P64"><text:span text:style-name="Source_20_Text"><text:span text:style-name="T1"><text:s text:c="4"/>"name": "Tesla",</text:span></text:span></text:p>
      <text:p text:style-name="P64"><text:span text:style-name="Source_20_Text"><text:span text:style-name="T1"><text:s text:c="4"/>"quantity": 5,</text:span></text:span></text:p>
      <text:p text:style-name="P64"><text:span text:style-name="Source_20_Text"><text:span text:style-name="T1"><text:s text:c="4"/>"price": 250,</text:span></text:span></text:p>
      <text:p text:style-name="P64"><text:span text:style-name="Source_20_Text"><text:span text:style-name="T1"><text:s text:c="4"/>"value": 1250</text:span></text:span></text:p>
      <text:p text:style-name="P64"><text:span text:style-name="Source_20_Text"><text:span text:style-name="T1"><text:s text:c="2"/>}</text:span></text:span></text:p>
      <text:p text:style-name="P64"><text:span text:style-name="Source_20_Text"><text:span text:style-name="T1">]</text:span></text:span></text:p>
      <text:p text:style-name="P2"><text:span text:style-name="Strong_20_Emphasis"><text:span text:style-name="T1">Frontend logic:</text:span></text:span></text:p>
      <text:list text:style-name="L23">
        <text:list-item>
          <text:p text:style-name="P65">Render each asset as a row in the table.</text:p>
        </text:list-item>
        <text:list-item>
          <text:p text:style-name="P66"><text:span text:style-name="T1">Compute the </text:span><text:span text:style-name="Strong_20_Emphasis"><text:span text:style-name="T1">Total Value</text:span></text:span><text:span text:style-name="T1"> either from backend or sum in frontend:</text:span></text:p>
        </text:list-item>
      </text:list>
      <text:p text:style-name="P63"><text:soft-page-break/><text:span text:style-name="Source_20_Text"><text:span text:style-name="T1">totalValue = assets.reduce((acc, asset) =&gt; acc + asset.value, 0);</text:span></text:span></text:p>
      <text:p text:style-name="P48"/>
      <text:h text:style-name="P49" text:outline-level="3"><text:span text:style-name="Strong_20_Emphasis"><text:span text:style-name="T1">2️⃣ Delete Asset</text:span></text:span></text:h>
      <text:p text:style-name="P2"><text:span text:style-name="T1">The table has a </text:span><text:span text:style-name="Strong_20_Emphasis"><text:span text:style-name="T1">Delete (x)</text:span></text:span><text:span text:style-name="T1"> button for each asset.</text:span></text:p>
      <text:p text:style-name="P2"><text:span text:style-name="Strong_20_Emphasis"><text:span text:style-name="T1">Frontend action:</text:span></text:span></text:p>
      <text:list text:style-name="L24">
        <text:list-item>
          <text:p text:style-name="P67"><text:span text:style-name="T1">On click of </text:span><text:span text:style-name="Source_20_Text"><text:span text:style-name="T1">(x)</text:span></text:span><text:span text:style-name="T1">, call backend to delete the asset.</text:span></text:p>
        </text:list-item>
      </text:list>
      <text:p text:style-name="P2"><text:span text:style-name="Strong_20_Emphasis"><text:span text:style-name="T1">Backend endpoint:</text:span></text:span></text:p>
      <text:p text:style-name="P63"><text:span text:style-name="Source_20_Text"><text:span text:style-name="T1">DELETE /api/portfolio/{userId}/assets/{symbol}</text:span></text:span></text:p>
      <text:p text:style-name="P2"><text:span text:style-name="Strong_20_Emphasis"><text:span text:style-name="T1">Frontend behavior:</text:span></text:span></text:p>
      <text:list text:style-name="L25">
        <text:list-item>
          <text:p text:style-name="P68">Remove the row from the table after a successful response.</text:p>
        </text:list-item>
        <text:list-item>
          <text:p text:style-name="P69"><text:span text:style-name="T1">Recompute </text:span><text:span text:style-name="Strong_20_Emphasis"><text:span text:style-name="T1">Total Value</text:span></text:span><text:span text:style-name="T1">.</text:span></text:p>
        </text:list-item>
      </text:list>
      <text:p text:style-name="P48"/>
      <text:h text:style-name="P49" text:outline-level="3"><text:span text:style-name="Strong_20_Emphasis"><text:span text:style-name="T1">3️⃣ Add New Asset</text:span></text:span></text:h>
      <text:p text:style-name="P2"><text:span text:style-name="T1">The </text:span><text:span text:style-name="Strong_20_Emphasis"><text:span text:style-name="T1">Add New Asset</text:span></text:span><text:span text:style-name="T1"> section has a form with Symbol, Name, and Quantity.</text:span></text:p>
      <text:p text:style-name="P2"><text:span text:style-name="Strong_20_Emphasis"><text:span text:style-name="T1">Frontend action:</text:span></text:span></text:p>
      <text:list text:style-name="L26">
        <text:list-item>
          <text:p text:style-name="P70"><text:span text:style-name="T1">On clicking </text:span><text:span text:style-name="Strong_20_Emphasis"><text:span text:style-name="T1">[Add Asset]</text:span></text:span><text:span text:style-name="T1">, call backend to create the asset.</text:span></text:p>
        </text:list-item>
      </text:list>
      <text:p text:style-name="P2"><text:span text:style-name="Strong_20_Emphasis"><text:span text:style-name="T1">Backend endpoint:</text:span></text:span></text:p>
      <text:p text:style-name="P63"><text:span text:style-name="Source_20_Text"><text:span text:style-name="T1">POST /api/portfolio/{userId}/asset</text:span></text:span></text:p>
      <text:p text:style-name="P2"><text:span text:style-name="Strong_20_Emphasis"><text:span text:style-name="T1">Request body:</text:span></text:span></text:p>
      <text:p text:style-name="P63"><text:span text:style-name="Source_20_Text"><text:span text:style-name="T1">{</text:span></text:span></text:p>
      <text:p text:style-name="P64"><text:span text:style-name="Source_20_Text"><text:span text:style-name="T1"><text:s text:c="2"/>"symbol": "MSFT",</text:span></text:span></text:p>
      <text:p text:style-name="P64"><text:span text:style-name="Source_20_Text"><text:span text:style-name="T1"><text:s text:c="2"/>"name": "Microsoft",</text:span></text:span></text:p>
      <text:p text:style-name="P64"><text:span text:style-name="Source_20_Text"><text:span text:style-name="T1"><text:s text:c="2"/>"quantity": 8</text:span></text:span></text:p>
      <text:p text:style-name="P64"><text:span text:style-name="Source_20_Text"><text:span text:style-name="T1">}</text:span></text:span></text:p>
      <text:p text:style-name="P2"><text:span text:style-name="Strong_20_Emphasis"><text:span text:style-name="T1">Backend response:</text:span></text:span></text:p>
      <text:list text:style-name="L27">
        <text:list-item>
          <text:p text:style-name="P71"><text:span text:style-name="T1">Returns the created asset with its current </text:span><text:span text:style-name="Strong_20_Emphasis"><text:span text:style-name="T1">price</text:span></text:span><text:span text:style-name="T1"> and </text:span><text:span text:style-name="Strong_20_Emphasis"><text:span text:style-name="T1">value</text:span></text:span><text:span text:style-name="T1">.</text:span></text:p>
        </text:list-item>
      </text:list>
      <text:p text:style-name="P2"><text:span text:style-name="Strong_20_Emphasis"><text:span text:style-name="T1">Frontend behavior:</text:span></text:span></text:p>
      <text:list text:style-name="L28">
        <text:list-item>
          <text:p text:style-name="P72">Append new row to the portfolio table.</text:p>
        </text:list-item>
        <text:list-item>
          <text:p text:style-name="P73"><text:span text:style-name="T1">Update </text:span><text:span text:style-name="Strong_20_Emphasis"><text:span text:style-name="T1">Total Value</text:span></text:span><text:span text:style-name="T1">.</text:span></text:p>
        </text:list-item>
      </text:list>
      <text:p text:style-name="P48"/>
      <text:h text:style-name="P49" text:outline-level="3"><text:soft-page-break/><text:span text:style-name="Strong_20_Emphasis"><text:span text:style-name="T1">4️⃣ Revalue Portfolio</text:span></text:span></text:h>
      <text:p text:style-name="P3">This button is for updating all asset prices to the latest market values.</text:p>
      <text:p text:style-name="P2"><text:span text:style-name="Strong_20_Emphasis"><text:span text:style-name="T1">Frontend action:</text:span></text:span></text:p>
      <text:list text:style-name="L29">
        <text:list-item>
          <text:p text:style-name="P74">Call backend endpoint to refresh prices:</text:p>
        </text:list-item>
      </text:list>
      <text:p text:style-name="P63"><text:span text:style-name="Source_20_Text"><text:span text:style-name="T1">POST /api/portfolio/{userId}/</text:span></text:span><text:span text:style-name="Source_20_Text"><text:span text:style-name="T4">valuation</text:span></text:span></text:p>
      <text:p text:style-name="P2"><text:span text:style-name="Strong_20_Emphasis"><text:span text:style-name="T1">Backend behavior:</text:span></text:span></text:p>
      <text:list text:style-name="L30">
        <text:list-item>
          <text:p text:style-name="P75">Re-fetch latest prices from the market data service.</text:p>
        </text:list-item>
        <text:list-item>
          <text:p text:style-name="P76"><text:span text:style-name="T1">Recompute </text:span><text:span text:style-name="Source_20_Text"><text:span text:style-name="T1">value = price * quantity</text:span></text:span><text:span text:style-name="T1"> for each asset.</text:span></text:p>
        </text:list-item>
        <text:list-item>
          <text:p text:style-name="P75">Return updated list.</text:p>
        </text:list-item>
      </text:list>
      <text:p text:style-name="P2"><text:span text:style-name="Strong_20_Emphasis"><text:span text:style-name="T1">Frontend behavior:</text:span></text:span></text:p>
      <text:list text:style-name="L31">
        <text:list-item>
          <text:p text:style-name="P77">Update the table with new prices and values.</text:p>
        </text:list-item>
        <text:list-item>
          <text:p text:style-name="P78"><text:span text:style-name="T1">Update </text:span><text:span text:style-name="Strong_20_Emphasis"><text:span text:style-name="T1">Total Value</text:span></text:span><text:span text:style-name="T1">.</text:span></text:p>
        </text:list-item>
        <text:list-item>
          <text:p text:style-name="P78"><text:span text:style-name="T1">Update </text:span><text:span text:style-name="Strong_20_Emphasis"><text:span text:style-name="T1">Status:</text:span></text:span><text:span text:style-name="T1"> </text:span><text:span text:style-name="Source_20_Text"><text:span text:style-name="T1">"Last revaluation at HH:MM"</text:span></text:span><text:span text:style-name="T1">.</text:span></text:p>
        </text:list-item>
      </text:list>
      <text:p text:style-name="P48"/>
      <text:h text:style-name="P49" text:outline-level="3"><text:span text:style-name="Strong_20_Emphasis"><text:span text:style-name="T1">5️⃣ Back to Dashboard</text:span></text:span></text:h>
      <text:list text:style-name="L32">
        <text:list-item>
          <text:p text:style-name="P79"><text:span text:style-name="T1">This is </text:span><text:span text:style-name="Strong_20_Emphasis"><text:span text:style-name="T1">frontend-only navigation</text:span></text:span><text:span text:style-name="T1">; no backend call is required.</text:span></text:p>
        </text:list-item>
      </text:list>
      <text:p text:style-name="P48"/>
      <text:h text:style-name="P49" text:outline-level="3"><text:span text:style-name="T1">✅ </text:span><text:span text:style-name="Strong_20_Emphasis"><text:span text:style-name="T1">Summary of Frontend Calls</text:span>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10">Action</text:p>
            </table:table-cell>
            <table:table-cell table:style-name="Table13.A1" office:value-type="string">
              <text:p text:style-name="P10">Endpoint</text:p>
            </table:table-cell>
            <table:table-cell table:style-name="Table13.A1" office:value-type="string">
              <text:p text:style-name="P10">Frontend Notes</text:p>
            </table:table-cell>
          </table:table-row>
        </table:table-header-rows>
        <table:table-row>
          <table:table-cell table:style-name="Table13.A1" office:value-type="string">
            <text:p text:style-name="P12">Load assets</text:p>
          </table:table-cell>
          <table:table-cell table:style-name="Table13.A1" office:value-type="string">
            <text:p text:style-name="P11"><text:span text:style-name="T1">GET </text:span><text:span text:style-name="Source_20_Text"><text:span text:style-name="T1">/api/portfolio/{userId}</text:span></text:span></text:p>
          </table:table-cell>
          <table:table-cell table:style-name="Table13.A1" office:value-type="string">
            <text:p text:style-name="P12">Populate table, compute total</text:p>
          </table:table-cell>
        </table:table-row>
        <table:table-row>
          <table:table-cell table:style-name="Table13.A1" office:value-type="string">
            <text:p text:style-name="P12">Delete asset</text:p>
          </table:table-cell>
          <table:table-cell table:style-name="Table13.A1" office:value-type="string">
            <text:p text:style-name="P11"><text:span text:style-name="T1">DELETE </text:span><text:span text:style-name="Source_20_Text"><text:span text:style-name="T1">/api/portfolio/{userId}/assets/{symbol}</text:span></text:span></text:p>
          </table:table-cell>
          <table:table-cell table:style-name="Table13.A1" office:value-type="string">
            <text:p text:style-name="P12">Remove row, update total</text:p>
          </table:table-cell>
        </table:table-row>
        <table:table-row>
          <table:table-cell table:style-name="Table13.A1" office:value-type="string">
            <text:p text:style-name="P12">Add new asset</text:p>
          </table:table-cell>
          <table:table-cell table:style-name="Table13.A1" office:value-type="string">
            <text:p text:style-name="P11"><text:span text:style-name="T1">POST </text:span><text:span text:style-name="Source_20_Text"><text:span text:style-name="T1">/api/portfolio/{userId}/asset</text:span></text:span></text:p>
          </table:table-cell>
          <table:table-cell table:style-name="Table13.A1" office:value-type="string">
            <text:p text:style-name="P12">Append row, update total</text:p>
          </table:table-cell>
        </table:table-row>
        <table:table-row>
          <table:table-cell table:style-name="Table13.A1" office:value-type="string">
            <text:p text:style-name="P12">Revalue portfolio</text:p>
          </table:table-cell>
          <table:table-cell table:style-name="Table13.A1" office:value-type="string">
            <text:p text:style-name="P11"><text:span text:style-name="T1">POST </text:span><text:span text:style-name="Source_20_Text"><text:span text:style-name="T1">/api/portfolio/{userId}/</text:span></text:span><text:span text:style-name="Source_20_Text"><text:span text:style-name="T4">valuation</text:span></text:span></text:p>
          </table:table-cell>
          <table:table-cell table:style-name="Table13.A1" office:value-type="string">
            <text:p text:style-name="P12">Update table values and total, update last revaluation timestamp</text:p>
          </table:table-cell>
        </table:table-row>
        <table:table-row>
          <table:table-cell table:style-name="Table13.A1" office:value-type="string">
            <text:p text:style-name="P12">Back to dashboard</text:p>
          </table:table-cell>
          <table:table-cell table:style-name="Table13.A1" office:value-type="string">
            <text:p text:style-name="P12">—</text:p>
          </table:table-cell>
          <table:table-cell table:style-name="Table13.A1" office:value-type="string">
            <text:p text:style-name="P12">Client-side navigation only</text:p>
          </table:table-cell>
        </table:table-row>
      </table:table>
      <text:p text:style-name="P3"/>
      <text:h text:style-name="P32" text:outline-level="2"><text:span text:style-name="T1">📊 </text:span><text:span text:style-name="Strong_20_Emphasis"><text:span text:style-name="T1">3. Analytics Page (</text:span></text:span><text:span text:style-name="Source_20_Text"><text:span text:style-name="T1">/analytics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oft-page-break/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Analytics Overview <text:s text:c="36"/>|</text:span></text:span></text:p>
      <text:p text:style-name="P8"><text:span text:style-name="Source_20_Text"><text:span text:style-name="T1">| <text:s/>Updated as of: 10:30 AM <text:s text:c="31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Key Metrics ] <text:s text:c="39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| <text:s/>| Total Value: $123,456 <text:s text:c="24"/>| <text:s text:c="6"/>|</text:span></text:span></text:p>
      <text:p text:style-name="P8"><text:span text:style-name="Source_20_Text"><text:span text:style-name="T1">| <text:s/>| Daily Change: +2.3% ↑ <text:s text:c="25"/>| <text:s text:c="6"/>|</text:span></text:span></text:p>
      <text:p text:style-name="P8"><text:span text:style-name="Source_20_Text"><text:span text:style-name="T1">| <text:s/>| Total Return: +14.8% <text:s text:c="26"/>| <text:s text:c="6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ie Chart: Asset Allocation ] <text:s text:c="23"/>|</text:span></text:span></text:p>
      <text:p text:style-name="P8"><text:span text:style-name="Source_20_Text"><text:span text:style-name="T1">| <text:s text:c="2"/>(AAPL 60%, TSLA 40%) <text:s text:c="33"/>|</text:span></text:span></text:p>
      <text:p text:style-name="P8"><text:span text:style-name="Source_20_Text"><text:span text:style-name="T1">| <text:s text:c="5"/>🍩 Chart rendered with Chart.js <text:s text:c="1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Line Chart: Portfolio Value Over Time ] <text:s text:c="13"/>|</text:span></text:span></text:p>
      <text:p text:style-name="P8"><text:span text:style-name="Source_20_Text"><text:span text:style-name="T1">| <text:s text:c="2"/>───────────────────────────────📈────────────────────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Asset Contributions ] <text:s text:c="31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Symbol | Current Value | Weight % | <text:s text:c="16"/>|</text:span></text:span></text:p>
      <text:p text:style-name="P8"><text:span text:style-name="Source_20_Text"><text:span text:style-name="T1">| <text:s/>| AAPL <text:s text:c="2"/>| $74,000 <text:s text:c="6"/>| 60% <text:s text:c="5"/>| <text:s text:c="16"/>|</text:span></text:span></text:p>
      <text:p text:style-name="P8"><text:span text:style-name="Source_20_Text"><text:span text:style-name="T1">| <text:s/>| TSLA <text:s text:c="2"/>| $49,000 <text:s text:c="6"/>| 40% <text:s text:c="5"/>| <text:s text:c="16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Refresh Analytics] <text:s text:c="2"/>[Back to Dashboard] <text:s text:c="13"/>|</text:span></text:span></text:p>
      <text:p text:style-name="P9"><text:span text:style-name="Source_20_Text"><text:span text:style-name="T1">-----------------------------------------------------------</text:span></text:span></text:p>
      <text:p text:style-name="P9"><text:span text:style-name="Source_20_Text"><text:span text:style-name="T1"/></text:span></text:p>
      <text:h text:style-name="P80" text:outline-level="3"><text:span text:style-name="Strong_20_Emphasis"><text:span text:style-name="T5">1️⃣ How the page loads its data</text:span></text:span></text:h>
      <text:p text:style-name="P81">The Analytics Page has four main sections. Here’s how each one gets populated:</text:p>
      <text:h text:style-name="P82" text:outline-level="4"><text:span text:style-name="Strong_20_Emphasis"><text:span text:style-name="T1">a) Key Metrics</text:span></text:span></text:h>
      <text:p text:style-name="P83"><text:span text:style-name="Strong_20_Emphasis"><text:span text:style-name="T1">What it shows:</text:span></text:span></text:p>
      <text:list text:style-name="L33">
        <text:list-item>
          <text:p text:style-name="P84">Total Value</text:p>
        </text:list-item>
        <text:list-item>
          <text:p text:style-name="P84">Daily Change (%)</text:p>
        </text:list-item>
        <text:list-item>
          <text:p text:style-name="P84">Total Return (%)</text:p>
        </text:list-item>
      </text:list>
      <text:p text:style-name="P83"><text:span text:style-name="Strong_20_Emphasis"><text:span text:style-name="T1">Where the data comes from:</text:span></text:span></text:p>
      <text:list text:style-name="L34">
        <text:list-item>
          <text:p text:style-name="P85"><text:span text:style-name="Strong_20_Emphasis"><text:span text:style-name="T1">Backend Endpoint:</text:span></text:span><text:span text:style-name="T1"> </text:span><text:span text:style-name="Source_20_Text"><text:span text:style-name="T1">GET /api/analytics/{user}</text:span></text:span><text:span text:style-name="T1"> (Analytics Service via API Gateway)</text:span></text:p>
        </text:list-item>
        <text:list-item>
          <text:p text:style-name="P85"><text:span text:style-name="Strong_20_Emphasis"><text:span text:style-name="T1">Model:</text:span></text:span><text:span text:style-name="T1"> </text:span><text:span text:style-name="Source_20_Text"><text:span text:style-name="T1">PortfolioAnalytics</text:span></text:span></text:p>
        </text:list-item>
      </text:list>
      <text:p text:style-name="P86"><text:span text:style-name="Source_20_Text"><text:span text:style-name="T1">public class PortfolioAnalytics</text:span></text:span></text:p>
      <text:p text:style-name="P9"><text:span text:style-name="Source_20_Text"><text:span text:style-name="T1">{</text:span></text:span></text:p>
      <text:p text:style-name="P9"><text:soft-page-break/><text:span text:style-name="Source_20_Text"><text:span text:style-name="T1"><text:s text:c="4"/>public Guid Id { get; set; }</text:span></text:span></text:p>
      <text:p text:style-name="P9"><text:span text:style-name="Source_20_Text"><text:span text:style-name="T1"><text:s text:c="4"/>public string UserName { get; set; } = default!;</text:span></text:span></text:p>
      <text:p text:style-name="P9"><text:span text:style-name="Source_20_Text"><text:span text:style-name="T1"><text:s text:c="4"/>public decimal TotalValue { get; set; }</text:span></text:span></text:p>
      <text:p text:style-name="P9"><text:span text:style-name="Source_20_Text"><text:span text:style-name="T1"><text:s text:c="4"/>public decimal DailyChangePercent { get; set; }</text:span></text:span></text:p>
      <text:p text:style-name="P9"><text:span text:style-name="Source_20_Text"><text:span text:style-name="T1"><text:s text:c="4"/>public decimal TotalReturnPercent { get; set; }</text:span></text:span></text:p>
      <text:p text:style-name="P9"><text:span text:style-name="Source_20_Text"><text:span text:style-name="T1"><text:s text:c="4"/>public List&lt;AssetContribution&gt; AssetContributions { get; set; } = new();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Additional calculations (if needed):</text:span></text:span></text:p>
      <text:list text:style-name="L35">
        <text:list-item>
          <text:p text:style-name="P87"><text:span text:style-name="T1">The </text:span><text:span text:style-name="Strong_20_Emphasis"><text:span text:style-name="T1">Analytics Service</text:span></text:span><text:span text:style-name="T1"> should compute these values when it receives the </text:span><text:span text:style-name="Source_20_Text"><text:span text:style-name="T1">PortfolioUpdatedEvent</text:span></text:span><text:span text:style-name="T1"> and </text:span><text:span text:style-name="Source_20_Text"><text:span text:style-name="T1">MarketPricesUpdatedEvent</text:span></text:span><text:span text:style-name="T1"> from RabbitMQ:</text:span></text:p>
          <text:list>
            <text:list-item>
              <text:p text:style-name="P87"><text:span text:style-name="Source_20_Text"><text:span text:style-name="T1">TotalValue = Σ (asset.Quantity × marketPrice)</text:span></text:span></text:p>
            </text:list-item>
            <text:list-item>
              <text:p text:style-name="P87"><text:span text:style-name="Source_20_Text"><text:span text:style-name="T1">DailyChangePercent = (currentTotalValue - previousDayTotalValue) / previousDayTotalValue × 100</text:span></text:span></text:p>
            </text:list-item>
            <text:list-item>
              <text:p text:style-name="P87"><text:span text:style-name="Source_20_Text"><text:span text:style-name="T1">TotalReturnPercent = (currentTotalValue - portfolioInitialValue) / portfolioInitialValue × 100</text:span></text:span></text:p>
            </text:list-item>
          </text:list>
        </text:list-item>
      </text:list>
      <text:p text:style-name="P81">Front-end only needs to display these numbers; the heavy lifting is done in the Analytics Service.</text:p>
      <text:p text:style-name="P88"/>
      <text:h text:style-name="P82" text:outline-level="4"><text:span text:style-name="Strong_20_Emphasis"><text:span text:style-name="T1">b) Pie Chart: Asset Allocation</text:span></text:span></text:h>
      <text:p text:style-name="P83"><text:span text:style-name="Strong_20_Emphasis"><text:span text:style-name="T1">What it shows:</text:span></text:span></text:p>
      <text:list text:style-name="L36">
        <text:list-item>
          <text:p text:style-name="P89">Each asset’s weight as a percentage of the total portfolio value (e.g., AAPL 60%, TSLA 40%).</text:p>
        </text:list-item>
      </text:list>
      <text:p text:style-name="P83"><text:span text:style-name="Strong_20_Emphasis"><text:span text:style-name="T1">Where the data comes from:</text:span></text:span></text:p>
      <text:list text:style-name="L37">
        <text:list-item>
          <text:p text:style-name="P90"><text:span text:style-name="T1">Same endpoint: </text:span><text:span text:style-name="Source_20_Text"><text:span text:style-name="T1">GET /api/analytics/{user}</text:span></text:span></text:p>
        </text:list-item>
        <text:list-item>
          <text:p text:style-name="P90"><text:span text:style-name="T1">Uses </text:span><text:span text:style-name="Source_20_Text"><text:span text:style-name="T1">PortfolioAnalytics.AssetContributions</text:span></text:span><text:span text:style-name="T1">:</text:span></text:p>
        </text:list-item>
      </text:list>
      <text:p text:style-name="P86"><text:span text:style-name="Source_20_Text"><text:span text:style-name="T1">public class AssetContribution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string Symbol { get; set; } = default!;</text:span></text:span></text:p>
      <text:p text:style-name="P9"><text:soft-page-break/><text:span text:style-name="Source_20_Text"><text:span text:style-name="T1"><text:s text:c="4"/>public decimal WeightPercent { get; set; } <text:s/>// Calculated: (assetValue / totalPortfolioValue) * 100</text:span></text:span></text:p>
      <text:p text:style-name="P9"><text:span text:style-name="Source_20_Text"><text:span text:style-name="T1"><text:s text:c="4"/>public decimal CurrentValue { get; set; } <text:s text:c="2"/>// asset.Quantity * marketPrice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Calculation:</text:span></text:span></text:p>
      <text:list text:style-name="L38">
        <text:list-item>
          <text:p text:style-name="P91"><text:span text:style-name="T1">Each asset’s weight can either be precomputed by Analytics Service (</text:span><text:span text:style-name="Source_20_Text"><text:span text:style-name="T1">WeightPercent</text:span></text:span><text:span text:style-name="T1">) or calculated on the front-end:</text:span></text:p>
        </text:list-item>
      </text:list>
      <text:p text:style-name="P86"><text:span text:style-name="Source_20_Text"><text:span text:style-name="T1">weightPercent = (asset.CurrentValue / totalPortfolioValue) * 100</text:span></text:span></text:p>
      <text:list text:style-name="L39">
        <text:list-item>
          <text:p text:style-name="P92"><text:span text:style-name="T1">For simplicity and consistency, it’s recommended </text:span><text:span text:style-name="Strong_20_Emphasis"><text:span text:style-name="T1">Analytics Service computes this</text:span></text:span><text:span text:style-name="T1">.</text:span></text:p>
        </text:list-item>
      </text:list>
      <text:p text:style-name="P88"/>
      <text:h text:style-name="P82" text:outline-level="4"><text:span text:style-name="Strong_20_Emphasis"><text:span text:style-name="T1">c) Line Chart: Portfolio Value Over Time</text:span></text:span></text:h>
      <text:p text:style-name="P83"><text:span text:style-name="Strong_20_Emphasis"><text:span text:style-name="T1">What it shows:</text:span></text:span></text:p>
      <text:list text:style-name="L40">
        <text:list-item>
          <text:p text:style-name="P93">Trend of total portfolio value over time.</text:p>
        </text:list-item>
      </text:list>
      <text:p text:style-name="P83"><text:span text:style-name="Strong_20_Emphasis"><text:span text:style-name="T1">Where the data comes from:</text:span></text:span></text:p>
      <text:list text:style-name="L41">
        <text:list-item>
          <text:p text:style-name="P94"><text:span text:style-name="T1">Backend endpoint: </text:span><text:span text:style-name="Source_20_Text"><text:span text:style-name="T1">GET /api/analytics/{user}/history</text:span></text:span></text:p>
        </text:list-item>
        <text:list-item>
          <text:p text:style-name="P95">Returns an array/list of snapshots:</text:p>
        </text:list-item>
      </text:list>
      <text:p text:style-name="P86"><text:span text:style-name="Source_20_Text"><text:span text:style-name="T1">public class PortfolioAnalyticsSnapshot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DateTime Timestamp { get; set; }</text:span></text:span></text:p>
      <text:p text:style-name="P9"><text:span text:style-name="Source_20_Text"><text:span text:style-name="T1"><text:s text:c="4"/>public decimal TotalValue { get; set; }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Calculation:</text:span></text:span></text:p>
      <text:list text:style-name="L42">
        <text:list-item>
          <text:p text:style-name="P96">Analytics Service stores snapshots in SQL Server or PostgreSQL whenever an update event occurs.</text:p>
        </text:list-item>
        <text:list-item>
          <text:p text:style-name="P97"><text:span text:style-name="T1">Front-end just maps </text:span><text:span text:style-name="Source_20_Text"><text:span text:style-name="T1">Timestamp</text:span></text:span><text:span text:style-name="T1"> → X-axis, </text:span><text:span text:style-name="Source_20_Text"><text:span text:style-name="T1">TotalValue</text:span></text:span><text:span text:style-name="T1"> → Y-axis.</text:span></text:p>
        </text:list-item>
      </text:list>
      <text:p text:style-name="P88"/>
      <text:h text:style-name="P82" text:outline-level="4"><text:soft-page-break/><text:span text:style-name="Strong_20_Emphasis"><text:span text:style-name="T1">d) Asset Contribution Table</text:span></text:span></text:h>
      <text:p text:style-name="P83"><text:span text:style-name="Strong_20_Emphasis"><text:span text:style-name="T1">What it shows:</text:span></text:span></text:p>
      <text:list text:style-name="L43">
        <text:list-item>
          <text:p text:style-name="P98">Symbol | Current Value | Weight %</text:p>
        </text:list-item>
      </text:list>
      <text:p text:style-name="P83"><text:span text:style-name="Strong_20_Emphasis"><text:span text:style-name="T1">Where the data comes from:</text:span></text:span></text:p>
      <text:list text:style-name="L44">
        <text:list-item>
          <text:p text:style-name="P99"><text:span text:style-name="T1">Same endpoint as </text:span><text:span text:style-name="Strong_20_Emphasis"><text:span text:style-name="T1">Key Metrics</text:span></text:span><text:span text:style-name="T1">: </text:span><text:span text:style-name="Source_20_Text"><text:span text:style-name="T1">GET /api/analytics/{user}</text:span></text:span></text:p>
        </text:list-item>
        <text:list-item>
          <text:p text:style-name="P99"><text:span text:style-name="T1">Uses </text:span><text:span text:style-name="Source_20_Text"><text:span text:style-name="T1">PortfolioAnalytics.AssetContributions</text:span></text:span></text:p>
        </text:list-item>
      </text:list>
      <text:p text:style-name="P83"><text:span text:style-name="Strong_20_Emphasis"><text:span text:style-name="T1">Calculation:</text:span></text:span></text:p>
      <text:list text:style-name="L45">
        <text:list-item>
          <text:p text:style-name="P100">Already computed by Analytics Service:</text:p>
          <text:list>
            <text:list-item>
              <text:p text:style-name="P101"><text:span text:style-name="Source_20_Text"><text:span text:style-name="T1">CurrentValue = asset.Quantity × currentPrice</text:span></text:span></text:p>
            </text:list-item>
            <text:list-item>
              <text:p text:style-name="P101"><text:span text:style-name="Source_20_Text"><text:span text:style-name="T1">WeightPercent = CurrentValue / TotalValue × 100</text:span></text:span></text:p>
            </text:list-item>
          </text:list>
        </text:list-item>
      </text:list>
      <text:p text:style-name="P88"/>
      <text:h text:style-name="P102" text:outline-level="3"><text:span text:style-name="Strong_20_Emphasis"><text:span text:style-name="T1">2️⃣ What endpoint does the Refresh Analytics button call?</text:span></text:span></text:h>
      <text:p text:style-name="P83"><text:span text:style-name="T1">The </text:span><text:span text:style-name="Strong_20_Emphasis"><text:span text:style-name="T1">Refresh Analytics</text:span></text:span><text:span text:style-name="T1"> button triggers a recomputation of the portfolio metrics.</text:span></text:p>
      <text:p text:style-name="P83"><text:span text:style-name="Strong_20_Emphasis"><text:span text:style-name="T1">Options depending on your design:</text:span></text:span></text:p>
      <text:list text:style-name="L46">
        <text:list-item>
          <text:p text:style-name="P103"><text:span text:style-name="Strong_20_Emphasis"><text:span text:style-name="T1">Call Portfolio Service</text:span></text:span><text:span text:style-name="T1">:</text:span></text:p>
          <text:list>
            <text:list-item>
              <text:p text:style-name="P103"><text:span text:style-name="Source_20_Text"><text:span text:style-name="T1">POST /api/portfolio/{user}/</text:span></text:span><text:span text:style-name="Source_20_Text"><text:span text:style-name="T2">valuation</text:span></text:span><text:span text:style-name="T1"> → publishes </text:span><text:span text:style-name="Source_20_Text"><text:span text:style-name="T1">PortfolioUpdatedEvent</text:span></text:span><text:span text:style-name="T1"> to RabbitMQ</text:span></text:p>
            </text:list-item>
            <text:list-item>
              <text:p text:style-name="P103"><text:span text:style-name="T1">Analytics Service consumes the event, recomputes metrics, and publishes </text:span><text:span text:style-name="Source_20_Text"><text:span text:style-name="T1">AnalyticsComputedEvent</text:span></text:span></text:p>
            </text:list-item>
          </text:list>
        </text:list-item>
        <text:list-item>
          <text:p text:style-name="P103"><text:span text:style-name="Strong_20_Emphasis"><text:span text:style-name="T1">Then front-end re-fetches metrics</text:span></text:span><text:span text:style-name="T1">:</text:span></text:p>
          <text:list>
            <text:list-item>
              <text:p text:style-name="P103"><text:span text:style-name="Source_20_Text"><text:span text:style-name="T1">GET /api/analytics/{user}</text:span></text:span><text:span text:style-name="T1"> to update the page after recomputation</text:span></text:p>
            </text:list-item>
          </text:list>
        </text:list-item>
      </text:list>
      <text:p text:style-name="P83"><text:span text:style-name="T1">✅ So effectively, </text:span><text:span text:style-name="Strong_20_Emphasis"><text:span text:style-name="T1">Refresh = trigger async revaluation → fetch new analytics</text:span></text:span><text:span text:style-name="T1">.</text:span></text:p>
      <text:p text:style-name="P88"/>
      <text:h text:style-name="P102" text:outline-level="3"><text:span text:style-name="Strong_20_Emphasis"><text:span text:style-name="T1">3️⃣ “Updated as of:” timestamp</text:span></text:span></text:h>
      <text:p text:style-name="P83"><text:span text:style-name="Strong_20_Emphasis"><text:span text:style-name="T1">Options:</text:span></text:span></text:p>
      <text:list text:style-name="L47">
        <text:list-item>
          <text:p text:style-name="P104"><text:span text:style-name="Strong_20_Emphasis"><text:span text:style-name="T1">Stored in the Analytics model (recommended)</text:span></text:span></text:p>
        </text:list-item>
      </text:list>
      <text:p text:style-name="P86"><text:soft-page-break/><text:span text:style-name="Source_20_Text"><text:span text:style-name="T1">public class PortfolioAnalytics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DateTime LastUpdated { get; set; } <text:s text:c="2"/>// Timestamp when AnalyticsComputedEvent was published</text:span></text:span></text:p>
      <text:p text:style-name="P9"><text:span text:style-name="Source_20_Text"><text:span text:style-name="T1">}</text:span></text:span></text:p>
      <text:list text:style-name="L48">
        <text:list-item>
          <text:p text:style-name="P105">Pros: Accurate, consistent across users, persists if you reload the page later.</text:p>
        </text:list-item>
        <text:list-item>
          <text:p text:style-name="P106"><text:span text:style-name="T1">Analytics Service sets </text:span><text:span text:style-name="Source_20_Text"><text:span text:style-name="T1">LastUpdated = DateTime.UtcNow</text:span></text:span><text:span text:style-name="T1"> whenever it computes metrics.</text:span></text:p>
        </text:list-item>
      </text:list>
      <text:list text:style-name="L49">
        <text:list-item>
          <text:p text:style-name="P107"><text:span text:style-name="Strong_20_Emphasis"><text:span text:style-name="T1">Calculated on the front-end when refresh is clicked</text:span></text:span></text:p>
        </text:list-item>
      </text:list>
      <text:list text:style-name="L50">
        <text:list-item>
          <text:p text:style-name="P108">Pros: Simpler; no model change needed</text:p>
        </text:list-item>
        <text:list-item>
          <text:p text:style-name="P108">Cons: Not accurate; only reflects when the user pressed refresh, not when the calculation occurred.</text:p>
        </text:list-item>
      </text:list>
      <text:p text:style-name="P83"><text:span text:style-name="T1">✅ </text:span><text:span text:style-name="Strong_20_Emphasis"><text:span text:style-name="T1">Best practice:</text:span></text:span><text:span text:style-name="T1"> store it in the model (</text:span><text:span text:style-name="Source_20_Text"><text:span text:style-name="T1">LastUpdated</text:span></text:span><text:span text:style-name="T1">) so it reflects the </text:span><text:span text:style-name="Strong_20_Emphasis"><text:span text:style-name="T1">actual time the metrics were computed</text:span></text:span><text:span text:style-name="T1">.</text:span></text:p>
      <text:p text:style-name="P88"/>
      <text:h text:style-name="P102" text:outline-level="3"><text:span text:style-name="Strong_20_Emphasis"><text:span text:style-name="T1">✅ Summary Table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">Section</text:p>
            </table:table-cell>
            <table:table-cell table:style-name="Table3.A1" office:value-type="string">
              <text:p text:style-name="P10">Backend Endpoint</text:p>
            </table:table-cell>
            <table:table-cell table:style-name="Table3.A1" office:value-type="string">
              <text:p text:style-name="P10">Calculations</text:p>
            </table:table-cell>
          </table:table-row>
        </table:table-header-rows>
        <table:table-row>
          <table:table-cell table:style-name="Table3.A1" office:value-type="string">
            <text:p text:style-name="P12">Key Metrics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TotalValue, DailyChangePercent, TotalReturnPercent (precomputed by Analytics Service)</text:p>
          </table:table-cell>
        </table:table-row>
        <table:table-row>
          <table:table-cell table:style-name="Table3.A1" office:value-type="string">
            <text:p text:style-name="P12">Pie Chart: Asset Allocation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WeightPercent per asset (precomputed)</text:p>
          </table:table-cell>
        </table:table-row>
        <table:table-row>
          <table:table-cell table:style-name="Table3.A1" office:value-type="string">
            <text:p text:style-name="P12">Line Chart: Portfolio Value Over Time</text:p>
          </table:table-cell>
          <table:table-cell table:style-name="Table3.A1" office:value-type="string">
            <text:p text:style-name="P11"><text:span text:style-name="Source_20_Text"><text:span text:style-name="T1">GET /api/analytics/{user}/history</text:span></text:span></text:p>
          </table:table-cell>
          <table:table-cell table:style-name="Table3.A1" office:value-type="string">
            <text:p text:style-name="P12">Already computed snapshots</text:p>
          </table:table-cell>
        </table:table-row>
        <table:table-row>
          <table:table-cell table:style-name="Table3.A1" office:value-type="string">
            <text:p text:style-name="P12">Asset Contribution Table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CurrentValue and WeightPercent (precomputed)</text:p>
          </table:table-cell>
        </table:table-row>
        <table:table-row>
          <table:table-cell table:style-name="Table3.A1" office:value-type="string">
            <text:p text:style-name="P12">Refresh Analytics button</text:p>
          </table:table-cell>
          <table:table-cell table:style-name="Table3.A1" office:value-type="string">
            <text:p text:style-name="P11"><text:span text:style-name="Source_20_Text"><text:span text:style-name="T1">POST /api/portfolio/{user}/</text:span></text:span><text:span text:style-name="Source_20_Text"><text:span text:style-name="T2">valuation</text:span></text:span><text:span text:style-name="T1"> → </text:span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Triggers recomputation</text:p>
          </table:table-cell>
        </table:table-row>
        <table:table-row>
          <table:table-cell table:style-name="Table3.A1" office:value-type="string">
            <text:p text:style-name="P12">Updated as of timestamp</text:p>
          </table:table-cell>
          <table:table-cell table:style-name="Table3.A1" office:value-type="string">
            <text:p text:style-name="P11"><text:span text:style-name="Source_20_Text"><text:span text:style-name="T1">LastUpdated</text:span></text:span><text:span text:style-name="T1"> field in </text:span><text:span text:style-name="Source_20_Text"><text:span text:style-name="T1">PortfolioAnalytics</text:span></text:span></text:p>
          </table:table-cell>
          <table:table-cell table:style-name="Table3.A1" office:value-type="string">
            <text:p text:style-name="P12">Set by Analytics Service</text:p>
          </table:table-cell>
        </table:table-row>
      </table:table>
      <text:p text:style-name="P9"><text:span text:style-name="Source_20_Text"><text:span text:style-name="T1"/></text:span></text:p>
      <text:p text:style-name="P13"/>
      <text:h text:style-name="P32" text:outline-level="2"><text:soft-page-break/><text:span text:style-name="T1">🔔 </text:span><text:span text:style-name="Strong_20_Emphasis"><text:span text:style-name="T1">4. Notifications Page (</text:span></text:span><text:span text:style-name="Source_20_Text"><text:span text:style-name="T1">/notifications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Notifications <text:s text:c="41"/>|</text:span></text:span></text:p>
      <text:p text:style-name="P8"><text:span text:style-name="Source_20_Text"><text:span text:style-name="T1">| <text:s/>[ ] Show unread only <text:s text:c="34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Notification List ] <text:s text:c="33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🎉 Your portfolio increased by 5% today <text:s text:c="2"/>2h ago |✓| |</text:span></text:span></text:p>
      <text:p text:style-name="P8"><text:span text:style-name="Source_20_Text"><text:span text:style-name="T1">| <text:s/>| ⚠️ <text:s/>Value dropped more than 3% today <text:s text:c="5"/>1d ago |✓| |</text:span></text:span></text:p>
      <text:p text:style-name="P8"><text:span text:style-name="Source_20_Text"><text:span text:style-name="T1">| <text:s/>| 💡 New asset recommendation available <text:s text:c="4"/>3d ago |✓| 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(✓ = Mark as Read button) <text:s text:c="2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No new notifications] (empty state example) <text:s text:c="10"/>|</text:span></text:span></text:p>
      <text:p text:style-name="P9"><text:span text:style-name="Source_20_Text"><text:span text:style-name="T1">-----------------------------------------------------------</text:span></text:span></text:p>
      <text:h text:style-name="P49" text:outline-level="3"><text:span text:style-name="Strong_20_Emphasis"><text:span text:style-name="T1">1️⃣ Loading Notifications</text:span></text:span></text:h>
      <text:p text:style-name="P2"><text:span text:style-name="T1">The page shows a </text:span><text:span text:style-name="Strong_20_Emphasis"><text:span text:style-name="T1">list of notifications</text:span></text:span><text:span text:style-name="T1"> with their message, timestamp, and read/unread status. Based on the architecture:</text:span></text:p>
      <text:list text:style-name="L51">
        <text:list-item>
          <text:p text:style-name="P109"><text:span text:style-name="Strong_20_Emphasis"><text:span text:style-name="T1">Endpoint to call:</text:span></text:span></text:p>
          <text:p text:style-name="P110"><text:span text:style-name="Source_20_Text"><text:span text:style-name="T1">GET /api/notifications/{user}</text:span></text:span></text:p>
          <text:p text:style-name="P109"><text:span text:style-name="T1">This is exposed by the </text:span><text:span text:style-name="Strong_20_Emphasis"><text:span text:style-name="T1">Notification Service</text:span></text:span><text:span text:style-name="T1"> and returns all notifications for the user. Each notification should include:</text:span></text:p>
        </text:list-item>
      </text:list>
      <text:p text:style-name="P63"><text:span text:style-name="Source_20_Text"><text:span text:style-name="T1">public class NotificationDto</text:span></text:span></text:p>
      <text:p text:style-name="P64"><text:span text:style-name="Source_20_Text"><text:span text:style-name="T1">{</text:span></text:span></text:p>
      <text:p text:style-name="P64"><text:span text:style-name="Source_20_Text"><text:span text:style-name="T1"><text:s text:c="4"/>public Guid Id { get; set; }</text:span></text:span></text:p>
      <text:p text:style-name="P64"><text:span text:style-name="Source_20_Text"><text:span text:style-name="T1"><text:s text:c="4"/>public string UserName { get; set; }</text:span></text:span></text:p>
      <text:p text:style-name="P64"><text:span text:style-name="Source_20_Text"><text:span text:style-name="T1"><text:s text:c="4"/>public string Message { get; set; }</text:span></text:span></text:p>
      <text:p text:style-name="P64"><text:span text:style-name="Source_20_Text"><text:span text:style-name="T1"><text:s text:c="4"/>public DateTime CreatedAt { get; set; }</text:span></text:span></text:p>
      <text:p text:style-name="P64"><text:span text:style-name="Source_20_Text"><text:span text:style-name="T1"><text:s text:c="4"/>public bool IsRead { get; set; }</text:span></text:span></text:p>
      <text:p text:style-name="P64"><text:span text:style-name="Source_20_Text"><text:span text:style-name="T1">}</text:span></text:span></text:p>
      <text:list text:style-name="L52">
        <text:list-item>
          <text:p text:style-name="P111"><text:span text:style-name="Strong_20_Emphasis"><text:span text:style-name="T1">Front-end workflow:</text:span></text:span></text:p>
          <text:list>
            <text:list-item>
              <text:p text:style-name="P111"><text:span text:style-name="T1">On page load, make a GET request to </text:span><text:span text:style-name="Source_20_Text"><text:span text:style-name="T1">/api/notifications/{user}?</text:span></text:span><text:span text:style-name="Source_20_Text"><text:span text:style-name="T2">unread=false</text:span></text:span></text:p>
            </text:list-item>
            <text:list-item>
              <text:p text:style-name="P112">Store the returned list in a JavaScript variable or Razor Page model.</text:p>
            </text:list-item>
            <text:list-item>
              <text:p text:style-name="P112">Render each notification row with:</text:p>
              <text:list>
                <text:list-item>
                  <text:p text:style-name="P112">Icon (based on type of message, e.g., 🎉, ⚠️, 💡)</text:p>
                </text:list-item>
                <text:list-item>
                  <text:p text:style-name="P112">Message text</text:p>
                </text:list-item>
                <text:list-item>
                  <text:p text:style-name="P112"><text:soft-page-break/>Relative timestamp (e.g., "2h ago", "1d ago")</text:p>
                </text:list-item>
                <text:list-item>
                  <text:p text:style-name="P112">Mark-as-read button.</text:p>
                </text:list-item>
              </text:list>
            </text:list-item>
          </text:list>
        </text:list-item>
      </text:list>
      <text:p text:style-name="P48"/>
      <text:h text:style-name="P49" text:outline-level="3"><text:span text:style-name="Strong_20_Emphasis"><text:span text:style-name="T1">2️⃣ Show only unread notifications</text:span></text:span></text:h>
      <text:p text:style-name="P2"><text:span text:style-name="Strong_20_Emphasis"><text:span text:style-name="T1">Backend endpoint / query param (more efficient)</text:span></text:span></text:p>
      <text:list text:style-name="L53">
        <text:list-item>
          <text:p text:style-name="P113">Add query parameter:</text:p>
        </text:list-item>
      </text:list>
      <text:p text:style-name="P63"><text:span text:style-name="Source_20_Text"><text:span text:style-name="T1">GET /api/notifications/{user}?unread=true</text:span></text:span></text:p>
      <text:list text:style-name="L54">
        <text:list-item>
          <text:p text:style-name="P114"><text:span text:style-name="T1">Backend filters in the database (</text:span><text:span text:style-name="Source_20_Text"><text:span text:style-name="T1">WHERE IsRead = 0</text:span></text:span><text:span text:style-name="T1">) and returns only unread notifications.</text:span></text:p>
        </text:list-item>
        <text:list-item>
          <text:p text:style-name="P115">Pros:</text:p>
          <text:list>
            <text:list-item>
              <text:p text:style-name="P115">Efficient for large data sets.</text:p>
            </text:list-item>
            <text:list-item>
              <text:p text:style-name="P115">Offloads filtering from frontend.</text:p>
            </text:list-item>
          </text:list>
        </text:list-item>
        <text:list-item>
          <text:p text:style-name="P115">Cons:</text:p>
          <text:list>
            <text:list-item>
              <text:p text:style-name="P115">Slightly more backend work.</text:p>
            </text:list-item>
          </text:list>
        </text:list-item>
      </text:list>
      <text:p text:style-name="P2"><text:span text:style-name="Strong_20_Emphasis"><text:span text:style-name="T1">Verdict:</text:span></text:span><text:span text:style-name="T1"> For a small-scale or demo project, frontend filtering is fine. For production-scale, a backend filter is better.</text:span></text:p>
      <text:p text:style-name="P48"/>
      <text:h text:style-name="P49" text:outline-level="3"><text:span text:style-name="Strong_20_Emphasis"><text:span text:style-name="T1">3️⃣ "No new notifications" message</text:span></text:span></text:h>
      <text:list text:style-name="L55">
        <text:list-item>
          <text:p text:style-name="P116"><text:span text:style-name="T1">This can </text:span><text:span text:style-name="Strong_20_Emphasis"><text:span text:style-name="T1">entirely be handled on the front end</text:span></text:span><text:span text:style-name="T1">:</text:span></text:p>
        </text:list-item>
      </text:list>
      <text:p text:style-name="P63"><text:span text:style-name="Source_20_Text"><text:span text:style-name="T1">if (notifications.length === 0) {</text:span></text:span></text:p>
      <text:p text:style-name="P64"><text:span text:style-name="Source_20_Text"><text:span text:style-name="T1"><text:s text:c="4"/>showEmptyStateMessage("No new notifications");</text:span></text:span></text:p>
      <text:p text:style-name="P64"><text:span text:style-name="Source_20_Text"><text:span text:style-name="T1">} else {</text:span></text:span></text:p>
      <text:p text:style-name="P64"><text:span text:style-name="Source_20_Text"><text:span text:style-name="T1"><text:s text:c="4"/>renderNotificationList(notifications);</text:span></text:span></text:p>
      <text:p text:style-name="P64"><text:span text:style-name="Source_20_Text"><text:span text:style-name="T1">}</text:span></text:span></text:p>
      <text:list text:style-name="L56">
        <text:list-item>
          <text:p text:style-name="P117">If you implement unread-only filtering:</text:p>
          <text:list>
            <text:list-item>
              <text:p text:style-name="P117">Check if the filtered list is empty.</text:p>
            </text:list-item>
            <text:list-item>
              <text:p text:style-name="P117">If empty, show the "No new notifications" message.</text:p>
            </text:list-item>
          </text:list>
        </text:list-item>
        <text:list-item>
          <text:p text:style-name="P117">No extra backend endpoint is required unless you want a dedicated "count of unread notifications" endpoint for badges in the navbar. For that, you could do:</text:p>
        </text:list-item>
      </text:list>
      <text:p text:style-name="P63"><text:span text:style-name="Source_20_Text"><text:span text:style-name="T1">GET /api/notifications/{user}/unreadcount</text:span></text:span></text:p>
      <text:p text:style-name="P3">which returns an integer. But for the page itself, frontend logic suffices.</text:p>
      <text:p text:style-name="P48"/>
      <text:h text:style-name="P49" text:outline-level="3"><text:soft-page-break/><text:span text:style-name="T1">✅ </text:span><text:span text:style-name="Strong_20_Emphasis"><text:span text:style-name="T1">Summary</text:span>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0">Feature</text:p>
            </table:table-cell>
            <table:table-cell table:style-name="Table12.A1" office:value-type="string">
              <text:p text:style-name="P10">Endpoint</text:p>
            </table:table-cell>
            <table:table-cell table:style-name="Table12.A1" office:value-type="string">
              <text:p text:style-name="P10">Frontend or Backend filtering?</text:p>
            </table:table-cell>
            <table:table-cell table:style-name="Table12.A1" office:value-type="string">
              <text:p text:style-name="P10">Notes</text:p>
            </table:table-cell>
          </table:table-row>
        </table:table-header-rows>
        <table:table-row>
          <table:table-cell table:style-name="Table12.A1" office:value-type="string">
            <text:p text:style-name="P12">Load notifications</text:p>
          </table:table-cell>
          <table:table-cell table:style-name="Table12.A1" office:value-type="string">
            <text:p text:style-name="P11"><text:span text:style-name="Source_20_Text"><text:span text:style-name="T1">GET /api/notifications/{user}?</text:span></text:span><text:span text:style-name="Source_20_Text"><text:span text:style-name="T2">unread=false</text:span></text:span></text:p>
          </table:table-cell>
          <table:table-cell table:style-name="Table12.A1" office:value-type="string">
            <text:p text:style-name="P12">Frontend renders list</text:p>
          </table:table-cell>
          <table:table-cell table:style-name="Table12.A1" office:value-type="string">
            <text:p text:style-name="P12">Standard page load</text:p>
          </table:table-cell>
        </table:table-row>
        <table:table-row>
          <table:table-cell table:style-name="Table12.A1" office:value-type="string">
            <text:p text:style-name="P12">Show only unread</text:p>
          </table:table-cell>
          <table:table-cell table:style-name="Table12.A1" office:value-type="string">
            <text:p text:style-name="P11"><text:span text:style-name="T1">Optional query param </text:span><text:span text:style-name="Source_20_Text"><text:span text:style-name="T1">?unread=true</text:span></text:span></text:p>
          </table:table-cell>
          <table:table-cell table:style-name="Table12.A1" office:value-type="string">
            <text:p text:style-name="P12">Frontend filtering possible</text:p>
          </table:table-cell>
          <table:table-cell table:style-name="Table12.A1" office:value-type="string">
            <text:p text:style-name="P12">Backend filtering more efficient for large datasets</text:p>
          </table:table-cell>
        </table:table-row>
        <table:table-row>
          <table:table-cell table:style-name="Table12.A1" office:value-type="string">
            <text:p text:style-name="P12">"No notifications" message</text:p>
          </table:table-cell>
          <table:table-cell table:style-name="Table12.A1" office:value-type="string">
            <text:p text:style-name="P12">—</text:p>
          </table:table-cell>
          <table:table-cell table:style-name="Table12.A1" office:value-type="string">
            <text:p text:style-name="P12">Frontend only</text:p>
          </table:table-cell>
          <table:table-cell table:style-name="Table12.A1" office:value-type="string">
            <text:p text:style-name="P12">Show if filtered or full list is empty</text:p>
          </table:table-cell>
        </table:table-row>
        <table:table-row>
          <table:table-cell table:style-name="Table12.A1" office:value-type="string">
            <text:p text:style-name="P12">Mark as read</text:p>
          </table:table-cell>
          <table:table-cell table:style-name="Table12.A1" office:value-type="string">
            <text:p text:style-name="P11"><text:span text:style-name="Source_20_Text"><text:span text:style-name="T1">POST /api/notifications/{id}/read</text:span></text:span></text:p>
          </table:table-cell>
          <table:table-cell table:style-name="Table12.A1" office:value-type="string">
            <text:p text:style-name="P12">Backend updates</text:p>
          </table:table-cell>
          <table:table-cell table:style-name="Table12.A1" office:value-type="string">
            <text:p text:style-name="P12">After successful response, update frontend list</text:p>
          </table:table-cell>
        </table:table-row>
      </table:table>
      <text:p text:style-name="P3"/>
      <text:h text:style-name="P32" text:outline-level="2"><text:span text:style-name="T1">⚙️ </text:span><text:span text:style-name="Strong_20_Emphasis"><text:span text:style-name="T1">5. Simulation / Settings Page (</text:span></text:span><text:span text:style-name="Source_20_Text"><text:span text:style-name="T1">/simulate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Market Simulation <text:s text:c="37"/>|</text:span></text:span></text:p>
      <text:p text:style-name="P8"><text:span text:style-name="Source_20_Text"><text:span text:style-name="T1">| <text:s/>Trigger simulated market data updates manually. <text:s text:c="7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Simulate Market Update ] (button) <text:s text:c="19"/>|</text:span></text:span></text:p>
      <text:p text:style-name="P8"><text:span text:style-name="Source_20_Text"><text:span text:style-name="T1">| <text:s text:c="56"/>|</text:span></text:span></text:p>
      <text:p text:style-name="P8"><text:span text:style-name="Source_20_Text"><text:span text:style-name="T1">| <text:s/>Last Update: 10:15:45 AM <text:s text:c="30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Recent Logs ] <text:s text:c="39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Updated AAPL → $178.32 <text:s text:c="29"/>|</text:span></text:span></text:p>
      <text:p text:style-name="P8"><text:span text:style-name="Source_20_Text"><text:span text:style-name="T1">| <text:s/>| Updated TSLA → $252.18 <text:s text:c="29"/>|</text:span></text:span></text:p>
      <text:p text:style-name="P8"><text:span text:style-name="Source_20_Text"><text:span text:style-name="T1">| <text:s/>| Updated GOOG → $140.01 <text:s text:c="29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Back to Dashboard] <text:s text:c="34"/>|</text:span></text:span></text:p>
      <text:p text:style-name="P9"><text:span text:style-name="Source_20_Text"><text:span text:style-name="T1">-----------------------------------------------------------</text:span></text:span></text:p>
      <text:h text:style-name="P118" text:outline-level="3">1️⃣ Trigger the simulation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 Simulate Market Update ]</text:span></text:span><text:span text:style-name="T1"> button<text:line-break/></text:span><text:span text:style-name="Strong_20_Emphasis"><text:span text:style-name="T1">Action:</text:span></text:span><text:span text:style-name="T1"> Send a POST to trigger simulated market data updates.</text:span></text:p>
      <text:p text:style-name="P2"><text:span text:style-name="Strong_20_Emphasis"><text:span text:style-name="T1">Endpoint (custom, not in the original document):</text:span></text:span></text:p>
      <text:p text:style-name="P63"><text:span text:style-name="Source_20_Text"><text:span text:style-name="T1">POST /api/marketdata/simulate</text:span></text:span></text:p>
      <text:p text:style-name="P2"><text:span text:style-name="Strong_20_Emphasis"><text:span text:style-name="T1">Called by:</text:span></text:span><text:span text:style-name="T1"> </text:span><text:span text:style-name="Source_20_Text"><text:span text:style-name="T1">SimulationPage</text:span></text:span><text:span text:style-name="T1"> frontend<text:line-break/></text:span><text:span text:style-name="Strong_20_Emphasis"><text:span text:style-name="T1">Logic:</text:span></text:span></text:p>
      <text:list text:style-name="L57">
        <text:list-item>
          <text:p text:style-name="P119">Randomly adjust asset prices (same as background service).</text:p>
        </text:list-item>
        <text:list-item>
          <text:p text:style-name="P120"><text:soft-page-break/><text:span text:style-name="T1">Publish </text:span><text:span text:style-name="Source_20_Text"><text:span text:style-name="T1">MarketPricesUpdatedEvent</text:span></text:span><text:span text:style-name="T1"> to the message broker.</text:span></text:p>
        </text:list-item>
        <text:list-item>
          <text:p text:style-name="P120"><text:span text:style-name="T1">Update a log table in </text:span><text:span text:style-name="Source_20_Text"><text:span text:style-name="T1">MarketData.API</text:span></text:span><text:span text:style-name="T1"> or in a small “SimulationLogs” microservice.</text:span></text:p>
        </text:list-item>
        <text:list-item>
          <text:p text:style-name="P120"><text:span text:style-name="T1">Return JSON </text:span><text:span text:style-name="Source_20_Text"><text:span text:style-name="T1">{ success: true, timestamp: "10:15:45 AM" }</text:span></text:span><text:span text:style-name="T1"> for display.</text:span></text:p>
        </text:list-item>
      </text:list>
      <text:p text:style-name="P48"/>
      <text:h text:style-name="P118" text:outline-level="3">2️⃣ Fetch last simulation timestamp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Last Update: 10:15:45 AM</text:span></text:span><text:span text:style-name="T1"><text:line-break/></text:span><text:span text:style-name="Strong_20_Emphasis"><text:span text:style-name="T1">Endpoint:</text:span></text:span></text:p>
      <text:p text:style-name="P63"><text:span text:style-name="Source_20_Text"><text:span text:style-name="T1">GET /api/marketdata/lastupdate</text:span></text:span></text:p>
      <text:p text:style-name="P2"><text:span text:style-name="Strong_20_Emphasis"><text:span text:style-name="T1">Logic:</text:span></text:span></text:p>
      <text:list text:style-name="L58">
        <text:list-item>
          <text:p text:style-name="P121"><text:span text:style-name="T1">Retrieve the timestamp of the last simulation (could be the last </text:span><text:span text:style-name="Source_20_Text"><text:span text:style-name="T1">MarketPricesUpdatedEvent</text:span></text:span><text:span text:style-name="T1"> or a database record).</text:span></text:p>
        </text:list-item>
        <text:list-item>
          <text:p text:style-name="P122">Frontend refreshes this on page load and after every simulation.</text:p>
        </text:list-item>
      </text:list>
      <text:p text:style-name="P48"/>
      <text:h text:style-name="P118" text:outline-level="3">3️⃣ Fetch recent logs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 Recent Logs ]</text:span></text:span><text:span text:style-name="T1"> table<text:line-break/></text:span><text:span text:style-name="Strong_20_Emphasis"><text:span text:style-name="T1">Endpoint:</text:span></text:span></text:p>
      <text:p text:style-name="P63"><text:span text:style-name="Source_20_Text"><text:span text:style-name="T1">GET /api/marketdata/logs</text:span></text:span></text:p>
      <text:p text:style-name="P2"><text:span text:style-name="Strong_20_Emphasis"><text:span text:style-name="T1">Logic:</text:span></text:span></text:p>
      <text:list text:style-name="L59">
        <text:list-item>
          <text:p text:style-name="P123">Return last N simulated updates, e.g.:</text:p>
        </text:list-item>
      </text:list>
      <text:p text:style-name="P63"><text:span text:style-name="Source_20_Text"><text:span text:style-name="T1">[</text:span></text:span></text:p>
      <text:p text:style-name="P64"><text:span text:style-name="Source_20_Text"><text:span text:style-name="T1"><text:s text:c="2"/>{"asset": "AAPL", "price": 178.32, "timestamp": "2025-10-27T10:15:45Z"},</text:span></text:span></text:p>
      <text:p text:style-name="P64"><text:span text:style-name="Source_20_Text"><text:span text:style-name="T1"><text:s text:c="2"/>{"asset": "TSLA", "price": 252.18, "timestamp": "2025-10-27T10:15:45Z"}</text:span></text:span></text:p>
      <text:p text:style-name="P64"><text:span text:style-name="Source_20_Text"><text:span text:style-name="T1">]</text:span></text:span></text:p>
      <text:list text:style-name="L60">
        <text:list-item>
          <text:p text:style-name="P124">Frontend renders these in the logs table.</text:p>
        </text:list-item>
      </text:list>
      <text:p text:style-name="P48"/>
      <text:h text:style-name="P118" text:outline-level="3">4️⃣ Optional navigation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Back to Dashboard]</text:span></text:span></text:p>
      <text:list text:style-name="L61">
        <text:list-item>
          <text:p text:style-name="P125">No API call, simple router navigation.</text:p>
        </text:list-item>
      </text:list>
      <text:p text:style-name="P48"/>
      <text:h text:style-name="P118" text:outline-level="3">✅ Summary of endpoints the Simulation page need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P10">Purpose</text:p>
            </table:table-cell>
            <table:table-cell table:style-name="Table15.A1" office:value-type="string">
              <text:p text:style-name="P10">Method</text:p>
            </table:table-cell>
            <table:table-cell table:style-name="Table15.A1" office:value-type="string">
              <text:p text:style-name="P10">Endpoint</text:p>
            </table:table-cell>
            <table:table-cell table:style-name="Table15.A1" office:value-type="string">
              <text:p text:style-name="P10">Returns</text:p>
            </table:table-cell>
          </table:table-row>
        </table:table-header-rows>
        <table:table-row>
          <table:table-cell table:style-name="Table15.A1" office:value-type="string">
            <text:p text:style-name="P12">Trigger manual simulation</text:p>
          </table:table-cell>
          <table:table-cell table:style-name="Table15.A1" office:value-type="string">
            <text:p text:style-name="P12">POST</text:p>
          </table:table-cell>
          <table:table-cell table:style-name="Table15.A1" office:value-type="string">
            <text:p text:style-name="P11"><text:span text:style-name="Source_20_Text"><text:span text:style-name="T1">/api/marketdata/simulate</text:span></text:span></text:p>
          </table:table-cell>
          <table:table-cell table:style-name="Table15.A1" office:value-type="string">
            <text:p text:style-name="P12">Success, timestamp</text:p>
          </table:table-cell>
        </table:table-row>
        <text:soft-page-break/>
        <table:table-row>
          <table:table-cell table:style-name="Table15.A1" office:value-type="string">
            <text:p text:style-name="P12">Get last update</text:p>
          </table:table-cell>
          <table:table-cell table:style-name="Table15.A1" office:value-type="string">
            <text:p text:style-name="P12">GET</text:p>
          </table:table-cell>
          <table:table-cell table:style-name="Table15.A1" office:value-type="string">
            <text:p text:style-name="P11"><text:span text:style-name="Source_20_Text"><text:span text:style-name="T1">/api/marketdata/lastupdate</text:span></text:span></text:p>
          </table:table-cell>
          <table:table-cell table:style-name="Table15.A1" office:value-type="string">
            <text:p text:style-name="P11"><text:span text:style-name="Source_20_Text"><text:span text:style-name="T1">{ timestamp }</text:span></text:span></text:p>
          </table:table-cell>
        </table:table-row>
        <table:table-row>
          <table:table-cell table:style-name="Table15.A1" office:value-type="string">
            <text:p text:style-name="P12">Get recent logs</text:p>
          </table:table-cell>
          <table:table-cell table:style-name="Table15.A1" office:value-type="string">
            <text:p text:style-name="P12">GET</text:p>
          </table:table-cell>
          <table:table-cell table:style-name="Table15.A1" office:value-type="string">
            <text:p text:style-name="P11"><text:span text:style-name="Source_20_Text"><text:span text:style-name="T1">/api/marketdata/logs</text:span></text:span></text:p>
          </table:table-cell>
          <table:table-cell table:style-name="Table15.A1" office:value-type="string">
            <text:p text:style-name="P12">Array of log entries</text:p>
          </table:table-cell>
        </table:table-row>
      </table:table>
      <text:p text:style-name="P2"><text:span text:style-name="Strong_20_Emphasis"><text:span text:style-name="T1">Notes:</text:span></text:span></text:p>
      <text:list text:style-name="L62">
        <text:list-item>
          <text:p text:style-name="P126"><text:span text:style-name="Source_20_Text"><text:span text:style-name="T1">/simulate</text:span></text:span><text:span text:style-name="T1"> page is </text:span><text:span text:style-name="Strong_20_Emphasis"><text:span text:style-name="T1">purely admin/testing</text:span></text:span><text:span text:style-name="T1"> — all three endpoints are part of the </text:span><text:span text:style-name="Source_20_Text"><text:span text:style-name="T1">MarketData.API</text:span></text:span><text:span text:style-name="T1"> microservice.</text:span></text:p>
        </text:list-item>
        <text:list-item>
          <text:p text:style-name="P126"><text:span text:style-name="T1">The “Simulate Market Update” button </text:span><text:span text:style-name="Strong_20_Emphasis"><text:span text:style-name="T1">must hit a custom endpoint</text:span></text:span><text:span text:style-name="T1">, as it doesn’t exist in your original doc.</text:span></text:p>
        </text:list-item>
        <text:list-item>
          <text:p text:style-name="P127">Logs could be stored in-memory, in SQL, or via events in RabbitMQ (then queried via a small read-model API).</text:p>
        </text:list-item>
      </text:list>
      <text:p text:style-name="P48"/>
      <text:p text:style-name="P2"><text:span text:style-name="T1">If you want, I can draw a </text:span><text:span text:style-name="Strong_20_Emphasis"><text:span text:style-name="T1">mini-sequence diagram showing exactly how the Simulation page triggers updates and refreshes logs</text:span></text:span><text:span text:style-name="T1"> according to your microservice architecture. That makes the design crystal clear. Do you want me to do that?</text:span></text:p>
      <text:p text:style-name="P3"><text:span text:style-name="T6">G</text:span>iven the Market Data Service as it stands:</text:p>
      <text:list text:style-name="L63">
        <text:list-item>
          <text:p text:style-name="P128"><text:span text:style-name="Strong_20_Emphasis"><text:span text:style-name="T1">Current state:</text:span></text:span></text:p>
          <text:list>
            <text:list-item>
              <text:p text:style-name="P128"><text:span text:style-name="T1">It only exposes </text:span><text:span text:style-name="Strong_20_Emphasis"><text:span text:style-name="T1">gRPC endpoints</text:span></text:span><text:span text:style-name="T1"> for fetching prices (</text:span><text:span text:style-name="Source_20_Text"><text:span text:style-name="T1">GetPrice</text:span></text:span><text:span text:style-name="T1"> / </text:span><text:span text:style-name="Source_20_Text"><text:span text:style-name="T1">GetPrices</text:span></text:span><text:span text:style-name="T1">).</text:span></text:p>
            </text:list-item>
            <text:list-item>
              <text:p text:style-name="P128"><text:span text:style-name="T1">It </text:span><text:span text:style-name="Strong_20_Emphasis"><text:span text:style-name="T1">publishes events</text:span></text:span><text:span text:style-name="T1"> automatically on a timer (</text:span><text:span text:style-name="Source_20_Text"><text:span text:style-name="T1">MarketPricesUpdatedEvent</text:span></text:span><text:span text:style-name="T1">).</text:span></text:p>
            </text:list-item>
            <text:list-item>
              <text:p text:style-name="P128"><text:span text:style-name="T1">There’s no way to </text:span><text:span text:style-name="Strong_20_Emphasis"><text:span text:style-name="T1">manually trigger a simulation</text:span></text:span><text:span text:style-name="T1"> via an API, and there’s no logs API.</text:span></text:p>
            </text:list-item>
          </text:list>
        </text:list-item>
      </text:list>
      <text:p text:style-name="P2"><text:span text:style-name="T1">So yes, to fully support your </text:span><text:span text:style-name="Source_20_Text"><text:span text:style-name="T1">/simulate</text:span></text:span><text:span text:style-name="T1"> page, you would need to </text:span><text:span text:style-name="Strong_20_Emphasis"><text:span text:style-name="T1">extend it</text:span></text:span><text:span text:style-name="T1">. Specifically:</text:span></text:p>
      <text:p text:style-name="P48"/>
      <text:h text:style-name="P118" text:outline-level="3">1️⃣ Add a “manual simulation” trigger</text:h>
      <text:p text:style-name="P2"><text:span text:style-name="Strong_20_Emphasis"><text:span text:style-name="T1">Why:</text:span></text:span><text:span text:style-name="T1"> The </text:span><text:span text:style-name="Source_20_Text"><text:span text:style-name="T1">[Simulate Market Update]</text:span></text:span><text:span text:style-name="T1"> button needs to hit an endpoint.<text:line-break/></text:span><text:span text:style-name="Strong_20_Emphasis"><text:span text:style-name="T1">Options:</text:span></text:span></text:p>
      <text:list text:style-name="L64">
        <text:list-item>
          <text:p text:style-name="P129"><text:span text:style-name="Strong_20_Emphasis"><text:span text:style-name="T1">gRPC:</text:span></text:span><text:span text:style-name="T1"> Add a </text:span><text:span text:style-name="Source_20_Text"><text:span text:style-name="T1">SimulateMarketUpdate</text:span></text:span><text:span text:style-name="T1"> RPC:</text:span></text:p>
        </text:list-item>
      </text:list>
      <text:p text:style-name="P63"><text:span text:style-name="Source_20_Text"><text:span text:style-name="T1">rpc SimulateMarketUpdate(google.protobuf.Empty) returns (SimulateReply);</text:span></text:span></text:p>
      <text:p text:style-name="P64"><text:span text:style-name="Source_20_Text"><text:span text:style-name="T1">message SimulateReply { string timestamp = 1; }</text:span></text:span></text:p>
      <text:list text:style-name="L65">
        <text:list-item>
          <text:p text:style-name="P130"><text:span text:style-name="Strong_20_Emphasis"><text:span text:style-name="T1">REST (if your frontend uses REST):</text:span></text:span><text:span text:style-name="T1"> Add a minimal REST endpoint:</text:span></text:p>
        </text:list-item>
      </text:list>
      <text:p text:style-name="P63"><text:span text:style-name="Source_20_Text"><text:span text:style-name="T1">POST /api/marketdata/simulate</text:span></text:span></text:p>
      <text:list text:style-name="L66">
        <text:list-item>
          <text:p text:style-name="P131"><text:span text:style-name="T1">Logic: generate new random prices, update </text:span><text:span text:style-name="Source_20_Text"><text:span text:style-name="T1">LastUpdated</text:span></text:span><text:span text:style-name="T1">, publish </text:span><text:span text:style-name="Source_20_Text"><text:span text:style-name="T1">MarketPricesUpdatedEvent</text:span></text:span><text:span text:style-name="T1">.</text:span></text:p>
        </text:list-item>
      </text:list>
      <text:p text:style-name="P48"/>
      <text:h text:style-name="P118" text:outline-level="3"><text:soft-page-break/>2️⃣ Add a “last update” endpoint</text:h>
      <text:list text:style-name="L67">
        <text:list-item>
          <text:p text:style-name="P132"><text:span text:style-name="T1">Can be </text:span><text:span text:style-name="Strong_20_Emphasis"><text:span text:style-name="T1">gRPC</text:span></text:span><text:span text:style-name="T1"> or REST: return the </text:span><text:span text:style-name="Source_20_Text"><text:span text:style-name="T1">DateTime</text:span></text:span><text:span text:style-name="T1"> of the last simulated update.</text:span></text:p>
        </text:list-item>
      </text:list>
      <text:p text:style-name="P48"/>
      <text:h text:style-name="P118" text:outline-level="3">3️⃣ Add a “recent logs” endpoint (optional)</text:h>
      <text:list text:style-name="L68">
        <text:list-item>
          <text:p text:style-name="P133">Could store recent updates in memory or database.</text:p>
        </text:list-item>
        <text:list-item>
          <text:p text:style-name="P134"><text:span text:style-name="T1">Return last N price changes, e.g., </text:span><text:span text:style-name="Source_20_Text"><text:span text:style-name="T1">{ symbol, price, timestamp }</text:span></text:span><text:span text:style-name="T1">.</text:span></text:p>
        </text:list-item>
      </text:list>
      <text:p text:style-name="P48"/>
      <text:h text:style-name="P118" text:outline-level="3">✅ Summary</text:h>
      <text:p text:style-name="P2"><text:span text:style-name="T1">Without these extensions, your </text:span><text:span text:style-name="Source_20_Text"><text:span text:style-name="T1">/simulate</text:span></text:span><text:span text:style-name="T1"> page </text:span><text:span text:style-name="Strong_20_Emphasis"><text:span text:style-name="T1">cannot fully function</text:span></text:span><text:span text:style-name="T1">, because:</text:span></text:p>
      <text:list text:style-name="L69">
        <text:list-item>
          <text:p text:style-name="P135">The button has nothing to call.</text:p>
        </text:list-item>
        <text:list-item>
          <text:p text:style-name="P135">The “Last Update” timestamp cannot be fetched.</text:p>
        </text:list-item>
        <text:list-item>
          <text:p text:style-name="P135">Recent logs are not stored anywhere accessible.</text:p>
        </text:list-item>
      </text:list>
      <text:p text:style-name="P2"><text:span text:style-name="T1">Essentially, you’re adding </text:span><text:span text:style-name="Strong_20_Emphasis"><text:span text:style-name="T1">developer/admin capabilities</text:span></text:span><text:span text:style-name="T1"> on top of the existing Market Data Service.</text:span></text:p>
      <text:p text:style-name="P136">Portfolio.Web</text:p>
      <text:p text:style-name="P3"><text:s/>┣ Models</text:p>
      <text:p text:style-name="P3"><text:s text:c="3"/>┃ ┣ Analytics</text:p>
      <text:p text:style-name="P3"><text:s text:c="3"/>┃ ┃ ┣ PortfolioAnalyticsModel.cs</text:p>
      <text:p text:style-name="P3"><text:s text:c="3"/>┃ ┃ ┣ AssetContributionModel.cs</text:p>
      <text:p text:style-name="P3"><text:s text:c="3"/>┃ ┃ ┗ AnalyticsHistoryPoint.cs</text:p>
      <text:p text:style-name="P3"><text:s text:c="3"/>┃ ┣ Portfolio</text:p>
      <text:p text:style-name="P3"><text:s text:c="3"/>┃ ┃ ┣ PortfolioItemModel.cs</text:p>
      <text:p text:style-name="P3"><text:s text:c="3"/>┃ ┃ ┣ AddAssetModel.cs</text:p>
      <text:p text:style-name="P3"><text:s text:c="3"/>┃ ┃ ┗ RevaluationResultModel.cs</text:p>
      <text:p text:style-name="P3"><text:s text:c="3"/>┃ ┣ MarketData</text:p>
      <text:p text:style-name="P3"><text:s text:c="3"/>┃ ┃ ┗ MarketPriceLogModel.cs</text:p>
      <text:p text:style-name="P3"><text:s text:c="2"/>┃ ┗ Notifications</text:p>
      <text:p text:style-name="P3"><text:s text:c="2"/>┃ ┃ ┣ NotificationModel.cs</text:p>
      <text:p text:style-name="P3"><text:s text:c="2"/>┃ ┃ ┗ NotificationStatusModel.cs</text:p>
      <text:p text:style-name="P137"><text:s/></text:p>
      <text:p text:style-name="P137">┣ Pages</text:p>
      <text:p text:style-name="P3"><text:s/>┃ ┣ Shared</text:p>
      <text:p text:style-name="P3"><text:s/>┃ ┃ ┣ _Layout.cshtml</text:p>
      <text:p text:style-name="P3"><text:s/>┃ ┃ ┣ _Layout.cshtml.css</text:p>
      <text:p text:style-name="P3"><text:s/>┃ ┃ ┣ _Alert.cshtml</text:p>
      <text:p text:style-name="P3"><text:s/>┃ ┃ ┣ _PortfolioTablePartial.cshtml</text:p>
      <text:p text:style-name="P3"><text:s/>┃ ┃ ┣ _NotificationsListPartial.cshtml</text:p>
      <text:p text:style-name="P3"><text:s/>┃ ┃ ┣ _ChartPartial.cshtml</text:p>
      <text:p text:style-name="P3"><text:s/>┃ ┃ ┣ _ValidationScriptsPartial.cshtml</text:p>
      <text:p text:style-name="P3"><text:s/>┃ ┃ ┗ _ViewImports.cshtml</text:p>
      <text:p text:style-name="P3"><text:s/>┃ ┣ Index.cshtml</text:p>
      <text:p text:style-name="P3"><text:s/>┃ ┣ Index.cshtml.cs</text:p>
      <text:p text:style-name="P3"><text:s/>┃ ┣ Portfolio.cshtml</text:p>
      <text:p text:style-name="P3"><text:s/>┃ ┣ Portfolio.cshtml.cs</text:p>
      <text:p text:style-name="P3"><text:soft-page-break/><text:s/>┃ ┣ Analytics.cshtml</text:p>
      <text:p text:style-name="P3"><text:s/>┃ ┣ Analytics.cshtml.cs</text:p>
      <text:p text:style-name="P3"><text:s/>┃ ┣ Notifications.cshtml</text:p>
      <text:p text:style-name="P3"><text:s/>┃ ┣ Notifications.cshtml.cs</text:p>
      <text:p text:style-name="P3"><text:s/>┃ ┣ Simulate.cshtml</text:p>
      <text:p text:style-name="P3"><text:s/>┃ ┣ Simulate.cshtml.cs</text:p>
      <text:p text:style-name="P3"><text:s/>┃ ┗ _ViewStart.cshtml</text:p>
      <text:p text:style-name="P3"/>
      <text:p text:style-name="P3"><text:s/>┣ Services</text:p>
      <text:p text:style-name="P3"><text:s/>┃ ┣ Interfaces</text:p>
      <text:p text:style-name="P3"><text:s/>┃ ┃ ┣ IPortfolioService.cs</text:p>
      <text:p text:style-name="P3"><text:s/>┃ ┃ ┣ IAnalyticsService.cs</text:p>
      <text:p text:style-name="P3"><text:s/>┃ ┃ ┣ INotificationService.cs</text:p>
      <text:p text:style-name="P3"><text:s/>┃ ┃ ┗ IMarketDataService.cs</text:p>
      <text:p text:style-name="P3"/>
      <text:p text:style-name="P3"><text:s/>┃ ┣ Implementations</text:p>
      <text:p text:style-name="P3"><text:s/>┃ ┃ ┣ PortfolioService.cs</text:p>
      <text:p text:style-name="P3"><text:s/>┃ ┃ ┣ AnalyticsService.cs</text:p>
      <text:p text:style-name="P3"><text:s/>┃ ┃ ┣ NotificationService.cs</text:p>
      <text:p text:style-name="P3"><text:s/>┃ ┃ ┗ MarketDataService.cs</text:p>
      <text:p text:style-name="P3"/>
      <text:p text:style-name="P3"><text:s/>┣ wwwroot</text:p>
      <text:p text:style-name="P3"><text:s/>┃ ┣ css</text:p>
      <text:p text:style-name="P3"><text:s/>┃ ┃ ┗ site.css</text:p>
      <text:p text:style-name="P3"/>
      <text:p text:style-name="P3"><text:s/>┃ ┣ js</text:p>
      <text:p text:style-name="P3"><text:s/>┃ ┃ ┣ analytics-charts.js</text:p>
      <text:p text:style-name="P3"><text:s/>┃ ┃ ┣ dashboard-charts.js</text:p>
      <text:p text:style-name="P3"><text:s/>┃ ┃ ┣ notifications.js</text:p>
      <text:p text:style-name="P3"><text:s/>┃ ┃ ┗ simulate.js</text:p>
      <text:p text:style-name="P3"><text:soft-page-break/><text:s/>┃ ┣ lib</text:p>
      <text:p text:style-name="P3"><text:s/>┃ ┃ ┗ chart.js</text:p>
      <text:p text:style-name="P3"><text:s/>┃ ┗ favicon.ico</text:p>
      <text:p text:style-name="P3"/>
      <text:p text:style-name="P3"><text:s/>┣ Properties</text:p>
      <text:p text:style-name="P3"><text:s/>┃ ┗ launchSettings.json</text:p>
      <text:p text:style-name="P3"><text:s/>┣ appsettings.json</text:p>
      <text:p text:style-name="P3"><text:s/>┣ appsettings.Development.json</text:p>
      <text:p text:style-name="P3"><text:s/>┣ Dockerfile</text:p>
      <text:p text:style-name="P3"><text:s/>┣ GlobalUsings.cs</text:p>
      <text:p text:style-name="P3"><text:s/>┣ Program.cs</text:p>
      <text:p text:style-name="P3"><text:s/>┣ Portfolio.Web.csproj</text:p>
      <text:p text:style-name="P3"><text:s/>┗ Portfolio.Web.csproj.user</text:p>
      <text:p text:style-name="P138"/>
      <text:p text:style-name="P139"><text:span text:style-name="Strong_20_Emphasis">you can absolutely use Bootswatch in your Razor Pages Web App</text:span>, and <text:span text:style-name="Strong_20_Emphasis">no, it will not conflict with Chart.js or any other charting library</text:span> you’ll use (Chart.js, Plotly, ApexCharts, Google Charts, etc.).</text:p>
      <text:p text:style-name="P140">Let me explain why in a focused, senior-developer way:</text:p>
      <text:p text:style-name="P141"/>
      <text:h text:style-name="P142" text:outline-level="1">✅ <text:span text:style-name="Strong_20_Emphasis">Bootswatch + Chart.js = 100% Compatible</text:span></text:h>
      <text:h text:style-name="P143" text:outline-level="3">✔ Bootswatch is <text:span text:style-name="Strong_20_Emphasis">only CSS</text:span></text:h>
      <text:p text:style-name="P140">Bootswatch themes (e.g., Cosmo, Lux, Flatly, Darkly) are just <text:span text:style-name="Strong_20_Emphasis">CSS overrides</text:span> on top of Bootstrap.</text:p>
      <text:p text:style-name="P140">They do not:</text:p>
      <text:list text:style-name="L70">
        <text:list-item>
          <text:p text:style-name="P144">modify JavaScript behavior</text:p>
        </text:list-item>
        <text:list-item>
          <text:p text:style-name="P144">touch the <text:span text:style-name="Source_20_Text">&lt;canvas&gt;</text:span> element</text:p>
        </text:list-item>
        <text:list-item>
          <text:p text:style-name="P144">alter Chart.js rendering</text:p>
        </text:list-item>
        <text:list-item>
          <text:p text:style-name="P144">affect animations, tooltips, scales, fonts, etc.</text:p>
        </text:list-item>
      </text:list>
      <text:p text:style-name="P140">They’re purely styling enhancements for:</text:p>
      <text:list text:style-name="L71">
        <text:list-item>
          <text:p text:style-name="P145">buttons</text:p>
        </text:list-item>
        <text:list-item>
          <text:p text:style-name="P145">navbars</text:p>
        </text:list-item>
        <text:list-item>
          <text:p text:style-name="P145">forms</text:p>
        </text:list-item>
        <text:list-item>
          <text:p text:style-name="P145">typography</text:p>
        </text:list-item>
        <text:list-item>
          <text:p text:style-name="P145">cards</text:p>
        </text:list-item>
        <text:list-item>
          <text:p text:style-name="P145">tables</text:p>
        </text:list-item>
        <text:list-item>
          <text:p text:style-name="P145">alerts</text:p>
        </text:list-item>
        <text:list-item>
          <text:p text:style-name="P145">layout utility classes</text:p>
        </text:list-item>
      </text:list>
      <text:p text:style-name="P141"/>
      <text:h text:style-name="P142" text:outline-level="1">✔ Chart.js renders on a <text:span text:style-name="Source_20_Text">&lt;canvas&gt;</text:span> element</text:h>
      <text:p text:style-name="P140">Chart.js uses pure JavaScript to paint inside a <text:span text:style-name="Source_20_Text">&lt;canvas&gt;</text:span>, so it doesn’t rely on CSS framework styles.</text:p>
      <text:p text:style-name="P140">Bootswatch cannot interfere with:</text:p>
      <text:list text:style-name="L72">
        <text:list-item>
          <text:p text:style-name="P146">chart colors</text:p>
        </text:list-item>
        <text:list-item>
          <text:p text:style-name="P146">axes</text:p>
        </text:list-item>
        <text:list-item>
          <text:p text:style-name="P146">datasets</text:p>
        </text:list-item>
        <text:list-item>
          <text:p text:style-name="P146">labels</text:p>
        </text:list-item>
        <text:list-item>
          <text:p text:style-name="P146"><text:soft-page-break/>tooltips</text:p>
        </text:list-item>
        <text:list-item>
          <text:p text:style-name="P146">rendering pipeline</text:p>
        </text:list-item>
        <text:list-item>
          <text:p text:style-name="P146">responsiveness</text:p>
        </text:list-item>
        <text:list-item>
          <text:p text:style-name="P146">legend positioning</text:p>
        </text:list-item>
      </text:list>
      <text:p text:style-name="P140">In worst case?<text:line-break/>Bootswatch may apply a <text:span text:style-name="Strong_20_Emphasis">font-family</text:span> (e.g., “Roboto”), and Chart.js will inherit it — which is actually a <text:span text:style-name="Emphasis">good thing</text:span> visually.</text:p>
      <text:p text:style-name="P141"/>
      <text:h text:style-name="P142" text:outline-level="1">🎨 Example: Bootswatch + Chart.js Taken Together</text:h>
      <text:p text:style-name="P140">A typical Razor page:</text:p>
      <text:p text:style-name="P147"><text:span text:style-name="Source_20_Text">&lt;link rel="stylesheet" href="https://cdn.jsdelivr.net/npm/bootswatch@5.3.2/dist/flatly/bootstrap.min.css"&gt;</text:span></text:p>
      <text:p text:style-name="P148"/>
      <text:p text:style-name="P148"><text:span text:style-name="Source_20_Text">&lt;canvas id="portfolioChart"&gt;&lt;/canvas&gt;</text:span></text:p>
      <text:p text:style-name="P148"/>
      <text:p text:style-name="P148"><text:span text:style-name="Source_20_Text">&lt;script src="https://cdn.jsdelivr.net/npm/chart.js"&gt;&lt;/script&gt;</text:span></text:p>
      <text:p text:style-name="P148"><text:span text:style-name="Source_20_Text">&lt;script&gt;</text:span></text:p>
      <text:p text:style-name="P148"><text:span text:style-name="Source_20_Text">new Chart(document.getElementById('portfolioChart'), {</text:span></text:p>
      <text:p text:style-name="P148"><text:span text:style-name="Source_20_Text"><text:s text:c="4"/>type: 'pie',</text:span></text:p>
      <text:p text:style-name="P148"><text:span text:style-name="Source_20_Text"><text:s text:c="4"/>data: {</text:span></text:p>
      <text:p text:style-name="P148"><text:span text:style-name="Source_20_Text"><text:s text:c="8"/>labels: ['AAPL', 'TSLA', 'MSFT'],</text:span></text:p>
      <text:p text:style-name="P148"><text:span text:style-name="Source_20_Text"><text:s text:c="8"/>datasets: [{</text:span></text:p>
      <text:p text:style-name="P148"><text:span text:style-name="Source_20_Text"><text:s text:c="12"/>data: [40, 35, 25]</text:span></text:p>
      <text:p text:style-name="P148"><text:span text:style-name="Source_20_Text"><text:s text:c="8"/>}]</text:span></text:p>
      <text:p text:style-name="P148"><text:span text:style-name="Source_20_Text"><text:s text:c="4"/>}</text:span></text:p>
      <text:p text:style-name="P148"><text:span text:style-name="Source_20_Text">});</text:span></text:p>
      <text:p text:style-name="P148"><text:span text:style-name="Source_20_Text">&lt;/script&gt;</text:span></text:p>
      <text:p text:style-name="P140">Works flawlessly.<text:line-break/>No conflicts.<text:line-break/>No overrides.<text:line-break/>No breaking styles.</text:p>
      <text:p text:style-name="P141"/>
      <text:h text:style-name="P142" text:outline-level="1"><text:soft-page-break/>🚫 <text:span text:style-name="Strong_20_Emphasis">Zero Conflicts With Other Charting Libraries Too</text:span></text:h>
      <text:p text:style-name="P140">Bootswatch does <text:span text:style-name="Strong_20_Emphasis">not</text:span> conflict with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brary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hart.j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otly.j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ogle 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ex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</table:table>
      <text:p text:style-name="P140">Because again, they render inside their own isolated DOM structures or <text:span text:style-name="Source_20_Text">&lt;canvas&gt;</text:span>.</text:p>
      <text:p text:style-name="P141"/>
      <text:h text:style-name="P142" text:outline-level="1">⚠️ A tiny warning (not a conflict):</text:h>
      <text:p text:style-name="P140">If you use <text:span text:style-name="Strong_20_Emphasis">Bootstrap/Bootswatch 5.x</text:span>, make sure you use the same version of Bootstrap that the Bootswatch theme is built for.</text:p>
      <text:p text:style-name="P140">But this isn’t a conflict — just a version alignment:</text:p>
      <text:list text:style-name="L73">
        <text:list-item>
          <text:p text:style-name="P149">Bootswatch 5.3.x → Bootstrap 5.3.x</text:p>
        </text:list-item>
        <text:list-item>
          <text:p text:style-name="P149">Bootswatch 4.x → Bootstrap 4.x</text:p>
        </text:list-item>
      </text:list>
      <text:p text:style-name="P140">Chart libraries don’t care at all about your CSS version.</text:p>
      <text:p text:style-name="P141"/>
      <text:h text:style-name="P142" text:outline-level="1">🧠 Optional: Theming the Charts to Match Bootswatch</text:h>
      <text:p text:style-name="P140">If you want the Chart.js palette to match Bootswatch’s vibe, you can override the colors:</text:p>
      <text:p text:style-name="P147"><text:span text:style-name="Source_20_Text">Chart.defaults.color = getComputedStyle(document.body).getPropertyValue('--bs-body-color');</text:span></text:p>
      <text:p text:style-name="P148"><text:span text:style-name="Source_20_Text">Chart.defaults.font.family = getComputedStyle(document.body).getPropertyValue('--bs-font-sans-serif');</text:span></text:p>
      <text:p text:style-name="P140">This gives you <text:span text:style-name="Strong_20_Emphasis">fully integrated</text:span> dashboard visuals.</text:p>
      <text:p text:style-name="P140">Not required — purely aesthetic.</text:p>
      <text:p text:style-name="P141"/>
      <text:h text:style-name="P142" text:outline-level="1"><text:soft-page-break/>🚀 Final Verdict</text:h>
      <text:p text:style-name="P150"><text:span text:style-name="Strong_20_Emphasis">YES, you can use Bootswatch in your new Razor Pages Web App.<text:line-break/>It will not cause any conflicts with charting libraries like Chart.js.</text:span></text:p>
      <text:p text:style-name="P140">Bootswatch is actually a <text:span text:style-name="Strong_20_Emphasis">fantastic choice</text:span> for a dashboard:</text:p>
      <text:list text:style-name="L74">
        <text:list-item>
          <text:p text:style-name="P151">modern visual styles</text:p>
        </text:list-item>
        <text:list-item>
          <text:p text:style-name="P151">clean typography</text:p>
        </text:list-item>
        <text:list-item>
          <text:p text:style-name="P151">great tables</text:p>
        </text:list-item>
        <text:list-item>
          <text:p text:style-name="P151">nice cards and buttons</text:p>
        </text:list-item>
        <text:list-item>
          <text:p text:style-name="P151">responsive layouts</text:p>
        </text:list-item>
      </text:list>
      <text:p text:style-name="P140">Fits perfectly with your analytics-heavy UI.</text:p>
      <text:p text:style-name="P152"/>
      <text:p text:style-name="P139">here's a <text:span text:style-name="Strong_20_Emphasis">clean, practical crash course</text:span> on <text:span text:style-name="Strong_20_Emphasis">Chart.js</text:span>, tailored specifically to the kind of analytics dashboard you’ll build (portfolio values, pie charts, line charts, bar charts, updates via API).</text:p>
      <text:p text:style-name="P140">This is the <text:span text:style-name="Emphasis">minimum theory</text:span> you need to be dangerous — the things a senior dev must know to build production-quality visualizations.</text:p>
      <text:p text:style-name="P141"/>
      <text:h text:style-name="P142" text:outline-level="1">🔥 <text:span text:style-name="Strong_20_Emphasis">CHART.JS — CRASH COURSE FOR SENIOR DEVS</text:span></text:h>
      <text:p text:style-name="P140">This is organized in 10 ultra-important sections:</text:p>
      <text:p text:style-name="P141"/>
      <text:h text:style-name="P142" text:outline-level="1">1️⃣ What Chart.js Actually Is</text:h>
      <text:p text:style-name="P140">Chart.js is:</text:p>
      <text:list text:style-name="L75">
        <text:list-item>
          <text:p text:style-name="P153">a <text:span text:style-name="Strong_20_Emphasis">JavaScript library</text:span></text:p>
        </text:list-item>
        <text:list-item>
          <text:p text:style-name="P153">that draws charts inside a <text:span text:style-name="Strong_20_Emphasis">&lt;canvas&gt;</text:span> element</text:p>
        </text:list-item>
        <text:list-item>
          <text:p text:style-name="P153">using a simple, declarative <text:span text:style-name="Strong_20_Emphasis">config object</text:span></text:p>
        </text:list-item>
      </text:list>
      <text:p text:style-name="P140">It does <text:span text:style-name="Emphasis">not</text:span> use DOM elements.<text:line-break/>It does <text:span text:style-name="Emphasis">not</text:span> conflict with CSS frameworks like Bootswatch.</text:p>
      <text:p text:style-name="P140">You provide data + options → it renders the chart.</text:p>
      <text:p text:style-name="P141"/>
      <text:h text:style-name="P142" text:outline-level="1">2️⃣ The Only HTML You Need</text:h>
      <text:p text:style-name="P140">Every chart starts with:</text:p>
      <text:p text:style-name="P147"><text:span text:style-name="Source_20_Text">&lt;canvas id="myChart"&gt;&lt;/canvas&gt;</text:span></text:p>
      <text:p text:style-name="P140">Then in your page’s script:</text:p>
      <text:p text:style-name="P147"><text:span text:style-name="Source_20_Text">const ctx = document.getElementById('myChart');</text:span></text:p>
      <text:p text:style-name="P148"><text:span text:style-name="Source_20_Text">new Chart(ctx, { /* config */ });</text:span></text:p>
      <text:p text:style-name="P140">That’s the core.</text:p>
      <text:p text:style-name="P141"/>
      <text:h text:style-name="P142" text:outline-level="1">3️⃣ The Fundamental Structure of Any Chart.js Chart</text:h>
      <text:p text:style-name="P140">Every chart has this structure:</text:p>
      <text:p text:style-name="P147"><text:soft-page-break/><text:span text:style-name="Source_20_Text">new Chart(ctx, {</text:span></text:p>
      <text:p text:style-name="P148"><text:span text:style-name="Source_20_Text"><text:s text:c="2"/>type: 'line' | 'pie' | 'bar' | 'doughnut' | 'radar' | etc.,</text:span></text:p>
      <text:p text:style-name="P148"><text:span text:style-name="Source_20_Text"><text:s text:c="2"/>data: {</text:span></text:p>
      <text:p text:style-name="P148"><text:span text:style-name="Source_20_Text"><text:s text:c="4"/>labels: [ "AAPL", "TSLA", "GOOG" ],</text:span></text:p>
      <text:p text:style-name="P148"><text:span text:style-name="Source_20_Text"><text:s text:c="4"/>datasets: [</text:span></text:p>
      <text:p text:style-name="P148"><text:span text:style-name="Source_20_Text"><text:s text:c="6"/>{</text:span></text:p>
      <text:p text:style-name="P148"><text:span text:style-name="Source_20_Text"><text:s text:c="8"/>label: 'Portfolio Value',</text:span></text:p>
      <text:p text:style-name="P148"><text:span text:style-name="Source_20_Text"><text:s text:c="8"/>data: [10000, 15000, 18000],</text:span></text:p>
      <text:p text:style-name="P148"><text:span text:style-name="Source_20_Text"><text:s text:c="8"/>borderWidth: 2,</text:span></text:p>
      <text:p text:style-name="P148"><text:span text:style-name="Source_20_Text"><text:s text:c="6"/>}</text:span></text:p>
      <text:p text:style-name="P148"><text:span text:style-name="Source_20_Text"><text:s text:c="4"/>]</text:span></text:p>
      <text:p text:style-name="P148"><text:span text:style-name="Source_20_Text"><text:s text:c="2"/>},</text:span></text:p>
      <text:p text:style-name="P148"><text:span text:style-name="Source_20_Text"><text:s text:c="2"/>options: { ... }</text:span></text:p>
      <text:p text:style-name="P148"><text:span text:style-name="Source_20_Text">});</text:span></text:p>
      <text:p text:style-name="P140">There are only <text:span text:style-name="Strong_20_Emphasis">three major parts</text:span> to understand:</text:p>
      <text:p text:style-name="P141"/>
      <text:h text:style-name="P154" text:outline-level="2">✔ 1) <text:span text:style-name="Source_20_Text">type</text:span></text:h>
      <text:p text:style-name="P140">Examples you’ll use:</text:p>
      <text:list text:style-name="L76">
        <text:list-item>
          <text:p text:style-name="P155"><text:span text:style-name="Source_20_Text">"pie"</text:span> → asset allocation</text:p>
        </text:list-item>
        <text:list-item>
          <text:p text:style-name="P155"><text:span text:style-name="Source_20_Text">"line"</text:span> → portfolio value history</text:p>
        </text:list-item>
        <text:list-item>
          <text:p text:style-name="P155"><text:span text:style-name="Source_20_Text">"bar"</text:span> → daily % change</text:p>
        </text:list-item>
        <text:list-item>
          <text:p text:style-name="P155"><text:span text:style-name="Source_20_Text">"doughnut"</text:span> → variant of pie</text:p>
        </text:list-item>
        <text:list-item>
          <text:p text:style-name="P155"><text:span text:style-name="Source_20_Text">"scatter"</text:span> → not needed but useful for advanced stuff</text:p>
        </text:list-item>
      </text:list>
      <text:p text:style-name="P141"/>
      <text:h text:style-name="P154" text:outline-level="2">✔ 2) <text:span text:style-name="Source_20_Text">data</text:span></text:h>
      <text:p text:style-name="P140">Data is two things:</text:p>
      <text:h text:style-name="P143" text:outline-level="3"><text:span text:style-name="Strong_20_Emphasis">labels</text:span></text:h>
      <text:p text:style-name="P140">What appears on the axes or legend.</text:p>
      <text:p text:style-name="P147"><text:span text:style-name="Source_20_Text">labels: ["AAPL", "TSLA", "MSFT"]</text:span></text:p>
      <text:h text:style-name="P143" text:outline-level="3"><text:span text:style-name="Strong_20_Emphasis">datasets</text:span></text:h>
      <text:p text:style-name="P140">This is the actual numerical data.</text:p>
      <text:p text:style-name="P140"><text:soft-page-break/>Example:</text:p>
      <text:p text:style-name="P147"><text:span text:style-name="Source_20_Text">datasets: [{</text:span></text:p>
      <text:p text:style-name="P148"><text:span text:style-name="Source_20_Text"><text:s text:c="2"/>label: 'Weights',</text:span></text:p>
      <text:p text:style-name="P148"><text:span text:style-name="Source_20_Text"><text:s text:c="2"/>data: [60, 30, 10]</text:span></text:p>
      <text:p text:style-name="P148"><text:span text:style-name="Source_20_Text">}]</text:span></text:p>
      <text:p text:style-name="P140">A dataset is like a "series" in Excel.</text:p>
      <text:p text:style-name="P140">You can have multiple datasets for line/bar charts:</text:p>
      <text:p text:style-name="P147"><text:span text:style-name="Source_20_Text">datasets: [</text:span></text:p>
      <text:p text:style-name="P148"><text:span text:style-name="Source_20_Text"><text:s text:c="2"/>{ label: "Portfolio A", data: [...] },</text:span></text:p>
      <text:p text:style-name="P148"><text:span text:style-name="Source_20_Text"><text:s text:c="2"/>{ label: "Portfolio B", data: [...] }</text:span></text:p>
      <text:p text:style-name="P148"><text:span text:style-name="Source_20_Text">]</text:span></text:p>
      <text:p text:style-name="P141"/>
      <text:h text:style-name="P154" text:outline-level="2">✔ 3) <text:span text:style-name="Source_20_Text">options</text:span></text:h>
      <text:p text:style-name="P140">Controls:</text:p>
      <text:list text:style-name="L77">
        <text:list-item>
          <text:p text:style-name="P156">animations</text:p>
        </text:list-item>
        <text:list-item>
          <text:p text:style-name="P156">axes</text:p>
        </text:list-item>
        <text:list-item>
          <text:p text:style-name="P156">tooltips</text:p>
        </text:list-item>
        <text:list-item>
          <text:p text:style-name="P156">titles</text:p>
        </text:list-item>
        <text:list-item>
          <text:p text:style-name="P156">legend</text:p>
        </text:list-item>
        <text:list-item>
          <text:p text:style-name="P156">layout</text:p>
        </text:list-item>
      </text:list>
      <text:p text:style-name="P140">A minimalist options object might be:</text:p>
      <text:p text:style-name="P147"><text:span text:style-name="Source_20_Text">options: {</text:span></text:p>
      <text:p text:style-name="P148"><text:span text:style-name="Source_20_Text"><text:s text:c="2"/>responsive: true,</text:span></text:p>
      <text:p text:style-name="P148"><text:span text:style-name="Source_20_Text"><text:s text:c="2"/>plugins: {</text:span></text:p>
      <text:p text:style-name="P148"><text:span text:style-name="Source_20_Text"><text:s text:c="4"/>legend: { position: 'bottom' }</text:span></text:p>
      <text:p text:style-name="P148"><text:span text:style-name="Source_20_Text"><text:s text:c="2"/>}</text:span></text:p>
      <text:p text:style-name="P148"><text:span text:style-name="Source_20_Text">}</text:span></text:p>
      <text:p text:style-name="P141"/>
      <text:h text:style-name="P142" text:outline-level="1">4️⃣ The Core Types of Charts You Will Use</text:h>
      <text:h text:style-name="P143" text:outline-level="3"><text:span text:style-name="Strong_20_Emphasis">✔ Pie / Doughnut Chart</text:span></text:h>
      <text:p text:style-name="P140">Used for <text:span text:style-name="Strong_20_Emphasis">portfolio allocation</text:span>.</text:p>
      <text:p text:style-name="P147"><text:soft-page-break/><text:span text:style-name="Source_20_Text">type: 'pie'</text:span></text:p>
      <text:p text:style-name="P140">Data is simple percentages.</text:p>
      <text:p text:style-name="P141"/>
      <text:h text:style-name="P143" text:outline-level="3"><text:span text:style-name="Strong_20_Emphasis">✔ Line Chart</text:span></text:h>
      <text:p text:style-name="P140">Used for <text:span text:style-name="Strong_20_Emphasis">portfolio value over time</text:span>.</text:p>
      <text:p text:style-name="P140">Important properties:</text:p>
      <text:list text:style-name="L78">
        <text:list-item>
          <text:p text:style-name="P157"><text:span text:style-name="Source_20_Text">tension</text:span> (smooth line)</text:p>
        </text:list-item>
        <text:list-item>
          <text:p text:style-name="P157"><text:span text:style-name="Source_20_Text">fill</text:span> (area fill)</text:p>
        </text:list-item>
        <text:list-item>
          <text:p text:style-name="P157"><text:span text:style-name="Source_20_Text">borderColor</text:span></text:p>
        </text:list-item>
      </text:list>
      <text:p text:style-name="P140">Example:</text:p>
      <text:p text:style-name="P147"><text:span text:style-name="Source_20_Text">datasets: [{</text:span></text:p>
      <text:p text:style-name="P148"><text:span text:style-name="Source_20_Text"><text:s text:c="2"/>data: values,</text:span></text:p>
      <text:p text:style-name="P148"><text:span text:style-name="Source_20_Text"><text:s text:c="2"/>tension: 0.3</text:span></text:p>
      <text:p text:style-name="P148"><text:span text:style-name="Source_20_Text">}]</text:span></text:p>
      <text:p text:style-name="P141"/>
      <text:h text:style-name="P143" text:outline-level="3"><text:span text:style-name="Strong_20_Emphasis">✔ Bar Chart</text:span></text:h>
      <text:p text:style-name="P140">Used for <text:span text:style-name="Strong_20_Emphasis">daily percentage change</text:span>, top gainers/losers, etc.</text:p>
      <text:p text:style-name="P141"/>
      <text:h text:style-name="P142" text:outline-level="1">5️⃣ Understanding the Chart.js Update Cycle (Important!)</text:h>
      <text:p text:style-name="P140">When your API data changes, <text:span text:style-name="Strong_20_Emphasis">you DO NOT recreate the chart</text:span>.</text:p>
      <text:p text:style-name="P140">You update the dataset, then call <text:span text:style-name="Source_20_Text">.update()</text:span>:</text:p>
      <text:p text:style-name="P147"><text:span text:style-name="Source_20_Text">chart.data.labels = newLabels;</text:span></text:p>
      <text:p text:style-name="P148"><text:span text:style-name="Source_20_Text">chart.data.datasets[0].data = newData;</text:span></text:p>
      <text:p text:style-name="P148"><text:span text:style-name="Source_20_Text">chart.update();</text:span></text:p>
      <text:p text:style-name="P140">This gives smooth animation and prevents memory leaks.</text:p>
      <text:p text:style-name="P140">You will use this a lot for:</text:p>
      <text:list text:style-name="L79">
        <text:list-item>
          <text:p text:style-name="P158">refresh buttons</text:p>
        </text:list-item>
        <text:list-item>
          <text:p text:style-name="P158">auto-refresh every 30 seconds</text:p>
        </text:list-item>
        <text:list-item>
          <text:p text:style-name="P158">market simulation triggers</text:p>
        </text:list-item>
      </text:list>
      <text:p text:style-name="P141"><text:soft-page-break/></text:p>
      <text:h text:style-name="P142" text:outline-level="1">6️⃣ Chart.js Works Perfectly with Fetch (Your Real Use)</text:h>
      <text:p text:style-name="P140">Your pages will:</text:p>
      <text:list text:style-name="L80">
        <text:list-item>
          <text:p text:style-name="P159">Fetch data from API Gateway</text:p>
        </text:list-item>
        <text:list-item>
          <text:p text:style-name="P159">Convert it into labels + data arrays</text:p>
        </text:list-item>
        <text:list-item>
          <text:p text:style-name="P159">Initialize the chart</text:p>
        </text:list-item>
        <text:list-item>
          <text:p text:style-name="P159">Update it when user triggers refresh</text:p>
        </text:list-item>
      </text:list>
      <text:p text:style-name="P140">Example:</text:p>
      <text:p text:style-name="P147"><text:span text:style-name="Source_20_Text">fetch('/api/analytics/jose/overview')</text:span></text:p>
      <text:p text:style-name="P148"><text:span text:style-name="Source_20_Text"><text:s text:c="2"/>.then(r =&gt; r.json())</text:span></text:p>
      <text:p text:style-name="P148"><text:span text:style-name="Source_20_Text"><text:s text:c="2"/>.then(data =&gt; {</text:span></text:p>
      <text:p text:style-name="P148"><text:span text:style-name="Source_20_Text"><text:s text:c="5"/>chart.data.labels = data.assetContributions.map(x =&gt; x.symbol);</text:span></text:p>
      <text:p text:style-name="P148"><text:span text:style-name="Source_20_Text"><text:s text:c="5"/>chart.data.datasets[0].data = data.assetContributions.map(x =&gt; x.weightPercent);</text:span></text:p>
      <text:p text:style-name="P148"><text:span text:style-name="Source_20_Text"><text:s text:c="5"/>chart.update();</text:span></text:p>
      <text:p text:style-name="P148"><text:span text:style-name="Source_20_Text"><text:s text:c="2"/>});</text:span></text:p>
      <text:p text:style-name="P140">This is the exact pattern you’ll use in the real app.</text:p>
      <text:p text:style-name="P141"/>
      <text:h text:style-name="P142" text:outline-level="1">7️⃣ Styling Charts — Minimal, Powerful</text:h>
      <text:p text:style-name="P140">You can set:</text:p>
      <text:h text:style-name="P143" text:outline-level="3"><text:span text:style-name="Strong_20_Emphasis">Colors</text:span></text:h>
      <text:p text:style-name="P147"><text:span text:style-name="Source_20_Text">backgroundColor: ['#36A2EB', '#FF6384', '#FFCE56']</text:span></text:p>
      <text:h text:style-name="P143" text:outline-level="3"><text:span text:style-name="Strong_20_Emphasis">Line appearance</text:span></text:h>
      <text:p text:style-name="P147"><text:span text:style-name="Source_20_Text">borderColor: '#36A2EB'</text:span></text:p>
      <text:p text:style-name="P148"><text:span text:style-name="Source_20_Text">tension: 0.3</text:span></text:p>
      <text:p text:style-name="P148"><text:span text:style-name="Source_20_Text">fill: false</text:span></text:p>
      <text:h text:style-name="P143" text:outline-level="3"><text:span text:style-name="Strong_20_Emphasis">Legend</text:span></text:h>
      <text:p text:style-name="P147"><text:span text:style-name="Source_20_Text">plugins: {</text:span></text:p>
      <text:p text:style-name="P148"><text:span text:style-name="Source_20_Text"><text:s text:c="2"/>legend: { position: 'bottom' }</text:span></text:p>
      <text:p text:style-name="P148"><text:soft-page-break/><text:span text:style-name="Source_20_Text">}</text:span></text:p>
      <text:h text:style-name="P143" text:outline-level="3"><text:span text:style-name="Strong_20_Emphasis">Title</text:span></text:h>
      <text:p text:style-name="P147"><text:span text:style-name="Source_20_Text">plugins: {</text:span></text:p>
      <text:p text:style-name="P148"><text:span text:style-name="Source_20_Text"><text:s text:c="2"/>title: { display: true, text: "Portfolio Allocation" }</text:span></text:p>
      <text:p text:style-name="P148"><text:span text:style-name="Source_20_Text">}</text:span></text:p>
      <text:p text:style-name="P141"/>
      <text:h text:style-name="P142" text:outline-level="1">8️⃣ Responsive Behavior</text:h>
      <text:p text:style-name="P140">Chart.js is responsive by default.</text:p>
      <text:p text:style-name="P140">It resizes on window resize.</text:p>
      <text:p text:style-name="P140">You can control it:</text:p>
      <text:p text:style-name="P147"><text:span text:style-name="Source_20_Text">options: {</text:span></text:p>
      <text:p text:style-name="P148"><text:span text:style-name="Source_20_Text"><text:s text:c="2"/>responsive: true,</text:span></text:p>
      <text:p text:style-name="P148"><text:span text:style-name="Source_20_Text"><text:s text:c="2"/>maintainAspectRatio: false</text:span></text:p>
      <text:p text:style-name="P148"><text:span text:style-name="Source_20_Text">}</text:span></text:p>
      <text:p text:style-name="P140">If you want a chart to fill its container, use:</text:p>
      <text:p text:style-name="P147"><text:span text:style-name="Source_20_Text">&lt;div style="height:400px;"&gt;</text:span></text:p>
      <text:p text:style-name="P148"><text:span text:style-name="Source_20_Text"><text:s text:c="4"/>&lt;canvas id="chart"&gt;&lt;/canvas&gt;</text:span></text:p>
      <text:p text:style-name="P148"><text:span text:style-name="Source_20_Text">&lt;/div&gt;</text:span></text:p>
      <text:p text:style-name="P141"/>
      <text:h text:style-name="P142" text:outline-level="1">9️⃣ Destroying Charts (Important for Razor Pages Navigation)</text:h>
      <text:p text:style-name="P140">Razor pages reload entirely, so you don’t need this much.</text:p>
      <text:p text:style-name="P140">But if you ever re-render a chart into the same canvas ID, destroy the old instance:</text:p>
      <text:p text:style-name="P147"><text:span text:style-name="Source_20_Text">chart.destroy();</text:span></text:p>
      <text:p text:style-name="P140">This prevents ghost charts and performance bugs.</text:p>
      <text:p text:style-name="P141"/>
      <text:h text:style-name="P142" text:outline-level="1">🔟 Best Practices for Your Portfolio App</text:h>
      <text:h text:style-name="P143" text:outline-level="3"><text:span text:style-name="Strong_20_Emphasis">✔ 1) Make each chart have its own JS file</text:span></text:h>
      <text:p text:style-name="P140">Like:</text:p>
      <text:p text:style-name="P147"><text:soft-page-break/><text:span text:style-name="Source_20_Text">wwwroot/js/dashboard-charts.js</text:span></text:p>
      <text:p text:style-name="P148"><text:span text:style-name="Source_20_Text">wwwroot/js/analytics-charts.js</text:span></text:p>
      <text:p text:style-name="P141"/>
      <text:h text:style-name="P143" text:outline-level="3"><text:span text:style-name="Strong_20_Emphasis">✔ 2) Don’t inline JavaScript in .cshtml files</text:span></text:h>
      <text:p text:style-name="P140">Keep them clean.</text:p>
      <text:p text:style-name="P141"/>
      <text:h text:style-name="P143" text:outline-level="3"><text:span text:style-name="Strong_20_Emphasis">✔ 3) Use IDs that match your pages</text:span></text:h>
      <text:p text:style-name="P140">On Analytics page:</text:p>
      <text:p text:style-name="P147"><text:span text:style-name="Source_20_Text">&lt;canvas id="assetAllocationChart"&gt;&lt;/canvas&gt;</text:span></text:p>
      <text:p text:style-name="P148"><text:span text:style-name="Source_20_Text">&lt;canvas id="valueHistoryChart"&gt;&lt;/canvas&gt;</text:span></text:p>
      <text:p text:style-name="P141"/>
      <text:h text:style-name="P143" text:outline-level="3"><text:span text:style-name="Strong_20_Emphasis">✔ 4) Use Bootswatch for theming</text:span></text:h>
      <text:p text:style-name="P140">Chart.js inherits fonts and colors — your UI becomes cohesive.</text:p>
      <text:p text:style-name="P141"/>
      <text:h text:style-name="P143" text:outline-level="3"><text:span text:style-name="Strong_20_Emphasis">✔ 5) Structure data transformation cleanly</text:span></text:h>
      <text:p text:style-name="P140">Your API output → clean arrays:</text:p>
      <text:p text:style-name="P147"><text:span text:style-name="Source_20_Text">const labels = data.assetContributions.map(a =&gt; a.symbol);</text:span></text:p>
      <text:p text:style-name="P148"><text:span text:style-name="Source_20_Text">const values = data.assetContributions.map(a =&gt; a.weightPercent);</text:span></text:p>
      <text:p text:style-name="P141"/>
      <text:h text:style-name="P142" text:outline-level="1">🧠 One last concept: Chart.js is Declarative</text:h>
      <text:p text:style-name="P140">Chart.js is like React for charts:</text:p>
      <text:list text:style-name="L81">
        <text:list-item>
          <text:p text:style-name="P160">You tell it <text:span text:style-name="Strong_20_Emphasis">what</text:span> to draw (data + config)</text:p>
        </text:list-item>
        <text:list-item>
          <text:p text:style-name="P160">It figures out <text:span text:style-name="Strong_20_Emphasis">how</text:span> to draw it</text:p>
        </text:list-item>
      </text:list>
      <text:p text:style-name="P140">Meaning:<text:line-break/>You don’t manually draw lines.<text:line-break/>You don’t manually draw circles.<text:line-break/>You set configs → it renders.</text:p>
      <text:p text:style-name="P141"/>
      <text:h text:style-name="P142" text:outline-level="1">⭐ If you understand the topics above…</text:h>
      <text:p text:style-name="P140">You can build:</text:p>
      <text:list text:style-name="L82">
        <text:list-item>
          <text:p text:style-name="P161">Portfolio Allocation Pie Chart</text:p>
        </text:list-item>
        <text:list-item>
          <text:p text:style-name="P161"><text:soft-page-break/>Portfolio Value Over Time Line Chart</text:p>
        </text:list-item>
        <text:list-item>
          <text:p text:style-name="P161">Daily Change Bar Chart</text:p>
        </text:list-item>
        <text:list-item>
          <text:p text:style-name="P161">Real-time updating Dashboard</text:p>
        </text:list-item>
        <text:list-item>
          <text:p text:style-name="P161">Market Simulation visualizers</text:p>
        </text:list-item>
      </text:list>
      <text:p text:style-name="P140">With <text:span text:style-name="Strong_20_Emphasis">confidence</text:span> and <text:span text:style-name="Strong_20_Emphasis">no guesswork</text:span>.</text:p>
      <text:p text:style-name="P141"/>
      <text:p text:style-name="P140">If you want, I can now provide:</text:p>
      <text:p text:style-name="P140">✅ A full working example:<text:line-break/>Dashboard view with Chart.js + Bootswatch + fetch API calls</text:p>
      <text:p text:style-name="P140">OR</text:p>
      <text:p text:style-name="P140">✅ A real code skeleton for your <text:span text:style-name="Source_20_Text">Analytics.cshtml</text:span> and JS chart bindings</text:p>
      <text:p text:style-name="P140">OR</text:p>
      <text:p text:style-name="P140">✅ A starter template you can paste into your solution right now</text:p>
      <text:p text:style-name="P140">What would you like next?</text:p>
      <text:h text:style-name="P162" text:outline-level="5">You said:</text:h>
      <text:p text:style-name="P140">yes keep in mind i will use refit to get the data from the microservices - not sure if that makes a difference in your example</text:p>
      <text:h text:style-name="P163" text:outline-level="6">ChatGPT said:</text:h>
      <text:p text:style-name="P140">Perfect — <text:span text:style-name="Strong_20_Emphasis">Refit makes your </text:span><text:span text:style-name="Strong_20_Emphasis"><text:span text:style-name="Emphasis">services layer</text:span></text:span><text:span text:style-name="Strong_20_Emphasis"> cleaner</text:span>, but it does <text:span text:style-name="Strong_20_Emphasis">not change how your charts, Razor Pages, or JS logic work</text:span>.</text:p>
      <text:p text:style-name="P140">However, it <text:span text:style-name="Emphasis">does</text:span> change <text:span text:style-name="Strong_20_Emphasis">how you organize your Web App</text:span>, because now:</text:p>
      <text:list text:style-name="L83">
        <text:list-item>
          <text:p text:style-name="P164">Your chart pages will NOT call REST APIs directly with <text:span text:style-name="Source_20_Text">fetch()</text:span>.</text:p>
        </text:list-item>
        <text:list-item>
          <text:p text:style-name="P164">Instead, you will call <text:span text:style-name="Strong_20_Emphasis">Refit interfaces</text:span> in the PageModel (<text:span text:style-name="Source_20_Text">.cshtml.cs</text:span>), get the data <text:span text:style-name="Strong_20_Emphasis">server-side</text:span>, and then pass it into the <text:span text:style-name="Source_20_Text">.cshtml</text:span> page.</text:p>
        </text:list-item>
        <text:list-item>
          <text:p text:style-name="P164">The chart JavaScript receives clean serialized data (<text:span text:style-name="Source_20_Text">Json.Serialize</text:span>).</text:p>
        </text:list-item>
      </text:list>
      <text:p text:style-name="P140">This is actually cleaner and more professional.</text:p>
      <text:p text:style-name="P140">Below is <text:span text:style-name="Strong_20_Emphasis">exactly how your architecture looks ONCE Refit is involved</text:span>.</text:p>
      <text:p text:style-name="P141"/>
      <text:h text:style-name="P142" text:outline-level="1">✅ <text:span text:style-name="Strong_20_Emphasis">What Refit Changes</text:span></text:h>
      <text:p text:style-name="P140">Instead of doing this in JavaScript:</text:p>
      <text:p text:style-name="P147"><text:span text:style-name="Source_20_Text">fetch('/api/analytics/jose/overview')...</text:span></text:p>
      <text:p text:style-name="P140"><text:soft-page-break/>You will:</text:p>
      <text:h text:style-name="P143" text:outline-level="3">✔ Call Refit in <text:span text:style-name="Source_20_Text">Analytics.cshtml.cs</text:span></text:h>
      <text:p text:style-name="P147"><text:span text:style-name="Source_20_Text">public class AnalyticsModel : PageModel</text:span></text:p>
      <text:p text:style-name="P148"><text:span text:style-name="Source_20_Text">{</text:span></text:p>
      <text:p text:style-name="P148"><text:span text:style-name="Source_20_Text"><text:s text:c="4"/>private readonly IAnalyticsClient _client;</text:span></text:p>
      <text:p text:style-name="P148"/>
      <text:p text:style-name="P148"><text:span text:style-name="Source_20_Text"><text:s text:c="4"/>public PortfolioAnalyticsModel Analytics { get; set; }</text:span></text:p>
      <text:p text:style-name="P148"><text:span text:style-name="Source_20_Text"><text:s text:c="4"/>public List&lt;AnalyticsHistoryPoint&gt; History { get; set; }</text:span></text:p>
      <text:p text:style-name="P148"/>
      <text:p text:style-name="P148"><text:span text:style-name="Source_20_Text"><text:s text:c="4"/>public AnalyticsModel(IAnalyticsClient client)</text:span></text:p>
      <text:p text:style-name="P148"><text:span text:style-name="Source_20_Text"><text:s text:c="4"/>{</text:span></text:p>
      <text:p text:style-name="P148"><text:span text:style-name="Source_20_Text"><text:s text:c="8"/>_client = client;</text:span></text:p>
      <text:p text:style-name="P148"><text:span text:style-name="Source_20_Text"><text:s text:c="4"/>}</text:span></text:p>
      <text:p text:style-name="P148"/>
      <text:p text:style-name="P148"><text:span text:style-name="Source_20_Text"><text:s text:c="4"/>public async Task OnGet()</text:span></text:p>
      <text:p text:style-name="P148"><text:span text:style-name="Source_20_Text"><text:s text:c="4"/>{</text:span></text:p>
      <text:p text:style-name="P148"><text:span text:style-name="Source_20_Text"><text:s text:c="8"/>Analytics = await _client.GetAnalytics("jose");</text:span></text:p>
      <text:p text:style-name="P148"><text:span text:style-name="Source_20_Text"><text:s text:c="8"/>History = await _client.GetAnalyticsHistory("jose");</text:span></text:p>
      <text:p text:style-name="P148"><text:span text:style-name="Source_20_Text"><text:s text:c="4"/>}</text:span></text:p>
      <text:p text:style-name="P148"><text:span text:style-name="Source_20_Text">}</text:span></text:p>
      <text:p text:style-name="P140">Then in <text:span text:style-name="Source_20_Text">.cshtml</text:span>:</text:p>
      <text:p text:style-name="P147"><text:span text:style-name="Source_20_Text">&lt;script&gt;</text:span></text:p>
      <text:p text:style-name="P148"><text:span text:style-name="Source_20_Text"><text:s text:c="4"/>const analytics = @Html.Raw(Json.Serialize(Model.Analytics));</text:span></text:p>
      <text:p text:style-name="P148"><text:span text:style-name="Source_20_Text"><text:s text:c="4"/>const history <text:s text:c="2"/>= @Html.Raw(Json.Serialize(Model.History));</text:span></text:p>
      <text:p text:style-name="P148"><text:span text:style-name="Source_20_Text">&lt;/script&gt;</text:span></text:p>
      <text:p text:style-name="P140">Now the JS code creates the chart using <text:span text:style-name="Strong_20_Emphasis">data already provided by the server</text:span>.</text:p>
      <text:p text:style-name="P141"/>
      <text:h text:style-name="P142" text:outline-level="1">🚫 No fetch calls in JavaScript (unless live updates)</text:h>
      <text:p text:style-name="P140">This is now optional:</text:p>
      <text:list text:style-name="L84">
        <text:list-item>
          <text:p text:style-name="P165">Dashboard charts: Use server-provided data → <text:span text:style-name="Strong_20_Emphasis">NO fetch</text:span></text:p>
        </text:list-item>
        <text:list-item>
          <text:p text:style-name="P165"><text:soft-page-break/>Auto-refresh (every 30 seconds): You can still use fetch → <text:span text:style-name="Strong_20_Emphasis">OPTIONAL</text:span></text:p>
        </text:list-item>
        <text:list-item>
          <text:p text:style-name="P165">Simulation page: May call fetch for buttons → <text:span text:style-name="Strong_20_Emphasis">OK</text:span></text:p>
        </text:list-item>
      </text:list>
      <text:p text:style-name="P140">Charts themselves don’t care where data comes from — only that your JS receives arrays.</text:p>
      <text:p text:style-name="P141"/>
      <text:h text:style-name="P142" text:outline-level="1">🧩 <text:span text:style-name="Strong_20_Emphasis">Refit Interface Example</text:span> (for your Web App)</text:h>
      <text:p text:style-name="P147"><text:span text:style-name="Source_20_Text">public interface IAnalyticsClient</text:span></text:p>
      <text:p text:style-name="P148"><text:span text:style-name="Source_20_Text">{</text:span></text:p>
      <text:p text:style-name="P148"><text:span text:style-name="Source_20_Text"><text:s text:c="4"/>[Get("/analytics/{user}")]</text:span></text:p>
      <text:p text:style-name="P148"><text:span text:style-name="Source_20_Text"><text:s text:c="4"/>Task&lt;PortfolioAnalyticsModel&gt; GetAnalytics(string user);</text:span></text:p>
      <text:p text:style-name="P148"/>
      <text:p text:style-name="P148"><text:span text:style-name="Source_20_Text"><text:s text:c="4"/>[Get("/analytics/{user}/history")]</text:span></text:p>
      <text:p text:style-name="P148"><text:span text:style-name="Source_20_Text"><text:s text:c="4"/>Task&lt;List&lt;AnalyticsHistoryPoint&gt;&gt; GetAnalyticsHistory(string user);</text:span></text:p>
      <text:p text:style-name="P148"><text:span text:style-name="Source_20_Text">}</text:span></text:p>
      <text:p text:style-name="P140">Register it in <text:span text:style-name="Source_20_Text">Program.cs</text:span>:</text:p>
      <text:p text:style-name="P147"><text:span text:style-name="Source_20_Text">builder.Services</text:span></text:p>
      <text:p text:style-name="P148"><text:span text:style-name="Source_20_Text"><text:s text:c="4"/>.AddRefitClient&lt;IAnalyticsClient&gt;()</text:span></text:p>
      <text:p text:style-name="P148"><text:span text:style-name="Source_20_Text"><text:s text:c="4"/>.ConfigureHttpClient(c =&gt; c.BaseAddress = new Uri("https://api-gateway"));</text:span></text:p>
      <text:p text:style-name="P140">You repeat that structure for:</text:p>
      <text:list text:style-name="L85">
        <text:list-item>
          <text:p text:style-name="P166">IPortfolioClient</text:p>
        </text:list-item>
        <text:list-item>
          <text:p text:style-name="P166">INotificationClient</text:p>
        </text:list-item>
        <text:list-item>
          <text:p text:style-name="P166">IMarketDataClient</text:p>
        </text:list-item>
      </text:list>
      <text:p text:style-name="P141"/>
      <text:h text:style-name="P142" text:outline-level="1">🎨 <text:span text:style-name="Strong_20_Emphasis">Where Chart.js Fits With Refit</text:span></text:h>
      <text:p text:style-name="P140">Chart.js <text:span text:style-name="Strong_20_Emphasis">only appears in the .cshtml</text:span> and only needs <text:span text:style-name="Strong_20_Emphasis">data arrays</text:span>.</text:p>
      <text:p text:style-name="P140">Example: Pie chart for asset allocation.</text:p>
      <text:h text:style-name="P143" text:outline-level="3">In Razor:</text:h>
      <text:p text:style-name="P147"><text:span text:style-name="Source_20_Text">&lt;canvas id="allocationChart"&gt;&lt;/canvas&gt;</text:span></text:p>
      <text:p text:style-name="P148"/>
      <text:p text:style-name="P148"><text:span text:style-name="Source_20_Text">&lt;script&gt;</text:span></text:p>
      <text:p text:style-name="P148"><text:soft-page-break/><text:span text:style-name="Source_20_Text">const symbols = @Html.Raw(Json.Serialize(Model.Analytics.AssetContributions.Select(x =&gt; x.Symbol)));</text:span></text:p>
      <text:p text:style-name="P148"><text:span text:style-name="Source_20_Text">const weights = @Html.Raw(Json.Serialize(Model.Analytics.AssetContributions.Select(x =&gt; x.WeightPercent)));</text:span></text:p>
      <text:p text:style-name="P148"/>
      <text:p text:style-name="P148"><text:span text:style-name="Source_20_Text">new Chart(document.getElementById('allocationChart'), {</text:span></text:p>
      <text:p text:style-name="P148"><text:span text:style-name="Source_20_Text"><text:s text:c="4"/>type: 'pie',</text:span></text:p>
      <text:p text:style-name="P148"><text:span text:style-name="Source_20_Text"><text:s text:c="4"/>data: {</text:span></text:p>
      <text:p text:style-name="P148"><text:span text:style-name="Source_20_Text"><text:s text:c="8"/>labels: symbols,</text:span></text:p>
      <text:p text:style-name="P148"><text:span text:style-name="Source_20_Text"><text:s text:c="8"/>datasets: [{</text:span></text:p>
      <text:p text:style-name="P148"><text:span text:style-name="Source_20_Text"><text:s text:c="12"/>data: weights</text:span></text:p>
      <text:p text:style-name="P148"><text:span text:style-name="Source_20_Text"><text:s text:c="8"/>}]</text:span></text:p>
      <text:p text:style-name="P148"><text:span text:style-name="Source_20_Text"><text:s text:c="4"/>}</text:span></text:p>
      <text:p text:style-name="P148"><text:span text:style-name="Source_20_Text">});</text:span></text:p>
      <text:p text:style-name="P148"><text:span text:style-name="Source_20_Text">&lt;/script&gt;</text:span></text:p>
      <text:p text:style-name="P140">Refit handled all backend communication.<text:line-break/>The page model prepared the data.<text:line-break/>Chart.js just draws it.</text:p>
      <text:p text:style-name="P141"/>
      <text:h text:style-name="P142" text:outline-level="1">🔥 <text:span text:style-name="Strong_20_Emphasis">Refit Workflow Summary</text:span></text:h>
      <text:h text:style-name="P143" text:outline-level="3">Page Lifecycle:</text:h>
      <text:p text:style-name="P147"><text:span text:style-name="Source_20_Text">User visits /analytics</text:span></text:p>
      <text:p text:style-name="P148"><text:span text:style-name="Source_20_Text"><text:s/>→ PageModel.OnGet()</text:span></text:p>
      <text:p text:style-name="P148"><text:span text:style-name="Source_20_Text"><text:s text:c="4"/>→ calls Refit clients</text:span></text:p>
      <text:p text:style-name="P148"><text:span text:style-name="Source_20_Text"><text:s text:c="4"/>→ loads analytics + history data</text:span></text:p>
      <text:p text:style-name="P148"><text:span text:style-name="Source_20_Text"><text:s/>→ Razor page renders</text:span></text:p>
      <text:p text:style-name="P148"><text:span text:style-name="Source_20_Text"><text:s text:c="4"/>→ embeds serialized analytics to JS variables</text:span></text:p>
      <text:p text:style-name="P148"><text:span text:style-name="Source_20_Text"><text:s text:c="4"/>→ JS creates charts</text:span></text:p>
      <text:p text:style-name="P140">This keeps your app:</text:p>
      <text:list text:style-name="L86">
        <text:list-item>
          <text:p text:style-name="P167">Faster (no client-to-server round trip)</text:p>
        </text:list-item>
        <text:list-item>
          <text:p text:style-name="P167">More secure (no API tokens on frontend)</text:p>
        </text:list-item>
        <text:list-item>
          <text:p text:style-name="P167">Cleaner separation of concerns</text:p>
        </text:list-item>
      </text:list>
      <text:p text:style-name="P141"><text:soft-page-break/></text:p>
      <text:h text:style-name="P142" text:outline-level="1">🧠 What You Need To Know (High-Level Rules)</text:h>
      <text:h text:style-name="P143" text:outline-level="3">✔ Rule 1:</text:h>
      <text:p text:style-name="P140"><text:span text:style-name="Strong_20_Emphasis">Refit replaces your fetch() calls.</text:span></text:p>
      <text:h text:style-name="P143" text:outline-level="3">✔ Rule 2:</text:h>
      <text:p text:style-name="P140"><text:span text:style-name="Strong_20_Emphasis">Chart.js receives its data from Razor, not the API.</text:span></text:p>
      <text:h text:style-name="P143" text:outline-level="3">✔ Rule 3:</text:h>
      <text:p text:style-name="P140"><text:span text:style-name="Strong_20_Emphasis">Razor PageModel becomes the middleman</text:span> between Refit and JavaScript.</text:p>
      <text:h text:style-name="P143" text:outline-level="3">✔ Rule 4:</text:h>
      <text:p text:style-name="P140">If you ever need auto-refresh, you can combine both worlds:</text:p>
      <text:list text:style-name="L87">
        <text:list-item>
          <text:p text:style-name="P168">Refit on initial load</text:p>
        </text:list-item>
        <text:list-item>
          <text:p text:style-name="P168">fetch() for periodic updates</text:p>
        </text:list-item>
      </text:list>
      <text:p text:style-name="P140">But optional.</text:p>
      <text:p text:style-name="P141"/>
      <text:h text:style-name="P142" text:outline-level="1">🚀 Example: Full End-to-End Code (Short)</text:h>
      <text:p text:style-name="P140">I'll give you a minimal working example that shows everything together.</text:p>
      <text:h text:style-name="P154" text:outline-level="2">1️⃣ Refit Interface</text:h>
      <text:p text:style-name="P147"><text:span text:style-name="Source_20_Text">public interface IAnalyticsClient</text:span></text:p>
      <text:p text:style-name="P148"><text:span text:style-name="Source_20_Text">{</text:span></text:p>
      <text:p text:style-name="P148"><text:span text:style-name="Source_20_Text"><text:s text:c="4"/>[Get("/api/analytics/{user}")]</text:span></text:p>
      <text:p text:style-name="P148"><text:span text:style-name="Source_20_Text"><text:s text:c="4"/>Task&lt;PortfolioAnalyticsModel&gt; GetAnalytics(string user);</text:span></text:p>
      <text:p text:style-name="P148"/>
      <text:p text:style-name="P148"><text:span text:style-name="Source_20_Text"><text:s text:c="4"/>[Get("/api/analytics/{user}/history")]</text:span></text:p>
      <text:p text:style-name="P148"><text:span text:style-name="Source_20_Text"><text:s text:c="4"/>Task&lt;List&lt;AnalyticsHistoryPoint&gt;&gt; GetHistory(string user);</text:span></text:p>
      <text:p text:style-name="P148"><text:span text:style-name="Source_20_Text">}</text:span></text:p>
      <text:h text:style-name="P154" text:outline-level="2">2️⃣ PageModel: Analytics.cshtml.cs</text:h>
      <text:p text:style-name="P147"><text:span text:style-name="Source_20_Text">public class AnalyticsModel : PageModel</text:span></text:p>
      <text:p text:style-name="P148"><text:span text:style-name="Source_20_Text">{</text:span></text:p>
      <text:p text:style-name="P148"><text:span text:style-name="Source_20_Text"><text:s text:c="4"/>public PortfolioAnalyticsModel Analytics { get; set; }</text:span></text:p>
      <text:p text:style-name="P148"><text:soft-page-break/><text:span text:style-name="Source_20_Text"><text:s text:c="4"/>public List&lt;AnalyticsHistoryPoint&gt; History { get; set; }</text:span></text:p>
      <text:p text:style-name="P148"/>
      <text:p text:style-name="P148"><text:span text:style-name="Source_20_Text"><text:s text:c="4"/>private readonly IAnalyticsClient _client;</text:span></text:p>
      <text:p text:style-name="P148"/>
      <text:p text:style-name="P148"><text:span text:style-name="Source_20_Text"><text:s text:c="4"/>public AnalyticsModel(IAnalyticsClient client) =&gt; _client = client;</text:span></text:p>
      <text:p text:style-name="P148"/>
      <text:p text:style-name="P148"><text:span text:style-name="Source_20_Text"><text:s text:c="4"/>public async Task OnGet()</text:span></text:p>
      <text:p text:style-name="P148"><text:span text:style-name="Source_20_Text"><text:s text:c="4"/>{</text:span></text:p>
      <text:p text:style-name="P148"><text:span text:style-name="Source_20_Text"><text:s text:c="8"/>Analytics = await _client.GetAnalytics("jose");</text:span></text:p>
      <text:p text:style-name="P148"><text:span text:style-name="Source_20_Text"><text:s text:c="8"/>History <text:s text:c="2"/>= await _client.GetHistory("jose");</text:span></text:p>
      <text:p text:style-name="P148"><text:span text:style-name="Source_20_Text"><text:s text:c="4"/>}</text:span></text:p>
      <text:p text:style-name="P148"><text:span text:style-name="Source_20_Text">}</text:span></text:p>
      <text:h text:style-name="P154" text:outline-level="2">3️⃣ Analytics.cshtml</text:h>
      <text:p text:style-name="P147"><text:span text:style-name="Source_20_Text">@page</text:span></text:p>
      <text:p text:style-name="P148"><text:span text:style-name="Source_20_Text">@model AnalyticsModel</text:span></text:p>
      <text:p text:style-name="P148"/>
      <text:p text:style-name="P148"><text:span text:style-name="Source_20_Text">&lt;h2&gt;Portfolio Analytics&lt;/h2&gt;</text:span></text:p>
      <text:p text:style-name="P148"/>
      <text:p text:style-name="P148"><text:span text:style-name="Source_20_Text">&lt;div style="height:350px;"&gt;</text:span></text:p>
      <text:p text:style-name="P148"><text:span text:style-name="Source_20_Text"><text:s text:c="4"/>&lt;canvas id="allocationChart"&gt;&lt;/canvas&gt;</text:span></text:p>
      <text:p text:style-name="P148"><text:span text:style-name="Source_20_Text">&lt;/div&gt;</text:span></text:p>
      <text:p text:style-name="P148"/>
      <text:p text:style-name="P148"><text:span text:style-name="Source_20_Text">&lt;script src="https://cdn.jsdelivr.net/npm/chart.js"&gt;&lt;/script&gt;</text:span></text:p>
      <text:p text:style-name="P148"/>
      <text:p text:style-name="P148"><text:span text:style-name="Source_20_Text">&lt;script&gt;</text:span></text:p>
      <text:p text:style-name="P148"><text:span text:style-name="Source_20_Text"><text:s text:c="4"/>const labels <text:s/>= @Html.Raw(Json.Serialize(Model.Analytics.AssetContributions.Select(x =&gt; x.Symbol)));</text:span></text:p>
      <text:p text:style-name="P148"><text:span text:style-name="Source_20_Text"><text:s text:c="4"/>const data <text:s text:c="3"/>= @Html.Raw(Json.Serialize(Model.Analytics.AssetContributions.Select(x =&gt; x.WeightPercent)));</text:span></text:p>
      <text:p text:style-name="P148"/>
      <text:p text:style-name="P148"><text:span text:style-name="Source_20_Text"><text:s text:c="4"/>new Chart(document.getElementById('allocationChart'), {</text:span></text:p>
      <text:p text:style-name="P148"><text:span text:style-name="Source_20_Text"><text:s text:c="8"/>type: 'pie',</text:span></text:p>
      <text:p text:style-name="P148"><text:span text:style-name="Source_20_Text"><text:s text:c="8"/>data: {</text:span></text:p>
      <text:p text:style-name="P148"><text:soft-page-break/><text:span text:style-name="Source_20_Text"><text:s text:c="12"/>labels: labels,</text:span></text:p>
      <text:p text:style-name="P148"><text:span text:style-name="Source_20_Text"><text:s text:c="12"/>datasets: [{ data: data }]</text:span></text:p>
      <text:p text:style-name="P148"><text:span text:style-name="Source_20_Text"><text:s text:c="8"/>}</text:span></text:p>
      <text:p text:style-name="P148"><text:span text:style-name="Source_20_Text"><text:s text:c="4"/>});</text:span></text:p>
      <text:p text:style-name="P148"><text:span text:style-name="Source_20_Text">&lt;/script&gt;</text:span></text:p>
      <text:p text:style-name="P141"/>
      <text:h text:style-name="P142" text:outline-level="1">🏁 Final Takeaways</text:h>
      <text:p text:style-name="P140">Refit:<text:line-break/>✔ Makes backend integration <text:span text:style-name="Strong_20_Emphasis">cleaner</text:span><text:line-break/>✔ Moves API calls to the <text:span text:style-name="Strong_20_Emphasis">server side</text:span><text:line-break/>✔ Prevents exposing API Gateway URLs to the browser<text:line-break/>✔ Makes Razor pages safer &amp; faster</text:p>
      <text:p text:style-name="P140">Chart.js:<text:line-break/>✔ Simply consumes the data you give it<text:line-break/>✔ Doesn’t care how you got that data<text:line-break/>✔ Plays perfectly with Bootswatch and Razor Pages</text:p>
      <text:p text:style-name="P141"/>
      <text:p text:style-name="P140">If you'd like, I can now generate:</text:p>
      <text:p text:style-name="P140">💡 “The recommended full Refit folder structure for the Web App”<text:line-break/>💡 Starter code for each microservice client (Portfolio, Analytics, Notification…)<text:line-break/>💡 A complete working sample for the <text:span text:style-name="Strong_20_Emphasis">Dashboard</text:span> (Index.cshtml) with 2 charts<text:line-break/>💡 The entire Analytics page fully implemented</text:p>
      <text:p text:style-name="P140">Just tell me what you want next.</text:p>
      <text:p text:style-name="P1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3:11:12.366771500</meta:creation-date>
    <dc:date>2025-12-05T14:07:32.823939200</dc:date>
    <meta:editing-duration>PT25M15S</meta:editing-duration>
    <meta:editing-cycles>7</meta:editing-cycles>
    <meta:generator>LibreOffice/25.8.3.2$Windows_X86_64 LibreOffice_project/8ca8d55c161d602844f5428fa4b58097424e324e</meta:generator>
    <meta:document-statistic meta:table-count="9" meta:image-count="0" meta:object-count="0" meta:page-count="48" meta:paragraph-count="1289" meta:word-count="6473" meta:character-count="47642" meta:non-whitespace-character-count="39815"/>
  </office:meta>
</office:document-meta>
</file>